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
  <manifest:file-entry manifest:full-path="ObjectReplacements/Object 9" manifest:media-type="application/x-openoffice-gdimetafile;windows_formatname=&quot;GDIMetaFile&quot;"/>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
  <manifest:file-entry manifest:full-path="ObjectReplacements/Object 102" manifest:media-type=""/>
  <manifest:file-entry manifest:full-path="ObjectReplacements/Object 103" manifest:media-type="application/x-openoffice-gdimetafile;windows_formatname=&quot;GDIMetaFile&quot;"/>
  <manifest:file-entry manifest:full-path="ObjectReplacements/Object 104" manifest:media-type=""/>
  <manifest:file-entry manifest:full-path="ObjectReplacements/Object 105" manifest:media-type="application/x-openoffice-gdimetafile;windows_formatname=&quot;GDIMetaFile&quot;"/>
  <manifest:file-entry manifest:full-path="ObjectReplacements/Object 106" manifest:media-type=""/>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
  <manifest:file-entry manifest:full-path="ObjectReplacements/Object 1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195C200003A1A00000366D6D4AA96A8D9E5B2.svg" manifest:media-type="image/svg+xml"/>
  <manifest:file-entry manifest:full-path="Pictures/1000020100000232000000215A24B0E56E9452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P1" style:family="paragraph" style:parent-style-name="Standard">
      <style:text-properties officeooo:paragraph-rsid="00201f8c"/>
    </style:style>
    <style:style style:name="P2" style:family="paragraph" style:parent-style-name="Standard">
      <style:text-properties officeooo:paragraph-rsid="00205efc"/>
    </style:style>
    <style:style style:name="P3" style:family="paragraph" style:parent-style-name="Standard">
      <style:text-properties officeooo:paragraph-rsid="0020ff9f"/>
    </style:style>
    <style:style style:name="P4" style:family="paragraph" style:parent-style-name="Standard">
      <style:text-properties officeooo:paragraph-rsid="00228cb2"/>
    </style:style>
    <style:style style:name="P5" style:family="paragraph" style:parent-style-name="Standard">
      <style:text-properties officeooo:paragraph-rsid="0022e0c5"/>
    </style:style>
    <style:style style:name="P6" style:family="paragraph" style:parent-style-name="Standard">
      <style:text-properties officeooo:paragraph-rsid="002396d9"/>
    </style:style>
    <style:style style:name="P7" style:family="paragraph" style:parent-style-name="Standard">
      <style:text-properties officeooo:paragraph-rsid="0024b862"/>
    </style:style>
    <style:style style:name="P8" style:family="paragraph" style:parent-style-name="Standard">
      <style:text-properties officeooo:rsid="0024da17" officeooo:paragraph-rsid="0024da17"/>
    </style:style>
    <style:style style:name="P9" style:family="paragraph" style:parent-style-name="Standard">
      <style:text-properties officeooo:paragraph-rsid="00273af1"/>
    </style:style>
    <style:style style:name="P10" style:family="paragraph" style:parent-style-name="Standard">
      <style:text-properties officeooo:paragraph-rsid="0028e809"/>
    </style:style>
    <style:style style:name="P11" style:family="paragraph" style:parent-style-name="Standard">
      <style:text-properties officeooo:paragraph-rsid="002aab43"/>
    </style:style>
    <style:style style:name="P12" style:family="paragraph" style:parent-style-name="Standard">
      <style:text-properties officeooo:rsid="002aab43" officeooo:paragraph-rsid="002aab43"/>
    </style:style>
    <style:style style:name="P13" style:family="paragraph" style:parent-style-name="Standard">
      <style:text-properties officeooo:paragraph-rsid="002cccb1"/>
    </style:style>
    <style:style style:name="P14" style:family="paragraph" style:parent-style-name="Standard">
      <style:text-properties officeooo:paragraph-rsid="003043b6"/>
    </style:style>
    <style:style style:name="P15" style:family="paragraph" style:parent-style-name="Standard">
      <style:text-properties officeooo:rsid="003153b4" officeooo:paragraph-rsid="003153b4"/>
    </style:style>
    <style:style style:name="P16" style:family="paragraph" style:parent-style-name="Standard">
      <style:text-properties officeooo:rsid="0031715a" officeooo:paragraph-rsid="0031715a"/>
    </style:style>
    <style:style style:name="P17" style:family="paragraph" style:parent-style-name="Standard">
      <style:text-properties officeooo:paragraph-rsid="0036154b"/>
    </style:style>
    <style:style style:name="P18" style:family="paragraph" style:parent-style-name="Standard">
      <style:text-properties officeooo:paragraph-rsid="00393b0c"/>
    </style:style>
    <style:style style:name="P19" style:family="paragraph" style:parent-style-name="Standard">
      <style:text-properties officeooo:rsid="00393b0c" officeooo:paragraph-rsid="00393b0c"/>
    </style:style>
    <style:style style:name="P20" style:family="paragraph" style:parent-style-name="Standard">
      <style:text-properties fo:font-weight="bold" officeooo:rsid="0031715a" officeooo:paragraph-rsid="0031715a" style:font-weight-asian="bold" style:font-weight-complex="bold"/>
    </style:style>
    <style:style style:name="P21" style:family="paragraph" style:parent-style-name="Standard">
      <style:text-properties officeooo:paragraph-rsid="003b1330"/>
    </style:style>
    <style:style style:name="P22" style:family="paragraph" style:parent-style-name="Standard">
      <style:text-properties officeooo:rsid="003b1330" officeooo:paragraph-rsid="003b1330"/>
    </style:style>
    <style:style style:name="P23" style:family="paragraph" style:parent-style-name="Standard">
      <style:text-properties officeooo:paragraph-rsid="003d64cb"/>
    </style:style>
    <style:style style:name="P24" style:family="paragraph" style:parent-style-name="Standard">
      <style:text-properties officeooo:rsid="003d64cb" officeooo:paragraph-rsid="003d64cb"/>
    </style:style>
    <style:style style:name="P25" style:family="paragraph" style:parent-style-name="Standard">
      <style:text-properties officeooo:paragraph-rsid="0043c6b6"/>
    </style:style>
    <style:style style:name="P26" style:family="paragraph" style:parent-style-name="Standard">
      <style:text-properties officeooo:rsid="0043c6b6" officeooo:paragraph-rsid="0043c6b6"/>
    </style:style>
    <style:style style:name="P27" style:family="paragraph" style:parent-style-name="Standard">
      <style:text-properties officeooo:paragraph-rsid="0044870a"/>
    </style:style>
    <style:style style:name="P28" style:family="paragraph" style:parent-style-name="Standard">
      <style:text-properties officeooo:rsid="0046cb0b" officeooo:paragraph-rsid="0046cb0b"/>
    </style:style>
    <style:style style:name="P29" style:family="paragraph" style:parent-style-name="Standard">
      <style:text-properties officeooo:rsid="004aa921" officeooo:paragraph-rsid="004aa921"/>
    </style:style>
    <style:style style:name="P30" style:family="paragraph" style:parent-style-name="Standard">
      <style:text-properties officeooo:paragraph-rsid="004ee1d7"/>
    </style:style>
    <style:style style:name="P31" style:family="paragraph" style:parent-style-name="Standard">
      <style:text-properties officeooo:rsid="004ee1d7" officeooo:paragraph-rsid="004ee1d7"/>
    </style:style>
    <style:style style:name="P32" style:family="paragraph" style:parent-style-name="Standard">
      <style:text-properties officeooo:paragraph-rsid="0051d91d"/>
    </style:style>
    <style:style style:name="P33" style:family="paragraph" style:parent-style-name="Standard">
      <style:text-properties officeooo:rsid="0051d91d" officeooo:paragraph-rsid="0051d91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end" style:justify-single-word="false"/>
    </style:style>
    <style:style style:name="P36" style:family="paragraph" style:parent-style-name="Standard" style:list-style-name="L1">
      <style:text-properties officeooo:rsid="0031715a" officeooo:paragraph-rsid="0031715a"/>
    </style:style>
    <style:style style:name="P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T1" style:family="text">
      <style:text-properties officeooo:rsid="001eddd6"/>
    </style:style>
    <style:style style:name="T2" style:family="text">
      <style:text-properties officeooo:rsid="00205efc"/>
    </style:style>
    <style:style style:name="T3" style:family="text">
      <style:text-properties officeooo:rsid="0020b371"/>
    </style:style>
    <style:style style:name="T4" style:family="text">
      <style:text-properties officeooo:rsid="0020ff9f"/>
    </style:style>
    <style:style style:name="T5" style:family="text">
      <style:text-properties officeooo:rsid="00228cb2"/>
    </style:style>
    <style:style style:name="T6" style:family="text">
      <style:text-properties officeooo:rsid="0022e0c5"/>
    </style:style>
    <style:style style:name="T7" style:family="text">
      <style:text-properties officeooo:rsid="002396d9"/>
    </style:style>
    <style:style style:name="T8" style:family="text">
      <style:text-properties officeooo:rsid="002432f2"/>
    </style:style>
    <style:style style:name="T9" style:family="text">
      <style:text-properties officeooo:rsid="0024b862"/>
    </style:style>
    <style:style style:name="T10" style:family="text">
      <style:text-properties officeooo:rsid="0024da17"/>
    </style:style>
    <style:style style:name="T11" style:family="text">
      <style:text-properties officeooo:rsid="0025886f"/>
    </style:style>
    <style:style style:name="T12" style:family="text">
      <style:text-properties officeooo:rsid="00273af1"/>
    </style:style>
    <style:style style:name="T13" style:family="text">
      <style:text-properties officeooo:rsid="0028e809"/>
    </style:style>
    <style:style style:name="T14" style:family="text">
      <style:text-properties officeooo:rsid="00298a1f"/>
    </style:style>
    <style:style style:name="T15" style:family="text">
      <style:text-properties officeooo:rsid="002aab43"/>
    </style:style>
    <style:style style:name="T16" style:family="text">
      <style:text-properties officeooo:rsid="002cbbd2"/>
    </style:style>
    <style:style style:name="T17" style:family="text">
      <style:text-properties officeooo:rsid="003043b6"/>
    </style:style>
    <style:style style:name="T18" style:family="text">
      <style:text-properties officeooo:rsid="003153b4"/>
    </style:style>
    <style:style style:name="T19" style:family="text">
      <style:text-properties officeooo:rsid="0033074f"/>
    </style:style>
    <style:style style:name="T20" style:family="text">
      <style:text-properties officeooo:rsid="0034e427"/>
    </style:style>
    <style:style style:name="T21" style:family="text">
      <style:text-properties officeooo:rsid="0036154b"/>
    </style:style>
    <style:style style:name="T22" style:family="text">
      <style:text-properties officeooo:rsid="0037993f"/>
    </style:style>
    <style:style style:name="T23" style:family="text">
      <style:text-properties officeooo:rsid="00393b0c"/>
    </style:style>
    <style:style style:name="T24" style:family="text">
      <style:text-properties officeooo:rsid="003a0273"/>
    </style:style>
    <style:style style:name="T25" style:family="text">
      <style:text-properties officeooo:rsid="003a5e10"/>
    </style:style>
    <style:style style:name="T26" style:family="text">
      <style:text-properties officeooo:rsid="003b1330"/>
    </style:style>
    <style:style style:name="T27" style:family="text">
      <style:text-properties officeooo:rsid="003b6f79"/>
    </style:style>
    <style:style style:name="T28" style:family="text">
      <style:text-properties officeooo:rsid="003d64cb"/>
    </style:style>
    <style:style style:name="T29" style:family="text">
      <style:text-properties officeooo:rsid="0043c6b6"/>
    </style:style>
    <style:style style:name="T30" style:family="text">
      <style:text-properties officeooo:rsid="0044870a"/>
    </style:style>
    <style:style style:name="T31" style:family="text">
      <style:text-properties officeooo:rsid="0045c614"/>
    </style:style>
    <style:style style:name="T32" style:family="text">
      <style:text-properties officeooo:rsid="004ee1d7"/>
    </style:style>
    <style:style style:name="T33" style:family="text">
      <style:text-properties officeooo:rsid="00506dde"/>
    </style:style>
    <style:style style:name="T34" style:family="text">
      <style:text-properties officeooo:rsid="0051d91d"/>
    </style:style>
    <style:style style:name="T35" style:family="text">
      <style:text-properties officeooo:rsid="0052b484"/>
    </style:style>
    <style:style style:name="T36" style:family="text">
      <style:text-properties officeooo:rsid="00540d95"/>
    </style:style>
    <style:style style:name="T37" style:family="text">
      <style:text-properties officeooo:rsid="0055c976"/>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md7NSprSOnc" text:style-name="Internet_20_link" text:visited-style-name="Visited_20_Internet_20_Link">Maxwell's Equations via Differential Forms Part I</text:a></text:p>
      <text:p text:style-name="Standard"/>
      <text:p text:style-name="P1"><text:span text:style-name="T1">W</text:span>e're going to begin a review of differential forms which is just enough of a review to get our heads back in the space of how differential forms work in general and this will allow us to create this new mathematical architecture for the Maxwell's equations. I want to point out however that this is a review if you don't know differential forms, if this is the first time you've seen it then you're really not eligible for this lecture yet and I recommend that you go back and you study the lecture series in the playlist “<text:span text:style-name="T1">W</text:span>hat is a tensor?” which if you haven't studied it you're in for a treat because understanding what is a tensor in the way that we present it on this channel is really I think fun, it's a delightful experience. </text:p>
      <text:p text:style-name="P1"/>
      <text:p text:style-name="P1"><text:span text:style-name="T1">W</text:span>e basically were using the notion of a tensor that really decomposes the idea into components and <text:span text:style-name="T1">i</text:span>ts basis elements, its bases vectors, tensors as vector spaces which is confusing just to say totally needs to be done but if you're here I assume that you've studied pretty much everything that's in that playlist but as a math check review meaning I'm going to run through a few statements right now and if these statements don't make a lot of sense to you then that's <text:s/>an indication that you need to learn the material, the prerequisite to this lesson which is presumably a bunch of prerequisites to QED however this material is not specifically prerequisites to QED so this is prerequisites to tangential material, how about that? I like that idea, that's what this is right right now we are going to engage in prerequisites to tangential material anyway.</text:p>
      <text:p text:style-name="P2"/>
      <text:p text:style-name="P3"><text:span text:style-name="T2">T</text:span>he idea is first of all we are going to consider some kind of manifold right and at each point of the manifold we are going to set up at every single point we're going to set up a vector space<draw:frame draw:style-name="fr1" draw:name="Object1" text:anchor-type="as-char" svg:y="-0.1484in" svg:width="0.2047in" svg:height="0.1839in" draw:z-index="0"><draw:object xlink:href="./Object 1" xlink:type="simple" xlink:show="embed" xlink:actuate="onLoad"/><draw:image xlink:href="./ObjectReplacements/Object 1" xlink:type="simple" xlink:show="embed" xlink:actuate="onLoad"/></draw:frame>, this is the tangent space at the manifold and that tangent space if you understand tangent spaces has a basis vector<draw:frame draw:style-name="fr1" draw:name="Object2" text:anchor-type="as-char" svg:y="-0.1244in" svg:width="0.2398in" svg:height="0.1484in" draw:z-index="1"><draw:object xlink:href="./Object 2" xlink:type="simple" xlink:show="embed" xlink:actuate="onLoad"/><draw:image xlink:href="./ObjectReplacements/Object 2" xlink:type="simple" xlink:show="embed" xlink:actuate="onLoad"/></draw:frame>because there is a coordinate system here<draw:frame draw:style-name="fr1" draw:name="Object3" text:anchor-type="as-char" svg:y="-0.1602in" svg:width="0.4409in" svg:height="0.1957in" draw:z-index="2"><draw:object xlink:href="./Object 3" xlink:type="simple" xlink:show="embed" xlink:actuate="onLoad"/><draw:image xlink:href="./ObjectReplacements/Object 3" xlink:type="simple" xlink:show="embed" xlink:actuate="onLoad"/></draw:frame>and all the other<text:span text:style-name="T2">s </text:span>to the<draw:frame draw:style-name="fr1" draw:name="Object4" text:anchor-type="as-char" svg:y="-0.1602in" svg:width="0.3854in" svg:height="0.1957in" draw:z-index="3"><draw:object xlink:href="./Object 4" xlink:type="simple" xlink:show="embed" xlink:actuate="onLoad"/><draw:image xlink:href="./ObjectReplacements/Object 4" xlink:type="simple" xlink:show="embed" xlink:actuate="onLoad"/></draw:frame>dimension so we have<draw:frame draw:style-name="fr1" draw:name="Object5" text:anchor-type="as-char" svg:y="-0.1484in" svg:width="0.2154in" svg:height="0.1839in" draw:z-index="4"><draw:object xlink:href="./Object 5" xlink:type="simple" xlink:show="embed" xlink:actuate="onLoad"/><draw:image xlink:href="./ObjectReplacements/Object 5" xlink:type="simple" xlink:show="embed" xlink:actuate="onLoad"/></draw:frame>dimensions so the manifold has<draw:frame draw:style-name="fr1" draw:name="Object6" text:anchor-type="as-char" svg:y="-0.1484in" svg:width="0.2154in" svg:height="0.1839in" draw:z-index="5"><draw:object xlink:href="./Object 6" xlink:type="simple" xlink:show="embed" xlink:actuate="onLoad"/><draw:image xlink:href="./ObjectReplacements/Object 6" xlink:type="simple" xlink:show="embed" xlink:actuate="onLoad"/><svg:desc>formula</svg:desc></draw:frame>dimensions and each point has a tangent space <text:span text:style-name="T4">which </text:span>is a vector space, the basis of the vector space of these differential operators, every tangent space has dimensionality<draw:frame draw:style-name="fr1" draw:name="Object7" text:anchor-type="as-char" svg:y="-0.1484in" svg:width="0.2154in" svg:height="0.1839in" draw:z-index="6"><draw:object xlink:href="./Object 7" xlink:type="simple" xlink:show="embed" xlink:actuate="onLoad"/><draw:image xlink:href="./ObjectReplacements/Object 7" xlink:type="simple" xlink:show="embed" xlink:actuate="onLoad"/></draw:frame>, every vector space for our purposes will be a real vector space<draw:frame draw:style-name="fr1" draw:name="Object8" text:anchor-type="as-char" svg:y="-0.1161in" svg:width="0.2071in" svg:height="0.1516in" draw:z-index="7"><draw:object xlink:href="./Object 8" xlink:type="simple" xlink:show="embed" xlink:actuate="onLoad"/><draw:image xlink:href="./ObjectReplacements/Object 8" xlink:type="simple" xlink:show="embed" xlink:actuate="onLoad"/><svg:desc>formula</svg:desc></draw:frame>and the vector space will be endowed with an inner product<draw:frame draw:style-name="fr1" draw:name="Object9" text:anchor-type="as-char" svg:y="-0.152in" svg:width="0.4929in" svg:height="0.1992in" draw:z-index="8"><draw:object xlink:href="./Object 9" xlink:type="simple" xlink:show="embed" xlink:actuate="onLoad"/><draw:image xlink:href="./ObjectReplacements/Object 9" xlink:type="simple" xlink:show="embed" xlink:actuate="onLoad"/></draw:frame>which produces a real number.</text:p>
      <text:p text:style-name="P3"/>
      <text:p text:style-name="P4"><text:span text:style-name="T4">E</text:span>very vector space immediately spawns into existence a co-vector space<draw:frame draw:style-name="fr1" draw:name="Object12" text:anchor-type="as-char" svg:y="-0.1602in" svg:width="0.2736in" svg:height="0.1957in" draw:z-index="19"><draw:object xlink:href="./Object 12" xlink:type="simple" xlink:show="embed" xlink:actuate="onLoad"/><draw:image xlink:href="./ObjectReplacements/Object 12" xlink:type="simple" xlink:show="embed" xlink:actuate="onLoad"/></draw:frame>and the co-vector space has a set of basis vectors of one forms<draw:frame draw:style-name="fr1" draw:name="Object10" text:anchor-type="as-char" svg:y="-0.1484in" svg:width="0.3307in" svg:height="0.1839in" draw:z-index="9"><draw:object xlink:href="./Object 10" xlink:type="simple" xlink:show="embed" xlink:actuate="onLoad"/><draw:image xlink:href="./ObjectReplacements/Object 10" xlink:type="simple" xlink:show="embed" xlink:actuate="onLoad"/></draw:frame>, these are the big objects of study that are going to come up in this lesson, these notions of one forms. <text:span text:style-name="T5">The </text:span>co-vector space has <text:span text:style-name="T5">also</text:span><draw:frame draw:style-name="fr1" draw:name="Object11" text:anchor-type="as-char" svg:y="-0.1484in" svg:width="0.2154in" svg:height="0.1839in" draw:z-index="10"><draw:object xlink:href="./Object 11" xlink:type="simple" xlink:show="embed" xlink:actuate="onLoad"/><draw:image xlink:href="./ObjectReplacements/Object 11" xlink:type="simple" xlink:show="embed" xlink:actuate="onLoad"/><svg:desc>formula</svg:desc></draw:frame>dimensions, it's real and the co-vector space inherits an inner product from the vector space and then also the co-vector space.</text:p>
      <text:p text:style-name="P5">I should write here an arbitrary vector<draw:frame draw:style-name="fr1" draw:name="Object13" text:anchor-type="as-char" svg:y="-0.1484in" svg:width="0.4244in" svg:height="0.1839in" draw:z-index="12"><draw:object xlink:href="./Object 13" xlink:type="simple" xlink:show="embed" xlink:actuate="onLoad"/><draw:image xlink:href="./ObjectReplacements/Object 13" xlink:type="simple" xlink:show="embed" xlink:actuate="onLoad"/></draw:frame>can be expressed in the basis with contr<text:span text:style-name="T3">a</text:span>v<text:span text:style-name="T3">a</text:span>rian<text:span text:style-name="T3">t</text:span> components by<draw:frame draw:style-name="fr1" draw:name="Object14" text:anchor-type="as-char" svg:y="-0.1484in" svg:width="0.6398in" svg:height="0.1839in" draw:z-index="13"><draw:object xlink:href="./Object 14" xlink:type="simple" xlink:show="embed" xlink:actuate="onLoad"/><draw:image xlink:href="./ObjectReplacements/Object 14" xlink:type="simple" xlink:show="embed" xlink:actuate="onLoad"/></draw:frame>and this is what would be known as a contravariant vector in the standard literature but a contr<text:span text:style-name="T3">a</text:span>v<text:span text:style-name="T3">a</text:span>rian<text:span text:style-name="T3">t</text:span> vector is always connected to a basis vector in the underlying tangent space and likewise we should be able to recognize that an arbitrary one form<draw:frame draw:style-name="fr1" draw:name="Object15" text:anchor-type="as-char" svg:y="-0.1602in" svg:width="0.5398in" svg:height="0.1957in" draw:z-index="14"><draw:object xlink:href="./Object 15" xlink:type="simple" xlink:show="embed" xlink:actuate="onLoad"/><draw:image xlink:href="./ObjectReplacements/Object 15" xlink:type="simple" xlink:show="embed" xlink:actuate="onLoad"/></draw:frame>, <text:span text:style-name="T6">can be expressed as</text:span><text:span text:style-name="T6"><draw:frame draw:style-name="fr1" draw:name="Object16" text:anchor-type="as-char" svg:y="-0.1484in" svg:width="0.8063in" svg:height="0.1839in" draw:z-index="15"><draw:object xlink:href="./Object 16" xlink:type="simple" xlink:show="embed" xlink:actuate="onLoad"/><draw:image xlink:href="./ObjectReplacements/Object 16" xlink:type="simple" xlink:show="embed" xlink:actuate="onLoad"/></draw:frame></text:span>and where this now is a covariant components and we in the literature you would call this a covariant vector you may not call it a co-vector, we will, I mean we'll mix it up I mean the point</text:p>
      <text:p text:style-name="P6">is if you understand it you can say co-vector or covariant components of the vector.</text:p>
      <text:p text:style-name="P6"/>
      <text:p text:style-name="P7"><text:span text:style-name="T7">B</text:span>ecause you have this inner product <text:span text:style-name="T7">that </text:span>can be brokered into a one-to-one mapping between vectors and co-vectors, meaning you can have an unambiguous canonical map from this vector space<draw:frame draw:style-name="fr1" draw:name="Object17" text:anchor-type="as-char" svg:y="-0.1484in" svg:width="0.2047in" svg:height="0.1839in" draw:z-index="16"><draw:object xlink:href="./Object 17" xlink:type="simple" xlink:show="embed" xlink:actuate="onLoad"/><draw:image xlink:href="./ObjectReplacements/Object 17" xlink:type="simple" xlink:show="embed" xlink:actuate="onLoad"/></draw:frame>to the co-vector space<draw:frame draw:style-name="fr1" draw:name="Object18" text:anchor-type="as-char" svg:y="-0.1602in" svg:width="0.2736in" svg:height="0.1957in" draw:z-index="17"><draw:object xlink:href="./Object 18" xlink:type="simple" xlink:show="embed" xlink:actuate="onLoad"/><draw:image xlink:href="./ObjectReplacements/Object 18" xlink:type="simple" xlink:show="embed" xlink:actuate="onLoad"/><svg:desc>formula</svg:desc></draw:frame> as long as the vector space itself is an inner product space and this will also give rise to the notion of a metric<draw:frame draw:style-name="fr1" draw:name="Object20" text:anchor-type="as-char" svg:y="-0.152in" svg:width="0.8472in" svg:height="0.1992in" draw:z-index="45"><draw:object xlink:href="./Object 20" xlink:type="simple" xlink:show="embed" xlink:actuate="onLoad"/><draw:image xlink:href="./ObjectReplacements/Object 20" xlink:type="simple" xlink:show="embed" xlink:actuate="onLoad"/></draw:frame>which is a<draw:frame draw:style-name="fr1" draw:name="Object19" text:anchor-type="as-char" svg:y="-0.152in" svg:width="0.4535in" svg:height="0.1992in" draw:z-index="18"><draw:object xlink:href="./Object 19" xlink:type="simple" xlink:show="embed" xlink:actuate="onLoad"/><draw:image xlink:href="./ObjectReplacements/Object 19" xlink:type="simple" xlink:show="embed" xlink:actuate="onLoad"/></draw:frame>rank tensor which is the metric and this metric exists also on the manifold, <text:span text:style-name="T8">the </text:span>metrics purpose in life is to take two vectors and return a real number. <text:span text:style-name="T8">E</text:span>verything that I just said should make perfect sense to you. <text:span text:style-name="T8">O</text:span>ne thing missing I suppose it the notation we want to use for the dual space mapping would be:</text:p>
      <table:table table:name="Table1" table:style-name="Table1">
        <table:table-column table:style-name="Table1.A"/>
        <table:table-column table:style-name="Table1.B"/>
        <table:table-header-rows>
          <text:soft-page-break/>
          <table:table-row>
            <table:table-cell table:style-name="Table1.A1" office:value-type="string">
              <text:p text:style-name="P34"><draw:frame draw:style-name="fr1" draw:name="Object22" text:anchor-type="as-char" svg:y="-0.198in" svg:width="1.222in" svg:height="0.2583in" draw:z-index="20"><draw:object xlink:href="./Object 22" xlink:type="simple" xlink:show="embed" xlink:actuate="onLoad"/><draw:image xlink:href="./ObjectReplacements/Object 22" xlink:type="simple" xlink:show="embed" xlink:actuate="onLoad"/><svg:desc>formula</svg:desc></draw:frame></text:p>
            </table:table-cell>
            <table:table-cell table:style-name="Table1.A1" office:value-type="string">
              <text:p text:style-name="P35">(<text:sequence text:ref-name="refText0" text:name="Text" text:formula="ooow:Text+1" style:num-format="1">1</text:sequence>)</text:p>
            </table:table-cell>
          </table:table-row>
        </table:table-header-rows>
      </table:table>
      <text:p text:style-name="Standard"/>
      <text:p text:style-name="P7"><text:span text:style-name="T9">T</text:span>his is the notation of the co-ve<text:span text:style-name="T9">ctor </text:span>map identified by this particular basis one form acting on the basis vector of the underlying vector space. <text:span text:style-name="T9">H</text:span>ere is a dual space mapping, this is an inner product <text:span text:style-name="T9">which </text:span>takes two vectors, the dual space mapping takes a co-vector and applies the co-vector mapping to the vector and we choose the basis of the co-vector space to be the maps that make <text:sequence-ref text:reference-format="text" text:ref-name="refText0">(1)</text:sequence-ref><text:s/>true, this is <text:span text:style-name="T9">what </text:span>you would call this dual basis set.</text:p>
      <text:p text:style-name="P7"/>
      <text:p text:style-name="P7"><text:span text:style-name="T10">I</text:span>f <text:span text:style-name="T10">you know </text:span>this stuff that I just said very well then you're ready for today's review <text:span text:style-name="T10">so </text:span>let's begin. I've written down a bunch of formulas here that we want to review and maybe by this will be the goal of this lecture is to make sure that we review these formulas and then we're going to be in a good position to get our work done. <text:span text:style-name="T10">W</text:span>e're going to try to just get through this. <text:span text:style-name="T10">T</text:span>he first one I think we've already done, an arbitrary one form can be expressed as this <text:span text:style-name="T10">E</text:span>instein sum so that's <text:s/>in the bag already:</text:p>
      <text:p text:style-name="P8"/>
      <table:table table:name="Table2" table:style-name="Table2">
        <table:table-column table:style-name="Table2.A"/>
        <table:table-column table:style-name="Table2.B"/>
        <table:table-header-rows>
          <table:table-row>
            <table:table-cell table:style-name="Table2.A1" office:value-type="string">
              <text:p text:style-name="P34"><draw:frame draw:style-name="fr1" draw:name="Object21" text:anchor-type="as-char" svg:y="-0.1854in" svg:width="1.002in" svg:height="0.2575in" draw:z-index="21"><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35">(<text:sequence text:ref-name="refText1" text:name="Text" text:formula="ooow:Text+1" style:num-format="1">2</text:sequence>)</text:p>
            </table:table-cell>
          </table:table-row>
        </table:table-header-rows>
      </table:table>
      <text:p text:style-name="Standard"/>
      <text:p text:style-name="Standard"><text:span text:style-name="T10">T</text:span>his is closely related to:</text:p>
      <table:table table:name="Table3" table:style-name="Table3">
        <table:table-column table:style-name="Table3.A"/>
        <table:table-column table:style-name="Table3.B"/>
        <table:table-header-rows>
          <table:table-row>
            <table:table-cell table:style-name="Table3.A1" office:value-type="string">
              <text:p text:style-name="P34"><draw:frame draw:style-name="fr1" draw:name="Object23" text:anchor-type="as-char" svg:y="-0.2154in" svg:width="1.2252in" svg:height="0.4256in" draw:z-index="22"><draw:object xlink:href="./Object 23" xlink:type="simple" xlink:show="embed" xlink:actuate="onLoad"/><draw:image xlink:href="./ObjectReplacements/Object 23" xlink:type="simple" xlink:show="embed" xlink:actuate="onLoad"/><svg:desc>formula</svg:desc></draw:frame></text:p>
            </table:table-cell>
            <table:table-cell table:style-name="Table3.A1" office:value-type="string">
              <text:p text:style-name="P35">(<text:sequence text:ref-name="refText2" text:name="Text" text:formula="ooow:Text+1" style:num-format="1">3</text:sequence>)</text:p>
            </table:table-cell>
          </table:table-row>
        </table:table-header-rows>
      </table:table>
      <text:p text:style-name="Standard"/>
      <text:p text:style-name="Standard"><text:span text:style-name="T10">T</text:span>his formula here <text:sequence-ref text:reference-format="text" text:ref-name="refText2">(3)</text:sequence-ref><text:s/>which expresses an arbitrary<draw:frame draw:style-name="fr1" draw:name="Object24" text:anchor-type="as-char" svg:y="-0.1484in" svg:width="0.1665in" svg:height="0.1839in" draw:z-index="23"><draw:object xlink:href="./Object 24" xlink:type="simple" xlink:show="embed" xlink:actuate="onLoad"/><draw:image xlink:href="./ObjectReplacements/Object 24" xlink:type="simple" xlink:show="embed" xlink:actuate="onLoad"/></draw:frame>form, let's assume this is a<draw:frame draw:style-name="fr1" draw:name="Object25" text:anchor-type="as-char" svg:y="-0.1484in" svg:width="0.1665in" svg:height="0.1839in" draw:z-index="24"><draw:object xlink:href="./Object 25" xlink:type="simple" xlink:show="embed" xlink:actuate="onLoad"/><draw:image xlink:href="./ObjectReplacements/Object 25" xlink:type="simple" xlink:show="embed" xlink:actuate="onLoad"/></draw:frame>form so a<draw:frame draw:style-name="fr1" draw:name="Object26" text:anchor-type="as-char" svg:y="-0.1484in" svg:width="0.1665in" svg:height="0.1839in" draw:z-index="25"><draw:object xlink:href="./Object 26" xlink:type="simple" xlink:show="embed" xlink:actuate="onLoad"/><draw:image xlink:href="./ObjectReplacements/Object 26" xlink:type="simple" xlink:show="embed" xlink:actuate="onLoad"/></draw:frame>form is by definition it's a wedge product of one form so you would have<draw:frame draw:style-name="fr1" draw:name="Object27" text:anchor-type="as-char" svg:y="-0.1484in" svg:width="0.8508in" svg:height="0.1839in" draw:z-index="26"><draw:object xlink:href="./Object 27" xlink:type="simple" xlink:show="embed" xlink:actuate="onLoad"/><draw:image xlink:href="./ObjectReplacements/Object 27" xlink:type="simple" xlink:show="embed" xlink:actuate="onLoad"/></draw:frame>where each of these guys here are one forms so this would be a general four form right and this four form of course has all of those properties of anti-symmetry and everything else you would expect from a bunch of wedge products but any arbitrary<draw:frame draw:style-name="fr1" draw:name="Object28" text:anchor-type="as-char" svg:y="-0.1484in" svg:width="0.1665in" svg:height="0.1839in" draw:z-index="27"><draw:object xlink:href="./Object 28" xlink:type="simple" xlink:show="embed" xlink:actuate="onLoad"/><draw:image xlink:href="./ObjectReplacements/Object 28" xlink:type="simple" xlink:show="embed" xlink:actuate="onLoad"/></draw:frame>form can be expressed this way. <text:span text:style-name="T11">W</text:span>hat's important here is this<draw:frame draw:style-name="fr1" draw:name="Object29" text:anchor-type="as-char" svg:y="-0.1484in" svg:width="0.1583in" svg:height="0.1839in" draw:z-index="28"><draw:object xlink:href="./Object 29" xlink:type="simple" xlink:show="embed" xlink:actuate="onLoad"/><draw:image xlink:href="./ObjectReplacements/Object 29" xlink:type="simple" xlink:show="embed" xlink:actuate="onLoad"/></draw:frame>. <text:span text:style-name="T11">T</text:span>his<draw:frame draw:style-name="fr1" draw:name="Object30" text:anchor-type="as-char" svg:y="-0.1484in" svg:width="0.1583in" svg:height="0.1839in" draw:z-index="29"><draw:object xlink:href="./Object 30" xlink:type="simple" xlink:show="embed" xlink:actuate="onLoad"/><draw:image xlink:href="./ObjectReplacements/Object 30" xlink:type="simple" xlink:show="embed" xlink:actuate="onLoad"/></draw:frame></text:p>
      <text:p text:style-name="P9">is an index set and you're summing over this index set and if you're dealing with a<draw:frame draw:style-name="fr1" draw:name="Object31" text:anchor-type="as-char" svg:y="-0.1484in" svg:width="0.1665in" svg:height="0.1839in" draw:z-index="30"><draw:object xlink:href="./Object 31" xlink:type="simple" xlink:show="embed" xlink:actuate="onLoad"/><draw:image xlink:href="./ObjectReplacements/Object 31" xlink:type="simple" xlink:show="embed" xlink:actuate="onLoad"/></draw:frame>form then<draw:frame draw:style-name="fr1" draw:name="Object32" text:anchor-type="as-char" svg:y="-0.1484in" svg:width="0.1583in" svg:height="0.1839in" draw:z-index="31"><draw:object xlink:href="./Object 32" xlink:type="simple" xlink:show="embed" xlink:actuate="onLoad"/><draw:image xlink:href="./ObjectReplacements/Object 32" xlink:type="simple" xlink:show="embed" xlink:actuate="onLoad"/></draw:frame>is all the permutations from<draw:frame draw:style-name="fr1" draw:name="Object36" text:anchor-type="as-char" svg:y="-0.1484in" svg:width="0.1661in" svg:height="0.1839in" draw:z-index="46"><draw:object xlink:href="./Object 36" xlink:type="simple" xlink:show="embed" xlink:actuate="onLoad"/><draw:image xlink:href="./ObjectReplacements/Object 36" xlink:type="simple" xlink:show="embed" xlink:actuate="onLoad"/></draw:frame>to<draw:frame draw:style-name="fr1" draw:name="Object33" text:anchor-type="as-char" svg:y="-0.1484in" svg:width="0.4366in" svg:height="0.1839in" draw:z-index="32"><draw:object xlink:href="./Object 33" xlink:type="simple" xlink:show="embed" xlink:actuate="onLoad"/><draw:image xlink:href="./ObjectReplacements/Object 33" xlink:type="simple" xlink:show="embed" xlink:actuate="onLoad"/></draw:frame>, well I guess it's all the permutations of the numbers<draw:frame draw:style-name="fr1" draw:name="Object37" text:anchor-type="as-char" svg:y="-0.1484in" svg:width="0.1661in" svg:height="0.1839in" draw:z-index="47"><draw:object xlink:href="./Object 37" xlink:type="simple" xlink:show="embed" xlink:actuate="onLoad"/><draw:image xlink:href="./ObjectReplacements/Object 37" xlink:type="simple" xlink:show="embed" xlink:actuate="onLoad"/></draw:frame>to<draw:frame draw:style-name="fr1" draw:name="Object34" text:anchor-type="as-char" svg:y="-0.1484in" svg:width="0.4366in" svg:height="0.1839in" draw:z-index="33"><draw:object xlink:href="./Object 34" xlink:type="simple" xlink:show="embed" xlink:actuate="onLoad"/><draw:image xlink:href="./ObjectReplacements/Object 34" xlink:type="simple" xlink:show="embed" xlink:actuate="onLoad"/><svg:desc>formula</svg:desc></draw:frame>chosen<draw:frame draw:style-name="fr1" draw:name="Object35" text:anchor-type="as-char" svg:y="-0.1484in" svg:width="0.1665in" svg:height="0.1839in" draw:z-index="34"><draw:object xlink:href="./Object 35" xlink:type="simple" xlink:show="embed" xlink:actuate="onLoad"/><draw:image xlink:href="./ObjectReplacements/Object 35" xlink:type="simple" xlink:show="embed" xlink:actuate="onLoad"/></draw:frame>at a time such that the permutations <text:span text:style-name="T12">are </text:span>always increasing, you dip into zero to<draw:frame draw:style-name="fr1" draw:name="Object38" text:anchor-type="as-char" svg:y="-0.1484in" svg:width="0.4366in" svg:height="0.1839in" draw:z-index="48"><draw:object xlink:href="./Object 38" xlink:type="simple" xlink:show="embed" xlink:actuate="onLoad"/><draw:image xlink:href="./ObjectReplacements/Object 38" xlink:type="simple" xlink:show="embed" xlink:actuate="onLoad"/><svg:desc>formula</svg:desc></draw:frame>objects you pull out<draw:frame draw:style-name="fr1" draw:name="Object39" text:anchor-type="as-char" svg:y="-0.1484in" svg:width="0.1665in" svg:height="0.1839in" draw:z-index="49"><draw:object xlink:href="./Object 39" xlink:type="simple" xlink:show="embed" xlink:actuate="onLoad"/><draw:image xlink:href="./ObjectReplacements/Object 39" xlink:type="simple" xlink:show="embed" xlink:actuate="onLoad"/></draw:frame>then you take those<draw:frame draw:style-name="fr1" draw:name="Object40" text:anchor-type="as-char" svg:y="-0.1484in" svg:width="0.1665in" svg:height="0.1839in" draw:z-index="50"><draw:object xlink:href="./Object 40" xlink:type="simple" xlink:show="embed" xlink:actuate="onLoad"/><draw:image xlink:href="./ObjectReplacements/Object 40" xlink:type="simple" xlink:show="embed" xlink:actuate="onLoad"/></draw:frame>objects and you put them in order and what you should end up getting is<draw:frame draw:style-name="fr1" draw:name="Object41" text:anchor-type="as-char" svg:y="-0.1484in" svg:width="0.9374in" svg:height="0.2091in" draw:z-index="51"><draw:object xlink:href="./Object 41" xlink:type="simple" xlink:show="embed" xlink:actuate="onLoad"/><draw:image xlink:href="./ObjectReplacements/Object 41" xlink:type="simple" xlink:show="embed" xlink:actuate="onLoad"/></draw:frame>because you've pulled out<draw:frame draw:style-name="fr1" draw:name="Object42" text:anchor-type="as-char" svg:y="-0.1484in" svg:width="0.1665in" svg:height="0.1839in" draw:z-index="52"><draw:object xlink:href="./Object 42" xlink:type="simple" xlink:show="embed" xlink:actuate="onLoad"/><draw:image xlink:href="./ObjectReplacements/Object 42" xlink:type="simple" xlink:show="embed" xlink:actuate="onLoad"/></draw:frame>items and you've always got to arrange them so that they are in increasing order and then you take the set of all of those increasing sequences of<draw:frame draw:style-name="fr1" draw:name="Object43" text:anchor-type="as-char" svg:y="-0.1484in" svg:width="0.1665in" svg:height="0.1839in" draw:z-index="53"><draw:object xlink:href="./Object 43" xlink:type="simple" xlink:show="embed" xlink:actuate="onLoad"/><draw:image xlink:href="./ObjectReplacements/Object 43" xlink:type="simple" xlink:show="embed" xlink:actuate="onLoad"/></draw:frame>indices and that is your index set<draw:frame draw:style-name="fr1" draw:name="Object44" text:anchor-type="as-char" svg:y="-0.1484in" svg:width="0.1583in" svg:height="0.1839in" draw:z-index="55"><draw:object xlink:href="./Object 44" xlink:type="simple" xlink:show="embed" xlink:actuate="onLoad"/><draw:image xlink:href="./ObjectReplacements/Object 44" xlink:type="simple" xlink:show="embed" xlink:actuate="onLoad"/></draw:frame>and you're summing over that index set<draw:frame draw:style-name="fr1" draw:name="Object45" text:anchor-type="as-char" svg:y="-0.1484in" svg:width="0.1583in" svg:height="0.1839in" draw:z-index="56"><draw:object xlink:href="./Object 45" xlink:type="simple" xlink:show="embed" xlink:actuate="onLoad"/><draw:image xlink:href="./ObjectReplacements/Object 45" xlink:type="simple" xlink:show="embed" xlink:actuate="onLoad"/></draw:frame>.</text:p>
      <text:p text:style-name="P9"/>
      <text:p text:style-name="P10"><text:span text:style-name="T12">T</text:span>he way of saying that is that the basis vectors for a<draw:frame draw:style-name="fr1" draw:name="Object46" text:anchor-type="as-char" svg:y="-0.1484in" svg:width="0.1665in" svg:height="0.1839in" draw:z-index="58"><draw:object xlink:href="./Object 46" xlink:type="simple" xlink:show="embed" xlink:actuate="onLoad"/><draw:image xlink:href="./ObjectReplacements/Object 46" xlink:type="simple" xlink:show="embed" xlink:actuate="onLoad"/></draw:frame>form, let's just to make it simple for ourselves let's do four forms because we're going to work a lot with four forms <text:span text:style-name="T12">because</text:span> we're going to work a lot with four-dimensional vector spaces so this would be well let's just imagine we have four forms in an <draw:frame draw:style-name="fr1" draw:name="Object47" text:anchor-type="as-char" svg:y="-0.1484in" svg:width="0.2154in" svg:height="0.1839in" draw:z-index="59"><draw:object xlink:href="./Object 47" xlink:type="simple" xlink:show="embed" xlink:actuate="onLoad"/><draw:image xlink:href="./ObjectReplacements/Object 47" xlink:type="simple" xlink:show="embed" xlink:actuate="onLoad"/></draw:frame>-dimensional vector space so you could have<draw:frame draw:style-name="fr1" draw:name="Object48" text:anchor-type="as-char" svg:y="-0.1602in" svg:width="1.4319in" svg:height="0.1957in" draw:z-index="61"><draw:object xlink:href="./Object 48" xlink:type="simple" xlink:show="embed" xlink:actuate="onLoad"/><draw:image xlink:href="./ObjectReplacements/Object 48" xlink:type="simple" xlink:show="embed" xlink:actuate="onLoad"/></draw:frame>, that would be a basis vector for the set of all four forms. <text:span text:style-name="T13">A</text:span>nother possibility would be<draw:frame draw:style-name="fr1" draw:name="Object49" text:anchor-type="as-char" svg:y="-0.1602in" svg:width="1.4382in" svg:height="0.1957in" draw:z-index="62"><draw:object xlink:href="./Object 49" xlink:type="simple" xlink:show="embed" xlink:actuate="onLoad"/><draw:image xlink:href="./ObjectReplacements/Object 49" xlink:type="simple" xlink:show="embed" xlink:actuate="onLoad"/><svg:desc>formula</svg:desc></draw:frame>, that would also count because you are you've chosen four one forms and you have an increasing set of indices<draw:frame draw:style-name="fr1" draw:name="Object50" text:anchor-type="as-char" svg:y="-0.1484in" svg:width="0.6626in" svg:height="0.1839in" draw:z-index="64"><draw:object xlink:href="./Object 50" xlink:type="simple" xlink:show="embed" xlink:actuate="onLoad"/><draw:image xlink:href="./ObjectReplacements/Object 50" xlink:type="simple" xlink:show="embed" xlink:actuate="onLoad"/></draw:frame>so all of these become the basis vectors of the vector space of four forms and therefore they each get a component right and that component is labeled here so that's what this sum represents.</text:p>
      <text:p text:style-name="P10"/>
      <text:p text:style-name="P11"><text:span text:style-name="T13">T</text:span>here's other ways of doing this by the way, you can release this restriction of having these increasing indices the problem is <text:span text:style-name="T13">that </text:span>not all of your list of basis vectors are linearly independent and so you're over counting and so you have to include a factor in front of this sum actually and if you do that well then there's this number that follows you around. <text:span text:style-name="T13">T</text:span>he price you pay for losing the factor to count for <text:soft-page-break/>the over counting, is you end up with this index set idea that you have to keep track of, so that concept is reviewed and so the next concept we're going to talk about is this<draw:frame draw:style-name="fr1" draw:name="Object51" text:anchor-type="as-char" svg:y="-0.1484in" svg:width="0.1709in" svg:height="0.1839in" draw:z-index="35"><draw:object xlink:href="./Object 51" xlink:type="simple" xlink:show="embed" xlink:actuate="onLoad"/><draw:image xlink:href="./ObjectReplacements/Object 51" xlink:type="simple" xlink:show="embed" xlink:actuate="onLoad"/></draw:frame>operator. <text:span text:style-name="T13">T</text:span>his<draw:frame draw:style-name="fr1" draw:name="Object52" text:anchor-type="as-char" svg:y="-0.1484in" svg:width="0.1709in" svg:height="0.1839in" draw:z-index="36"><draw:object xlink:href="./Object 52" xlink:type="simple" xlink:show="embed" xlink:actuate="onLoad"/><draw:image xlink:href="./ObjectReplacements/Object 52" xlink:type="simple" xlink:show="embed" xlink:actuate="onLoad"/><svg:desc>formula</svg:desc></draw:frame>operator is the <text:a xlink:type="simple" xlink:href="https://en.wikipedia.org/wiki/Exterior_derivative" text:style-name="Internet_20_link" text:visited-style-name="Visited_20_Internet_20_Link"><text:span text:style-name="T14">E</text:span></text:a><text:a xlink:type="simple" xlink:href="https://en.wikipedia.org/wiki/Exterior_derivative" text:style-name="Internet_20_link" text:visited-style-name="Visited_20_Internet_20_Link">xterior derivative</text:a> and we need to know how this Exterior derivative acts on functions on the manifold and we need to know how this Exterior derivative operates on one forms and we need to know how this Exterior derivative operates on<draw:frame draw:style-name="fr1" draw:name="Object53" text:anchor-type="as-char" svg:y="-0.1484in" svg:width="0.1665in" svg:height="0.1839in" draw:z-index="60"><draw:object xlink:href="./Object 53" xlink:type="simple" xlink:show="embed" xlink:actuate="onLoad"/><draw:image xlink:href="./ObjectReplacements/Object 53" xlink:type="simple" xlink:show="embed" xlink:actuate="onLoad"/></draw:frame>forms and that's these three different formulas so the first formul<text:span text:style-name="T15">a:</text:span></text:p>
      <text:p text:style-name="P12"/>
      <table:table table:name="Table4" table:style-name="Table4">
        <table:table-column table:style-name="Table4.A"/>
        <table:table-column table:style-name="Table4.B"/>
        <table:table-header-rows>
          <table:table-row>
            <table:table-cell table:style-name="Table4.A1" office:value-type="string">
              <text:p text:style-name="P34"><draw:frame draw:style-name="fr1" draw:name="Object54" text:anchor-type="as-char" svg:y="-0.1854in" svg:width="1.0925in" svg:height="0.2575in" draw:z-index="63"><draw:object xlink:href="./Object 54" xlink:type="simple" xlink:show="embed" xlink:actuate="onLoad"/><draw:image xlink:href="./ObjectReplacements/Object 54" xlink:type="simple" xlink:show="embed" xlink:actuate="onLoad"/><svg:desc>formula</svg:desc></draw:frame></text:p>
            </table:table-cell>
            <table:table-cell table:style-name="Table4.A1" office:value-type="string">
              <text:p text:style-name="P35">(<text:sequence text:ref-name="refText3" text:name="Text" text:formula="ooow:Text+1" style:num-format="1">4</text:sequence>)</text:p>
            </table:table-cell>
          </table:table-row>
        </table:table-header-rows>
      </table:table>
      <text:p text:style-name="P11"/>
      <text:p text:style-name="Standard"><text:span text:style-name="T15">R</text:span>emember now we have our manifold on space time with coordinate system<draw:frame draw:style-name="fr1" draw:name="Object55" text:anchor-type="as-char" svg:y="-0.1484in" svg:width="0.239in" svg:height="0.1839in" draw:z-index="65"><draw:object xlink:href="./Object 55" xlink:type="simple" xlink:show="embed" xlink:actuate="onLoad"/><draw:image xlink:href="./ObjectReplacements/Object 55" xlink:type="simple" xlink:show="embed" xlink:actuate="onLoad"/></draw:frame>so we can imagine a function on that space time that takes a point<draw:frame draw:style-name="fr1" draw:name="Object56" text:anchor-type="as-char" svg:y="-0.1484in" svg:width="0.1701in" svg:height="0.1839in" draw:z-index="66"><draw:object xlink:href="./Object 56" xlink:type="simple" xlink:show="embed" xlink:actuate="onLoad"/><draw:image xlink:href="./ObjectReplacements/Object 56" xlink:type="simple" xlink:show="embed" xlink:actuate="onLoad"/></draw:frame>which I could write as just<draw:frame draw:style-name="fr1" draw:name="Object57" text:anchor-type="as-char" svg:y="-0.1484in" svg:width="0.1701in" svg:height="0.1839in" draw:z-index="67"><draw:object xlink:href="./Object 57" xlink:type="simple" xlink:show="embed" xlink:actuate="onLoad"/><draw:image xlink:href="./ObjectReplacements/Object 57" xlink:type="simple" xlink:show="embed" xlink:actuate="onLoad"/></draw:frame>because we know it's a full on coordinate, I could write it as<draw:frame draw:style-name="fr1" draw:name="Object58" text:anchor-type="as-char" svg:y="-0.1602in" svg:width="1.252in" svg:height="0.2075in" draw:z-index="68"><draw:object xlink:href="./Object 58" xlink:type="simple" xlink:show="embed" xlink:actuate="onLoad"/><draw:image xlink:href="./ObjectReplacements/Object 58" xlink:type="simple" xlink:show="embed" xlink:actuate="onLoad"/></draw:frame>to show it's a function whose arguments are the coordinates of the manifold or I could <text:s/>abuse notation write<draw:frame draw:style-name="fr1" draw:name="Object59" text:anchor-type="as-char" svg:y="-0.152in" svg:width="0.4425in" svg:height="0.1992in" draw:z-index="69"><draw:object xlink:href="./Object 59" xlink:type="simple" xlink:show="embed" xlink:actuate="onLoad"/><draw:image xlink:href="./ObjectReplacements/Object 59" xlink:type="simple" xlink:show="embed" xlink:actuate="onLoad"/></draw:frame>and the reason this is abusive is because it almost makes you think like<draw:frame draw:style-name="fr1" draw:name="Object60" text:anchor-type="as-char" svg:y="-0.1484in" svg:width="0.1457in" svg:height="0.1839in" draw:z-index="70"><draw:object xlink:href="./Object 60" xlink:type="simple" xlink:show="embed" xlink:actuate="onLoad"/><draw:image xlink:href="./ObjectReplacements/Object 60" xlink:type="simple" xlink:show="embed" xlink:actuate="onLoad"/></draw:frame>only takes one argument and that argument is the<draw:frame draw:style-name="fr1" draw:name="Object61" text:anchor-type="as-char" svg:y="-0.0827in" svg:width="0.1929in" svg:height="0.1244in" draw:z-index="71"><draw:object xlink:href="./Object 61" xlink:type="simple" xlink:show="embed" xlink:actuate="onLoad"/><draw:image xlink:href="./ObjectReplacements/Object 61" xlink:type="simple" xlink:show="embed" xlink:actuate="onLoad"/></draw:frame>-th coordinate of a point. <text:span text:style-name="T16">T</text:span>hese are all supposed to be the same I could do th<text:span text:style-name="T16">ose</text:span> <text:span text:style-name="T16">or </text:span>I could do<draw:frame draw:style-name="fr1" draw:name="Object62" text:anchor-type="as-char" svg:y="-0.152in" svg:width="0.3744in" svg:height="0.1992in" draw:z-index="73"><draw:object xlink:href="./Object 62" xlink:type="simple" xlink:show="embed" xlink:actuate="onLoad"/><draw:image xlink:href="./ObjectReplacements/Object 62" xlink:type="simple" xlink:show="embed" xlink:actuate="onLoad"/></draw:frame>so all three of these notations are really supposed to be the same.</text:p>
      <text:p text:style-name="Standard"/>
      <text:p text:style-name="P13"><text:span text:style-name="T16">T</text:span>he point is that<draw:frame draw:style-name="fr1" draw:name="Object63" text:anchor-type="as-char" svg:y="-0.1484in" svg:width="0.1457in" svg:height="0.1839in" draw:z-index="74"><draw:object xlink:href="./Object 63" xlink:type="simple" xlink:show="embed" xlink:actuate="onLoad"/><draw:image xlink:href="./ObjectReplacements/Object 63" xlink:type="simple" xlink:show="embed" xlink:actuate="onLoad"/></draw:frame>is a function on the manifold, because it's a manifold it's a function of coordinates so if I want to take the Exterior derivative of a function<draw:frame draw:style-name="fr1" draw:name="Object64" text:anchor-type="as-char" svg:y="-0.152in" svg:width="0.3744in" svg:height="0.1992in" draw:z-index="126"><draw:object xlink:href="./Object 64" xlink:type="simple" xlink:show="embed" xlink:actuate="onLoad"/><draw:image xlink:href="./ObjectReplacements/Object 64" xlink:type="simple" xlink:show="embed" xlink:actuate="onLoad"/></draw:frame>it is defined in the most elegant and simplest way namely:</text:p>
      <table:table table:name="Table5" table:style-name="Table5">
        <table:table-column table:style-name="Table5.A"/>
        <table:table-column table:style-name="Table5.B"/>
        <table:table-header-rows>
          <table:table-row>
            <table:table-cell table:style-name="Table5.A1" office:value-type="string">
              <text:p text:style-name="P34"><draw:frame draw:style-name="fr1" draw:name="Object65" text:anchor-type="as-char" svg:y="-0.3047in" svg:width="3.6083in" svg:height="0.5201in" draw:z-index="79"><draw:object xlink:href="./Object 65" xlink:type="simple" xlink:show="embed" xlink:actuate="onLoad"/><draw:image xlink:href="./ObjectReplacements/Object 65" xlink:type="simple" xlink:show="embed" xlink:actuate="onLoad"/><svg:desc>formula</svg:desc></draw:frame></text:p>
            </table:table-cell>
            <table:table-cell table:style-name="Table5.A1" office:value-type="string">
              <text:p text:style-name="P35">(<text:sequence text:ref-name="refText4" text:name="Text" text:formula="ooow:Text+1" style:num-format="1">5</text:sequence>)</text:p>
            </table:table-cell>
          </table:table-row>
        </table:table-header-rows>
      </table:table>
      <text:p text:style-name="P13"/>
      <text:p text:style-name="Standard">I just repeat this process for each of the coordinate values and voila we have constructed the Exterior derivative and we've constructed very quickly the one form that is the Exterior derivative of a function</text:p>
      <text:p text:style-name="P14"><draw:frame draw:style-name="fr1" draw:name="Object66" text:anchor-type="as-char" svg:y="-0.1484in" svg:width="0.1457in" svg:height="0.1839in" draw:z-index="87"><draw:object xlink:href="./Object 66" xlink:type="simple" xlink:show="embed" xlink:actuate="onLoad"/><draw:image xlink:href="./ObjectReplacements/Object 66" xlink:type="simple" xlink:show="embed" xlink:actuate="onLoad"/></draw:frame>and notice, that's an important point, a function<draw:frame draw:style-name="fr1" draw:name="Object67" text:anchor-type="as-char" svg:y="-0.1484in" svg:width="0.1457in" svg:height="0.1839in" draw:z-index="94"><draw:object xlink:href="./Object 67" xlink:type="simple" xlink:show="embed" xlink:actuate="onLoad"/><draw:image xlink:href="./ObjectReplacements/Object 67" xlink:type="simple" xlink:show="embed" xlink:actuate="onLoad"/><svg:desc>formula</svg:desc></draw:frame>is itself a zero form and then<draw:frame draw:style-name="fr1" draw:name="Object68" text:anchor-type="as-char" svg:y="-0.1484in" svg:width="0.5425in" svg:height="0.1839in" draw:z-index="95"><draw:object xlink:href="./Object 68" xlink:type="simple" xlink:show="embed" xlink:actuate="onLoad"/><draw:image xlink:href="./ObjectReplacements/Object 68" xlink:type="simple" xlink:show="embed" xlink:actuate="onLoad"/></draw:frame>that's a one form so this is clearly in the form of<draw:frame draw:style-name="fr1" draw:name="Object69" text:anchor-type="as-char" svg:y="-0.1484in" svg:width="0.5425in" svg:height="0.1839in" draw:z-index="114"><draw:object xlink:href="./Object 69" xlink:type="simple" xlink:show="embed" xlink:actuate="onLoad"/><draw:image xlink:href="./ObjectReplacements/Object 69" xlink:type="simple" xlink:show="embed" xlink:actuate="onLoad"/><svg:desc>formula</svg:desc></draw:frame>where each of these would be our <draw:frame draw:style-name="fr1" draw:name="Object70" text:anchor-type="as-char" svg:y="-0.0846in" svg:width="0.2055in" svg:height="0.0953in" draw:z-index="124"><draw:object xlink:href="./Object 70" xlink:type="simple" xlink:show="embed" xlink:actuate="onLoad"/><draw:image xlink:href="./ObjectReplacements/Object 70" xlink:type="simple" xlink:show="embed" xlink:actuate="onLoad"/></draw:frame><text:s/>and so you've raised the grade of<draw:frame draw:style-name="fr1" draw:name="Object71" text:anchor-type="as-char" svg:y="-0.1484in" svg:width="0.1457in" svg:height="0.1839in" draw:z-index="125"><draw:object xlink:href="./Object 71" xlink:type="simple" xlink:show="embed" xlink:actuate="onLoad"/><draw:image xlink:href="./ObjectReplacements/Object 71" xlink:type="simple" xlink:show="embed" xlink:actuate="onLoad"/><svg:desc>formula</svg:desc></draw:frame>from zero to one so the <text:span text:style-name="T17">index</text:span> is called the grade of the form, a zero grade form, a one grade form <text:span text:style-name="T17">etc. Y</text:span>ou don't use the word grade quite as much in the language of differential forms because you call them forms, you call them zero forms or one forms <text:span text:style-name="T17">etc. T</text:span>he operation of taking the Exterior derivative involves raising the grade of the form, now we'll show that that's true in general, taking the Exterior derivative of an arbitrary grade form raises it but here we've just given it by definition, this is our definition of how the Exterior derivative works.</text:p>
      <text:p text:style-name="P14"/>
      <text:p text:style-name="P14"><text:span text:style-name="T17">N</text:span>ow we're not going to go into why the Exterior derivative is a thing or what its interpretation is, you may remember there are three different derivatives you can take because we're dealing with a manifold</text:p>
      <text:p text:style-name="P14">and we're dealing with functions on a manifold and forms and there's essentially three different kinds of derivatives, there's the <text:span text:style-name="T17">Lie </text:span>derivative, there's the <text:span text:style-name="T17">E</text:span>xterior derivative and then there's the Covariant derivative and they all require some different special property in order to work, the <text:span text:style-name="T17">Lie</text:span> derivative requires a preferred vector field, the Covariant derivative depends on the existence of a connection and the Exterior derivative depends on the anti-symmetry of what you're taking the derivative of so these these different derivatives do different things they have different purposes they exist under certain conditions require certain assumptions or a certain extra elements added on top of the manifold but we're not gonna study that right now right we're just trying to basically get the notation down in order to make progress. <text:span text:style-name="T17">T</text:span>hat's the Exterior derivative of a function.</text:p>
      <text:p text:style-name="P14"/>
      <text:p text:style-name="P14"><text:span text:style-name="T17">N</text:span>ow we want to study the Exterior derivative of a one form. <text:span text:style-name="T17">T</text:span>he way it's presented here is basically as a rule, the Exterior derivative of a one form you execute this sum but I guess it is worth reviewing</text:p>
      <text:p text:style-name="P15"><text:soft-page-break/></text:p>
      <table:table table:name="Table6" table:style-name="Table6">
        <table:table-column table:style-name="Table6.A"/>
        <table:table-column table:style-name="Table6.B"/>
        <table:table-header-rows>
          <table:table-row>
            <table:table-cell table:style-name="Table6.A1" office:value-type="string">
              <text:p text:style-name="P34"><draw:frame draw:style-name="fr1" draw:name="Object72" text:anchor-type="as-char" svg:y="-0.1984in" svg:width="1.9835in" svg:height="0.2709in" draw:z-index="100"><draw:object xlink:href="./Object 72" xlink:type="simple" xlink:show="embed" xlink:actuate="onLoad"/><draw:image xlink:href="./ObjectReplacements/Object 72" xlink:type="simple" xlink:show="embed" xlink:actuate="onLoad"/><svg:desc>formula</svg:desc></draw:frame></text:p>
            </table:table-cell>
            <table:table-cell table:style-name="Table6.A1" office:value-type="string">
              <text:p text:style-name="P35">(<text:sequence text:ref-name="refText5" text:name="Text" text:formula="ooow:Text+1" style:num-format="1">6</text:sequence>)</text:p>
            </table:table-cell>
          </table:table-row>
        </table:table-header-rows>
      </table:table>
      <text:p text:style-name="Standard"/>
      <text:p text:style-name="Standard">where this sum comes from. <text:span text:style-name="T18">W</text:span>hat I've done over here is I've pulled from the <text:span text:style-name="T18">W</text:span>ikipedia page in the section on <text:span text:style-name="T18">E</text:span>xterior derivatives and I pull down the axioms of <text:span text:style-name="T18">E</text:span>xterior derivatives this is how we define <text:span text:style-name="T18">E</text:span>xterior derivatives and<draw:frame draw:style-name="fr1" draw:name="Object73" text:anchor-type="as-char" svg:y="-0.1484in" svg:width="0.2547in" svg:height="0.1839in" draw:z-index="37"><draw:object xlink:href="./Object 73" xlink:type="simple" xlink:show="embed" xlink:actuate="onLoad"/><draw:image xlink:href="./ObjectReplacements/Object 73" xlink:type="simple" xlink:show="embed" xlink:actuate="onLoad"/></draw:frame>is the differential<draw:frame draw:style-name="fr1" draw:name="Object74" text:anchor-type="as-char" svg:y="-0.1484in" svg:width="0.1457in" svg:height="0.1839in" draw:z-index="38"><draw:object xlink:href="./Object 74" xlink:type="simple" xlink:show="embed" xlink:actuate="onLoad"/><draw:image xlink:href="./ObjectReplacements/Object 74" xlink:type="simple" xlink:show="embed" xlink:actuate="onLoad"/></draw:frame>for a zero form we've already gone through that this here is what they mean by the differential<draw:frame draw:style-name="fr1" draw:name="Object75" text:anchor-type="as-char" svg:y="-0.1484in" svg:width="0.1457in" svg:height="0.1839in" draw:z-index="39"><draw:object xlink:href="./Object 75" xlink:type="simple" xlink:show="embed" xlink:actuate="onLoad"/><draw:image xlink:href="./ObjectReplacements/Object 75" xlink:type="simple" xlink:show="embed" xlink:actuate="onLoad"/></draw:frame>:</text:p>
      <text:p text:style-name="Standard"/>
      <text:p text:style-name="P20">In terms of axioms</text:p>
      <text:p text:style-name="P16"/>
      <text:p text:style-name="P16">The exterior derivative is defined to be the unique<draw:frame draw:style-name="fr1" draw:name="Object76" text:anchor-type="as-char" svg:y="-0.1161in" svg:width="0.2071in" svg:height="0.1516in" draw:z-index="40"><draw:object xlink:href="./Object 76" xlink:type="simple" xlink:show="embed" xlink:actuate="onLoad"/><draw:image xlink:href="./ObjectReplacements/Object 76" xlink:type="simple" xlink:show="embed" xlink:actuate="onLoad"/></draw:frame>-linear mapping from<draw:frame draw:style-name="fr1" draw:name="Object77" text:anchor-type="as-char" svg:y="-0.1484in" svg:width="0.1665in" svg:height="0.1839in" draw:z-index="41"><draw:object xlink:href="./Object 77" xlink:type="simple" xlink:show="embed" xlink:actuate="onLoad"/><draw:image xlink:href="./ObjectReplacements/Object 77" xlink:type="simple" xlink:show="embed" xlink:actuate="onLoad"/></draw:frame>forms to<draw:frame draw:style-name="fr1" draw:name="Object78" text:anchor-type="as-char" svg:y="-0.152in" svg:width="0.4902in" svg:height="0.1992in" draw:z-index="42"><draw:object xlink:href="./Object 78" xlink:type="simple" xlink:show="embed" xlink:actuate="onLoad"/><draw:image xlink:href="./ObjectReplacements/Object 78" xlink:type="simple" xlink:show="embed" xlink:actuate="onLoad"/></draw:frame>forms that has the following properties:</text:p>
      <text:p text:style-name="P16"/>
      <text:list xml:id="list26136523" text:style-name="L1">
        <text:list-item>
          <text:p text:style-name="P36"><draw:frame draw:style-name="fr1" draw:name="Object79" text:anchor-type="as-char" svg:y="-0.1484in" svg:width="0.2547in" svg:height="0.1839in" draw:z-index="43"><draw:object xlink:href="./Object 79" xlink:type="simple" xlink:show="embed" xlink:actuate="onLoad"/><draw:image xlink:href="./ObjectReplacements/Object 79" xlink:type="simple" xlink:show="embed" xlink:actuate="onLoad"/></draw:frame>is the differential of<draw:frame draw:style-name="fr1" draw:name="Object80" text:anchor-type="as-char" svg:y="-0.1484in" svg:width="0.1457in" svg:height="0.1839in" draw:z-index="44"><draw:object xlink:href="./Object 80" xlink:type="simple" xlink:show="embed" xlink:actuate="onLoad"/><draw:image xlink:href="./ObjectReplacements/Object 80" xlink:type="simple" xlink:show="embed" xlink:actuate="onLoad"/></draw:frame>for a<draw:frame draw:style-name="fr1" draw:name="Object89" text:anchor-type="as-char" svg:y="-0.1484in" svg:width="0.1661in" svg:height="0.1839in" draw:z-index="54"><draw:object xlink:href="./Object 89" xlink:type="simple" xlink:show="embed" xlink:actuate="onLoad"/><draw:image xlink:href="./ObjectReplacements/Object 89" xlink:type="simple" xlink:show="embed" xlink:actuate="onLoad"/></draw:frame>-form<draw:frame draw:style-name="fr1" draw:name="Object81" text:anchor-type="as-char" svg:y="-0.1484in" svg:width="0.1457in" svg:height="0.1839in" draw:z-index="57"><draw:object xlink:href="./Object 81" xlink:type="simple" xlink:show="embed" xlink:actuate="onLoad"/><draw:image xlink:href="./ObjectReplacements/Object 81" xlink:type="simple" xlink:show="embed" xlink:actuate="onLoad"/></draw:frame>.</text:p>
        </text:list-item>
        <text:list-item>
          <text:p text:style-name="P36"><draw:frame draw:style-name="fr1" draw:name="Object82" text:anchor-type="as-char" svg:y="-0.152in" svg:width="0.7043in" svg:height="0.1992in" draw:z-index="72"><draw:object xlink:href="./Object 82" xlink:type="simple" xlink:show="embed" xlink:actuate="onLoad"/><draw:image xlink:href="./ObjectReplacements/Object 82" xlink:type="simple" xlink:show="embed" xlink:actuate="onLoad"/></draw:frame>for a<draw:frame draw:style-name="fr1" draw:name="Object90" text:anchor-type="as-char" svg:y="-0.1484in" svg:width="0.1661in" svg:height="0.1839in" draw:z-index="75"><draw:object xlink:href="./Object 90" xlink:type="simple" xlink:show="embed" xlink:actuate="onLoad"/><draw:image xlink:href="./ObjectReplacements/Object 90" xlink:type="simple" xlink:show="embed" xlink:actuate="onLoad"/></draw:frame>-form<draw:frame draw:style-name="fr1" draw:name="Object83" text:anchor-type="as-char" svg:y="-0.1484in" svg:width="0.1457in" svg:height="0.1839in" draw:z-index="76"><draw:object xlink:href="./Object 83" xlink:type="simple" xlink:show="embed" xlink:actuate="onLoad"/><draw:image xlink:href="./ObjectReplacements/Object 83" xlink:type="simple" xlink:show="embed" xlink:actuate="onLoad"/></draw:frame></text:p>
        </text:list-item>
        <text:list-item>
          <text:p text:style-name="P36"><draw:frame draw:style-name="fr1" draw:name="Object84" text:anchor-type="as-char" svg:y="-0.172in" svg:width="2.4193in" svg:height="0.2193in" draw:z-index="77"><draw:object xlink:href="./Object 84" xlink:type="simple" xlink:show="embed" xlink:actuate="onLoad"/><draw:image xlink:href="./ObjectReplacements/Object 84" xlink:type="simple" xlink:show="embed" xlink:actuate="onLoad"/></draw:frame>where<draw:frame draw:style-name="fr1" draw:name="Object85" text:anchor-type="as-char" svg:y="-0.0846in" svg:width="0.2055in" svg:height="0.0953in" draw:z-index="78"><draw:object xlink:href="./Object 85" xlink:type="simple" xlink:show="embed" xlink:actuate="onLoad"/><draw:image xlink:href="./ObjectReplacements/Object 85" xlink:type="simple" xlink:show="embed" xlink:actuate="onLoad"/></draw:frame>is a<draw:frame draw:style-name="fr1" draw:name="Object86" text:anchor-type="as-char" svg:y="-0.1484in" svg:width="0.1835in" svg:height="0.1839in" draw:z-index="80"><draw:object xlink:href="./Object 86" xlink:type="simple" xlink:show="embed" xlink:actuate="onLoad"/><draw:image xlink:href="./ObjectReplacements/Object 86" xlink:type="simple" xlink:show="embed" xlink:actuate="onLoad"/></draw:frame>-form. That is to say, <draw:frame draw:style-name="fr1" draw:name="Object87" text:anchor-type="as-char" svg:y="-0.1484in" svg:width="0.1709in" svg:height="0.1839in" draw:z-index="81"><draw:object xlink:href="./Object 87" xlink:type="simple" xlink:show="embed" xlink:actuate="onLoad"/><draw:image xlink:href="./ObjectReplacements/Object 87" xlink:type="simple" xlink:show="embed" xlink:actuate="onLoad"/></draw:frame>is an anti-derivation of degree<draw:frame draw:style-name="fr1" draw:name="Object88" text:anchor-type="as-char" svg:y="-0.1484in" svg:width="0.1618in" svg:height="0.1839in" draw:z-index="82"><draw:object xlink:href="./Object 88" xlink:type="simple" xlink:show="embed" xlink:actuate="onLoad"/><draw:image xlink:href="./ObjectReplacements/Object 88" xlink:type="simple" xlink:show="embed" xlink:actuate="onLoad"/></draw:frame>on the exterior algebra of differential forms.</text:p>
        </text:list-item>
      </text:list>
      <text:p text:style-name="Standard"/>
      <text:p text:style-name="Standard"><text:span text:style-name="T19">T</text:span>his is the axiom for <text:span text:style-name="T19">E</text:span>xterior derivatives that applies to all forms so if we applied this to a one form and this is the confusing part a one form is<draw:frame draw:style-name="fr1" draw:name="Object91" text:anchor-type="as-char" svg:y="-0.1484in" svg:width="0.5508in" svg:height="0.1839in" draw:z-index="83"><draw:object xlink:href="./Object 91" xlink:type="simple" xlink:show="embed" xlink:actuate="onLoad"/><draw:image xlink:href="./ObjectReplacements/Object 91" xlink:type="simple" xlink:show="embed" xlink:actuate="onLoad"/><svg:desc>formula</svg:desc></draw:frame>, that's a general one form so if we take the Exterior derivative of a general one form where actually this general one form really is<draw:frame draw:style-name="fr1" draw:name="Object92" text:anchor-type="as-char" svg:y="-0.152in" svg:width="0.8957in" svg:height="0.1992in" draw:z-index="84"><draw:object xlink:href="./Object 92" xlink:type="simple" xlink:show="embed" xlink:actuate="onLoad"/><draw:image xlink:href="./ObjectReplacements/Object 92" xlink:type="simple" xlink:show="embed" xlink:actuate="onLoad"/><svg:desc>formula</svg:desc></draw:frame>so I'll just put that as a function of<draw:frame draw:style-name="fr1" draw:name="Object93" text:anchor-type="as-char" svg:y="-0.1484in" svg:width="0.1701in" svg:height="0.1839in" draw:z-index="85"><draw:object xlink:href="./Object 93" xlink:type="simple" xlink:show="embed" xlink:actuate="onLoad"/><draw:image xlink:href="./ObjectReplacements/Object 93" xlink:type="simple" xlink:show="embed" xlink:actuate="onLoad"/></draw:frame>, that wedge product belongs in there where you're wedging a zero form with a one form it just so happens when you do that wedging this notion of the wedge product becomes degenerate essentially with regular scalar multiplication so this is what ends up being in here and then we apply this rule <text:span text:style-name="T19">(#3) </text:span>so we're actually looking for the Exterior derivative of this thing<draw:frame draw:style-name="fr1" draw:name="Object94" text:anchor-type="as-char" svg:y="-0.152in" svg:width="0.8957in" svg:height="0.1992in" draw:z-index="86"><draw:object xlink:href="./Object 94" xlink:type="simple" xlink:show="embed" xlink:actuate="onLoad"/><draw:image xlink:href="./ObjectReplacements/Object 94" xlink:type="simple" xlink:show="embed" xlink:actuate="onLoad"/><svg:desc>formula</svg:desc></draw:frame></text:p>
      <text:p text:style-name="Standard">and now that just equals the we've now followed the formula where<draw:frame draw:style-name="fr1" draw:name="Object95" text:anchor-type="as-char" svg:y="-0.152in" svg:width="0.7709in" svg:height="0.1992in" draw:z-index="88"><draw:object xlink:href="./Object 95" xlink:type="simple" xlink:show="embed" xlink:actuate="onLoad"/><draw:image xlink:href="./ObjectReplacements/Object 95" xlink:type="simple" xlink:show="embed" xlink:actuate="onLoad"/></draw:frame>and<draw:frame draw:style-name="fr1" draw:name="Object96" text:anchor-type="as-char" svg:y="-0.1484in" svg:width="0.5953in" svg:height="0.1902in" draw:z-index="89"><draw:object xlink:href="./Object 96" xlink:type="simple" xlink:show="embed" xlink:actuate="onLoad"/><draw:image xlink:href="./ObjectReplacements/Object 96" xlink:type="simple" xlink:show="embed" xlink:actuate="onLoad"/></draw:frame>so<draw:frame draw:style-name="fr1" draw:name="Object97" text:anchor-type="as-char" svg:y="-0.1228in" svg:width="0.2043in" svg:height="0.1646in" draw:z-index="90"><draw:object xlink:href="./Object 97" xlink:type="simple" xlink:show="embed" xlink:actuate="onLoad"/><draw:image xlink:href="./ObjectReplacements/Object 97" xlink:type="simple" xlink:show="embed" xlink:actuate="onLoad"/></draw:frame>is a one form and<draw:frame draw:style-name="fr1" draw:name="Object98" text:anchor-type="as-char" svg:y="-0.0846in" svg:width="0.2055in" svg:height="0.0953in" draw:z-index="91"><draw:object xlink:href="./Object 98" xlink:type="simple" xlink:show="embed" xlink:actuate="onLoad"/><draw:image xlink:href="./ObjectReplacements/Object 98" xlink:type="simple" xlink:show="embed" xlink:actuate="onLoad"/></draw:frame>is a zero form so now following that formula <text:span text:style-name="T20">is </text:span><text:span text:style-name="T20"><text:sequence-ref text:reference-format="text" text:ref-name="refText5">(6)</text:sequence-ref></text:span><text:span text:style-name="T20">.</text:span></text:p>
      <text:p text:style-name="Standard"/>
      <text:p text:style-name="P17"><text:span text:style-name="T20">T</text:span>he key to understanding how this works is that the Exterior derivative of an Exterior derivative is equal to <text:span text:style-name="T21">zero</text:span> by axiom <text:span text:style-name="T19">(#</text:span><text:span text:style-name="T21">2</text:span><text:span text:style-name="T19">)</text:span>. <text:span text:style-name="T22">T</text:span>his is the formula for the exterior derivative of a one form <text:span text:style-name="T22">and </text:span>it's derived from the axiomatic recursive definition I say this is recursive because do you have the Exterior derivative of the form<draw:frame draw:style-name="fr1" draw:name="Object99" text:anchor-type="as-char" svg:y="-0.0846in" svg:width="0.2055in" svg:height="0.0953in" draw:z-index="92"><draw:object xlink:href="./Object 99" xlink:type="simple" xlink:show="embed" xlink:actuate="onLoad"/><draw:image xlink:href="./ObjectReplacements/Object 99" xlink:type="simple" xlink:show="embed" xlink:actuate="onLoad"/></draw:frame>and the Exterior derivative of the form<draw:frame draw:style-name="fr1" draw:name="Object100" text:anchor-type="as-char" svg:y="-0.1228in" svg:width="0.2043in" svg:height="0.1646in" draw:z-index="93"><draw:object xlink:href="./Object 100" xlink:type="simple" xlink:show="embed" xlink:actuate="onLoad"/><draw:image xlink:href="./ObjectReplacements/Object 100" xlink:type="simple" xlink:show="embed" xlink:actuate="onLoad"/></draw:frame>and that's a<draw:frame draw:style-name="fr1" draw:name="Object101" text:anchor-type="as-char" svg:y="-0.1484in" svg:width="0.1835in" svg:height="0.1839in" draw:z-index="96"><draw:object xlink:href="./Object 101" xlink:type="simple" xlink:show="embed" xlink:actuate="onLoad"/><draw:image xlink:href="./ObjectReplacements/Object 101" xlink:type="simple" xlink:show="embed" xlink:actuate="onLoad"/></draw:frame>form so you're going to have to now go through this process for the<draw:frame draw:style-name="fr1" draw:name="Object102" text:anchor-type="as-char" svg:y="-0.1484in" svg:width="0.1835in" svg:height="0.1839in" draw:z-index="97"><draw:object xlink:href="./Object 102" xlink:type="simple" xlink:show="embed" xlink:actuate="onLoad"/><draw:image xlink:href="./ObjectReplacements/Object 102" xlink:type="simple" xlink:show="embed" xlink:actuate="onLoad"/></draw:frame>form but for one form we can write down this nice little neat formula <text:sequence-ref text:reference-format="text" text:ref-name="refText5">(6)</text:sequence-ref><text:s/>and that's what this formula is so we've now covered the Exterior derivative of a one form. <text:span text:style-name="T22">W</text:span>e've covered the Exterior derivative of zero form, of a one form, we've defined a one form, we've also defined an arbitrary vector is<draw:frame draw:style-name="fr1" draw:name="Object103" text:anchor-type="as-char" svg:y="-0.1484in" svg:width="0.6398in" svg:height="0.1839in" draw:z-index="98"><draw:object xlink:href="./Object 103" xlink:type="simple" xlink:show="embed" xlink:actuate="onLoad"/><draw:image xlink:href="./ObjectReplacements/Object 103" xlink:type="simple" xlink:show="embed" xlink:actuate="onLoad"/></draw:frame>, just like an arbitrary one form. <text:span text:style-name="T23">W</text:span>hat's next so now we want to look at the Exterior derivative of basically an arbitrary<draw:frame draw:style-name="fr1" draw:name="Object104" text:anchor-type="as-char" svg:y="-0.1484in" svg:width="0.1665in" svg:height="0.1839in" draw:z-index="99"><draw:object xlink:href="./Object 104" xlink:type="simple" xlink:show="embed" xlink:actuate="onLoad"/><draw:image xlink:href="./ObjectReplacements/Object 104" xlink:type="simple" xlink:show="embed" xlink:actuate="onLoad"/></draw:frame><text:span text:style-name="T23">form.</text:span></text:p>
      <text:p text:style-name="P19"/>
      <table:table table:name="Table7" table:style-name="Table7">
        <table:table-column table:style-name="Table7.A"/>
        <table:table-column table:style-name="Table7.B"/>
        <table:table-header-rows>
          <table:table-row>
            <table:table-cell table:style-name="Table7.A1" office:value-type="string">
              <text:p text:style-name="P34"><draw:frame draw:style-name="fr1" draw:name="Object105" text:anchor-type="as-char" svg:y="-0.2154in" svg:width="2.0602in" svg:height="0.4256in" draw:z-index="101"><draw:object xlink:href="./Object 105" xlink:type="simple" xlink:show="embed" xlink:actuate="onLoad"/><draw:image xlink:href="./ObjectReplacements/Object 105" xlink:type="simple" xlink:show="embed" xlink:actuate="onLoad"/><svg:desc>formula</svg:desc></draw:frame></text:p>
            </table:table-cell>
            <table:table-cell table:style-name="Table7.A1" office:value-type="string">
              <text:p text:style-name="P35">(<text:sequence text:ref-name="refText6" text:name="Text" text:formula="ooow:Text+1" style:num-format="1">7</text:sequence>)</text:p>
            </table:table-cell>
          </table:table-row>
        </table:table-header-rows>
      </table:table>
      <text:p text:style-name="P18"/>
      <text:p text:style-name="P21"><text:span text:style-name="T23">Y</text:span>ou get this nice formula <text:sequence-ref text:reference-format="text" text:ref-name="refText6">(7)</text:sequence-ref><text:s/>which is quite reminiscent of this formula <text:sequence-ref text:reference-format="text" text:ref-name="refText5">(6)</text:sequence-ref>. <text:span text:style-name="T23">Y</text:span>ou have this partial derivative, summing with an index that sums into this first term and you have this sum over these ordered indices now so let's see if we can understand this a simple expression using our basic algorithms over here so I'll begin just by writing down <text:sequence-ref text:reference-format="text" text:ref-name="refText2">(3)</text:sequence-ref>, is this sum over th<text:span text:style-name="T23">is </text:span>index set that we've already discussed. <text:span text:style-name="T24">W</text:span>e're not specifying the index set very particularly, we're just saying it's that set of increasing indices of<draw:frame draw:style-name="fr1" draw:name="Object106" text:anchor-type="as-char" svg:y="-0.1484in" svg:width="0.1665in" svg:height="0.1839in" draw:z-index="102"><draw:object xlink:href="./Object 106" xlink:type="simple" xlink:show="embed" xlink:actuate="onLoad"/><draw:image xlink:href="./ObjectReplacements/Object 106" xlink:type="simple" xlink:show="embed" xlink:actuate="onLoad"/></draw:frame>coordinates pulled out of an<draw:frame draw:style-name="fr1" draw:name="Object107" text:anchor-type="as-char" svg:y="-0.1484in" svg:width="0.2154in" svg:height="0.1839in" draw:z-index="103"><draw:object xlink:href="./Object 107" xlink:type="simple" xlink:show="embed" xlink:actuate="onLoad"/><draw:image xlink:href="./ObjectReplacements/Object 107" xlink:type="simple" xlink:show="embed" xlink:actuate="onLoad"/></draw:frame>-dimensional or a possible choice of<draw:frame draw:style-name="fr1" draw:name="Object108" text:anchor-type="as-char" svg:y="-0.1484in" svg:width="0.2154in" svg:height="0.1839in" draw:z-index="104"><draw:object xlink:href="./Object 108" xlink:type="simple" xlink:show="embed" xlink:actuate="onLoad"/><draw:image xlink:href="./ObjectReplacements/Object 108" xlink:type="simple" xlink:show="embed" xlink:actuate="onLoad"/><svg:desc>formula</svg:desc></draw:frame><text:soft-page-break/>different coordinates. I'm going to ignore <text:span text:style-name="T24">the sum sign </text:span>and we're going to think of this as an Einstein sum so we're going to get rid of this summation. <text:span text:style-name="T24">N</text:span>ow we'll just apply this general idea of how to create an Exterior derivative of of the wedge product of two forms and we'll do the same thing we've got this function on the space <text:span text:style-name="T25">time</text:span> because remember these are all fields right this is a form field so there's one form at every point in space time so this is a function on the space time it's hard to remember that underneath all of this is a manifold which in our case is going to be space time and the manifold has coordinates<draw:frame draw:style-name="fr1" draw:name="Object109" text:anchor-type="as-char" svg:y="-0.1484in" svg:width="0.239in" svg:height="0.1839in" draw:z-index="105"><draw:object xlink:href="./Object 109" xlink:type="simple" xlink:show="embed" xlink:actuate="onLoad"/><draw:image xlink:href="./ObjectReplacements/Object 109" xlink:type="simple" xlink:show="embed" xlink:actuate="onLoad"/></draw:frame>you've got to always remember that and at every point you have a value of this form and ergo you end up having a form field and that is why this<draw:frame draw:style-name="fr1" draw:name="Object110" text:anchor-type="as-char" svg:y="-0.1709in" svg:width="1.3398in" svg:height="0.2311in" draw:z-index="106"><draw:object xlink:href="./Object 110" xlink:type="simple" xlink:show="embed" xlink:actuate="onLoad"/><draw:image xlink:href="./ObjectReplacements/Object 110" xlink:type="simple" xlink:show="embed" xlink:actuate="onLoad"/></draw:frame>is actually a function of the coordinates I know I said that before but the problem is as you move away from it your mind drifts off of it and you tend to forget so saying it again can't possibly hurt so that's the reminder, this is a form field and we're going to express it just like this without the summation. <text:span text:style-name="T26">N</text:span>ow we take this guy <text:sequence-ref text:reference-format="text" text:ref-name="refText2">(3)</text:sequence-ref>, and we treat it very much the same way we did before. <text:span text:style-name="T26">W</text:span>e're looking for<draw:frame draw:style-name="fr1" draw:name="Object111" text:anchor-type="as-char" svg:y="-0.1484in" svg:width="0.2925in" svg:height="0.1839in" draw:z-index="107"><draw:object xlink:href="./Object 111" xlink:type="simple" xlink:show="embed" xlink:actuate="onLoad"/><draw:image xlink:href="./ObjectReplacements/Object 111" xlink:type="simple" xlink:show="embed" xlink:actuate="onLoad"/></draw:frame>:</text:p>
      <text:p text:style-name="P22"/>
      <table:table table:name="Table8" table:style-name="Table8">
        <table:table-column table:style-name="Table8.A"/>
        <table:table-column table:style-name="Table8.B"/>
        <table:table-header-rows>
          <table:table-row>
            <table:table-cell table:style-name="Table8.A1" office:value-type="string">
              <text:p text:style-name="P34"><draw:frame draw:style-name="fr1" draw:name="Object112" text:anchor-type="as-char" svg:y="-0.2307in" svg:width="5.2547in" svg:height="0.322in" draw:z-index="119"><draw:object xlink:href="./Object 112" xlink:type="simple" xlink:show="embed" xlink:actuate="onLoad"/><draw:image xlink:href="./ObjectReplacements/Object 112" xlink:type="simple" xlink:show="embed" xlink:actuate="onLoad"/><svg:desc>formula</svg:desc></draw:frame></text:p>
            </table:table-cell>
            <table:table-cell table:style-name="Table8.A1" office:value-type="string">
              <text:p text:style-name="P35">(<text:sequence text:ref-name="refText7" text:name="Text" text:formula="ooow:Text+1" style:num-format="1">8</text:sequence>)</text:p>
            </table:table-cell>
          </table:table-row>
        </table:table-header-rows>
      </table:table>
      <text:p text:style-name="P21"/>
      <text:p text:style-name="P23"><text:span text:style-name="T26">This is a zero form </text:span>wedged with<draw:frame draw:style-name="fr1" draw:name="Object113" text:anchor-type="as-char" svg:y="-0.1602in" svg:width="0.3098in" svg:height="0.1957in" draw:z-index="108"><draw:object xlink:href="./Object 113" xlink:type="simple" xlink:show="embed" xlink:actuate="onLoad"/><draw:image xlink:href="./ObjectReplacements/Object 113" xlink:type="simple" xlink:show="embed" xlink:actuate="onLoad"/></draw:frame>which is the<draw:frame draw:style-name="fr1" draw:name="Object114" text:anchor-type="as-char" svg:y="-0.1484in" svg:width="0.1665in" svg:height="0.1839in" draw:z-index="109"><draw:object xlink:href="./Object 114" xlink:type="simple" xlink:show="embed" xlink:actuate="onLoad"/><draw:image xlink:href="./ObjectReplacements/Object 114" xlink:type="simple" xlink:show="embed" xlink:actuate="onLoad"/></draw:frame>form and this sets us up to use <text:span text:style-name="T19">(#3). </text:span><text:span text:style-name="T27">Recall</text:span><text:span text:style-name="T27"><draw:frame draw:style-name="fr1" draw:name="Object115" text:anchor-type="as-char" svg:y="-0.1602in" svg:width="0.7591in" svg:height="0.2075in" draw:z-index="110"><draw:object xlink:href="./Object 115" xlink:type="simple" xlink:show="embed" xlink:actuate="onLoad"/><draw:image xlink:href="./ObjectReplacements/Object 115" xlink:type="simple" xlink:show="embed" xlink:actuate="onLoad"/></draw:frame></text:span><text:span text:style-name="T28">according to </text:span><text:span text:style-name="T19">(#</text:span><text:span text:style-name="T28">2</text:span><text:span text:style-name="T19">). </text:span><text:span text:style-name="T28">N</text:span>ow we are left with the first term itself but we know how to do <text:span text:style-name="T28">it:</text:span></text:p>
      <text:p text:style-name="P24"/>
      <table:table table:name="Table9" table:style-name="Table9">
        <table:table-column table:style-name="Table9.A"/>
        <table:table-column table:style-name="Table9.B"/>
        <table:table-header-rows>
          <table:table-row>
            <table:table-cell table:style-name="Table9.A1" office:value-type="string">
              <text:p text:style-name="P34"><draw:frame draw:style-name="fr1" draw:name="Object116" text:anchor-type="as-char" svg:y="-0.2154in" svg:width="1.728in" svg:height="0.2902in" draw:z-index="120"><draw:object xlink:href="./Object 116" xlink:type="simple" xlink:show="embed" xlink:actuate="onLoad"/><draw:image xlink:href="./ObjectReplacements/Object 116" xlink:type="simple" xlink:show="embed" xlink:actuate="onLoad"/><svg:desc>formula</svg:desc></draw:frame></text:p>
            </table:table-cell>
            <table:table-cell table:style-name="Table9.A1" office:value-type="string">
              <text:p text:style-name="P35">(<text:sequence text:ref-name="refText8" text:name="Text" text:formula="ooow:Text+1" style:num-format="1">9</text:sequence>)</text:p>
            </table:table-cell>
          </table:table-row>
        </table:table-header-rows>
      </table:table>
      <text:p text:style-name="Standard"/>
      <text:p text:style-name="P25"><text:span text:style-name="T29">T</text:span>his with the implied sum over<draw:frame draw:style-name="fr1" draw:name="Object117" text:anchor-type="as-char" svg:y="-0.1484in" svg:width="0.1583in" svg:height="0.1839in" draw:z-index="111"><draw:object xlink:href="./Object 117" xlink:type="simple" xlink:show="embed" xlink:actuate="onLoad"/><draw:image xlink:href="./ObjectReplacements/Object 117" xlink:type="simple" xlink:show="embed" xlink:actuate="onLoad"/></draw:frame>which comes up front this is<draw:frame draw:style-name="fr1" draw:name="Object118" text:anchor-type="as-char" svg:y="-0.1484in" svg:width="0.2925in" svg:height="0.1839in" draw:z-index="112"><draw:object xlink:href="./Object 118" xlink:type="simple" xlink:show="embed" xlink:actuate="onLoad"/><draw:image xlink:href="./ObjectReplacements/Object 118" xlink:type="simple" xlink:show="embed" xlink:actuate="onLoad"/></draw:frame>. <text:span text:style-name="T29">T</text:span>his is the glorious final formula. <text:span text:style-name="T29">Now w</text:span>e can take the Exterior derivative of an arbitrary an arbitrary form<draw:frame draw:style-name="fr1" draw:name="Object119" text:anchor-type="as-char" svg:y="-0.0846in" svg:width="0.2055in" svg:height="0.0953in" draw:z-index="113"><draw:object xlink:href="./Object 119" xlink:type="simple" xlink:show="embed" xlink:actuate="onLoad"/><draw:image xlink:href="./ObjectReplacements/Object 119" xlink:type="simple" xlink:show="embed" xlink:actuate="onLoad"/></draw:frame>. <text:span text:style-name="T29">W</text:span>hat next? <text:span text:style-name="T29">W</text:span>ell, I think next we should just do an example right so let's take a look at this particular two form:</text:p>
      <text:p text:style-name="P26"/>
      <table:table table:name="Table10" table:style-name="Table10">
        <table:table-column table:style-name="Table10.A"/>
        <table:table-column table:style-name="Table10.B"/>
        <table:table-header-rows>
          <table:table-row>
            <table:table-cell table:style-name="Table10.A1" office:value-type="string">
              <text:p text:style-name="P34"><draw:frame draw:style-name="fr1" draw:name="Object120" text:anchor-type="as-char" svg:y="-0.2154in" svg:width="2.4091in" svg:height="0.2598in" draw:z-index="121"><draw:object xlink:href="./Object 120" xlink:type="simple" xlink:show="embed" xlink:actuate="onLoad"/><draw:image xlink:href="./ObjectReplacements/Object 120" xlink:type="simple" xlink:show="embed" xlink:actuate="onLoad"/><svg:desc>formula</svg:desc></draw:frame></text:p>
            </table:table-cell>
            <table:table-cell table:style-name="Table10.A1" office:value-type="string">
              <text:p text:style-name="P35">(<text:sequence text:ref-name="refText9" text:name="Text" text:formula="ooow:Text+1" style:num-format="1">10</text:sequence>)</text:p>
            </table:table-cell>
          </table:table-row>
        </table:table-header-rows>
      </table:table>
      <text:p text:style-name="P25"/>
      <text:p text:style-name="P27"><text:span text:style-name="T30">We are going to say that</text:span><text:span text:style-name="T30"><draw:frame draw:style-name="fr1" draw:name="Object121" text:anchor-type="as-char" svg:y="-0.1602in" svg:width="1.1055in" svg:height="0.2075in" draw:z-index="115"><draw:object xlink:href="./Object 121" xlink:type="simple" xlink:show="embed" xlink:actuate="onLoad"/><draw:image xlink:href="./ObjectReplacements/Object 121" xlink:type="simple" xlink:show="embed" xlink:actuate="onLoad"/></draw:frame></text:span><text:span text:style-name="T30">and</text:span><text:span text:style-name="T30"><draw:frame draw:style-name="fr1" draw:name="Object123" text:anchor-type="as-char" svg:y="-0.1602in" svg:width="1.1055in" svg:height="0.2075in" draw:z-index="116"><draw:object xlink:href="./Object 123" xlink:type="simple" xlink:show="embed" xlink:actuate="onLoad"/><draw:image xlink:href="./ObjectReplacements/Object 123" xlink:type="simple" xlink:show="embed" xlink:actuate="onLoad"/><svg:desc>formula</svg:desc></draw:frame></text:span><text:span text:style-name="T30">are </text:span>function in space, I'm going to say we're in <text:span text:style-name="T30">four</text:span> dimensional space. <text:span text:style-name="T30">It is in the form</text:span><text:span text:style-name="T30"><draw:frame draw:style-name="fr1" draw:name="Object122" text:anchor-type="as-char" svg:y="-0.1602in" svg:width="0.5in" svg:height="0.2209in" draw:z-index="117"><draw:object xlink:href="./Object 122" xlink:type="simple" xlink:show="embed" xlink:actuate="onLoad"/><draw:image xlink:href="./ObjectReplacements/Object 122" xlink:type="simple" xlink:show="embed" xlink:actuate="onLoad"/></draw:frame></text:span>because we've indexed things correctly and it just so happens that the other combinations that are allowed, those coefficients are just <text:span text:style-name="T31">zero, </text:span>in this sum those<draw:frame draw:style-name="fr1" draw:name="Object124" text:anchor-type="as-char" svg:y="-0.0846in" svg:width="0.2528in" svg:height="0.1457in" draw:z-index="118"><draw:object xlink:href="./Object 124" xlink:type="simple" xlink:show="embed" xlink:actuate="onLoad"/><draw:image xlink:href="./ObjectReplacements/Object 124" xlink:type="simple" xlink:show="embed" xlink:actuate="onLoad"/></draw:frame>are <text:span text:style-name="T31">zero</text:span>. <text:span text:style-name="T31">W</text:span>e've chosen a two form and we're going to take the Exterior derivative of this two form so we'll just write that down we're gonna take the Exterior derivative of our two form now this is linear so we're going to break up this sum right that's the equivalent of taking this big old summation symbol and breaking it up into its explicit parts and the Exterior derivative is linear so this is a good opportunity to point that out anything that that's pretends to be a derivative is linear and so it's going to be the Exterior derivative of the total to form is the Exterior derivative of this first component and the Exterior derivative of the second component:</text:p>
      <text:p text:style-name="P28"/>
      <table:table table:name="Table11" table:style-name="Table11">
        <table:table-column table:style-name="Table11.A"/>
        <table:table-column table:style-name="Table11.B"/>
        <table:table-header-rows>
          <table:table-row>
            <table:table-cell table:style-name="Table11.A1" office:value-type="string">
              <text:p text:style-name="P34"><draw:frame draw:style-name="fr1" draw:name="Object125" text:anchor-type="as-char" svg:y="-0.6374in" svg:width="5.1689in" svg:height="1.2272in" draw:z-index="122"><draw:object xlink:href="./Object 125" xlink:type="simple" xlink:show="embed" xlink:actuate="onLoad"/><draw:image xlink:href="./ObjectReplacements/Object 125" xlink:type="simple" xlink:show="embed" xlink:actuate="onLoad"/><svg:desc>formula</svg:desc></draw:frame></text:p>
            </table:table-cell>
            <table:table-cell table:style-name="Table11.A1" office:value-type="string">
              <text:p text:style-name="P35">(<text:sequence text:ref-name="refText10" text:name="Text" text:formula="ooow:Text+1" style:num-format="1">11</text:sequence>)</text:p>
            </table:table-cell>
          </table:table-row>
        </table:table-header-rows>
      </table:table>
      <text:p text:style-name="P27"/>
      <text:p text:style-name="P29"><text:soft-page-break/></text:p>
      <table:table table:name="Table12" table:style-name="Table12">
        <table:table-column table:style-name="Table12.A"/>
        <table:table-column table:style-name="Table12.B"/>
        <table:table-header-rows>
          <table:table-row>
            <table:table-cell table:style-name="Table12.A1" office:value-type="string">
              <text:p text:style-name="P34"><draw:frame draw:style-name="fr1" draw:name="Object126" text:anchor-type="as-char" svg:y="-0.3047in" svg:width="4.2728in" svg:height="0.5201in" draw:z-index="123"><draw:object xlink:href="./Object 126" xlink:type="simple" xlink:show="embed" xlink:actuate="onLoad"/><draw:image xlink:href="./ObjectReplacements/Object 126" xlink:type="simple" xlink:show="embed" xlink:actuate="onLoad"/><svg:desc>formula</svg:desc></draw:frame></text:p>
            </table:table-cell>
            <table:table-cell table:style-name="Table12.A1" office:value-type="string">
              <text:p text:style-name="P35">(<text:sequence text:ref-name="refText11" text:name="Text" text:formula="ooow:Text+1" style:num-format="1">12</text:sequence>)</text:p>
            </table:table-cell>
          </table:table-row>
        </table:table-header-rows>
      </table:table>
      <text:p text:style-name="Standard"/>
      <text:p text:style-name="P30"><text:span text:style-name="T32">N</text:span>ow the only problem is is our final form doesn't really satisfy our increasing index rule, we want these indices to go up but the only possible way is you're off by a sign so I can rearrange these things as long as I keep track of how many swaps I make that's an important thing to remember and this is a good chance to review it I'm glad we did this example:</text:p>
      <text:p text:style-name="P31"/>
      <table:table table:name="Table13" table:style-name="Table13">
        <table:table-column table:style-name="Table13.A"/>
        <table:table-column table:style-name="Table13.B"/>
        <table:table-header-rows>
          <table:table-row>
            <table:table-cell table:style-name="Table13.A1" office:value-type="string">
              <text:p text:style-name="P34"><draw:frame draw:style-name="fr1" draw:name="Object127" text:anchor-type="as-char" svg:y="-0.3047in" svg:width="4.2728in" svg:height="0.5201in" draw:z-index="127"><draw:object xlink:href="./Object 127" xlink:type="simple" xlink:show="embed" xlink:actuate="onLoad"/><draw:image xlink:href="./ObjectReplacements/Object 127" xlink:type="simple" xlink:show="embed" xlink:actuate="onLoad"/><svg:desc>formula</svg:desc></draw:frame></text:p>
            </table:table-cell>
            <table:table-cell table:style-name="Table13.A1" office:value-type="string">
              <text:p text:style-name="P35">(<text:sequence text:ref-name="refText12" text:name="Text" text:formula="ooow:Text+1" style:num-format="1">13</text:sequence>)</text:p>
            </table:table-cell>
          </table:table-row>
        </table:table-header-rows>
      </table:table>
      <text:p text:style-name="P30"/>
      <text:p text:style-name="P30"><draw:g text:anchor-type="as-char" svg:y="-0.2055in" draw:z-index="11" draw:style-name="gr1"><svg:title>TexMaths</svg:title><svg:desc>12§latex§\[\mathit{d\ensuremath{\alpha}}=\left( \frac{d}{d\mathit{x1}}b\right) \,\mathit{dx1}\,\mathit{dx2}\,\mathit{dx3}+\left( \frac{d}{d\mathit{x0}}b\right) \,\mathit{dx0}\,\mathit{dx2}\,\mathit{dx3}+\left( \frac{d}{d\mathit{x3}}a\right) \,\mathit{dx0}\,\mathit{dx1}\,\mathit{dx3}+\left( \frac{d}{d\mathit{x2}}a\right) \,\mathit{dx0}\,\mathit{dx1}\,\mathit{dx2}\]§svg§600§FALSE§</svg:desc><draw:frame draw:style-name="gr2" draw:text-style-name="P37" svg:width="7.0276in" svg:height="0.4114in" svg:x="0in" svg:y="0in"><draw:image xlink:href="Pictures/100195C200003A1A00000366D6D4AA96A8D9E5B2.svg" xlink:type="simple" xlink:show="embed" xlink:actuate="onLoad" loext:mime-type="image/svg+xml"><text:p/></draw:image><draw:image xlink:href="Pictures/1000020100000232000000215A24B0E56E945228.png" xlink:type="simple" xlink:show="embed" xlink:actuate="onLoad" loext:mime-type="image/png"/></draw:frame></draw:g></text:p>
      <text:p text:style-name="P30"/>
      <text:p text:style-name="P32"><text:span text:style-name="T33">T</text:span>his <text:span text:style-name="T33">is the </text:span>final answer, this is the Exterior derivative of<draw:frame draw:style-name="fr1" draw:name="Object128" text:anchor-type="as-char" svg:y="-0.0846in" svg:width="0.2055in" svg:height="0.0953in" draw:z-index="128"><draw:object xlink:href="./Object 128" xlink:type="simple" xlink:show="embed" xlink:actuate="onLoad"/><draw:image xlink:href="./ObjectReplacements/Object 128" xlink:type="simple" xlink:show="embed" xlink:actuate="onLoad"/></draw:frame>, notice that<draw:frame draw:style-name="fr1" draw:name="Object129" text:anchor-type="as-char" svg:y="-0.0846in" svg:width="0.2055in" svg:height="0.0953in" draw:z-index="129"><draw:object xlink:href="./Object 129" xlink:type="simple" xlink:show="embed" xlink:actuate="onLoad"/><draw:image xlink:href="./ObjectReplacements/Object 129" xlink:type="simple" xlink:show="embed" xlink:actuate="onLoad"/><svg:desc>formula</svg:desc></draw:frame><text:span text:style-name="T33">is </text:span>a two form <text:sequence-ref text:reference-format="text" text:ref-name="refText9">(10)</text:sequence-ref><text:s/>and down here its differential is a three form <text:sequence-ref text:reference-format="text" text:ref-name="refText12">(13)</text:sequence-ref><text:s/>and that's because the Exterior derivative always boosts your form by one. <text:span text:style-name="T33">L</text:span>et's see what were these other two this is just maybe I should have done this one earlier. <text:span text:style-name="T34">I</text:span>f<draw:frame draw:style-name="fr1" draw:name="Object134" text:anchor-type="as-char" svg:y="-0.0854in" svg:width="0.2138in" svg:height="0.0953in" draw:z-index="130"><draw:object xlink:href="./Object 134" xlink:type="simple" xlink:show="embed" xlink:actuate="onLoad"/><draw:image xlink:href="./ObjectReplacements/Object 134" xlink:type="simple" xlink:show="embed" xlink:actuate="onLoad"/></draw:frame>is a<draw:frame draw:style-name="fr1" draw:name="Object130" text:anchor-type="as-char" svg:y="-0.1484in" svg:width="0.1665in" svg:height="0.1839in" draw:z-index="134"><draw:object xlink:href="./Object 130" xlink:type="simple" xlink:show="embed" xlink:actuate="onLoad"/><draw:image xlink:href="./ObjectReplacements/Object 130" xlink:type="simple" xlink:show="embed" xlink:actuate="onLoad"/></draw:frame>form <text:span text:style-name="T34">(</text:span>using this Einstein sum not<text:span text:style-name="T34">at</text:span>ion<text:span text:style-name="T34">)</text:span> over an index set of increasing indices:</text:p>
      <text:p text:style-name="P33"/>
      <table:table table:name="Table14" table:style-name="Table14">
        <table:table-column table:style-name="Table14.A"/>
        <table:table-column table:style-name="Table14.B"/>
        <table:table-header-rows>
          <table:table-row>
            <table:table-cell table:style-name="Table14.A1" office:value-type="string">
              <text:p text:style-name="P34"><text:span text:style-name="T34">If</text:span><draw:frame draw:style-name="fr1" draw:name="Object131" text:anchor-type="as-char" svg:y="-0.2154in" svg:width="0.95in" svg:height="0.2902in" draw:z-index="131"><draw:object xlink:href="./Object 131" xlink:type="simple" xlink:show="embed" xlink:actuate="onLoad"/><draw:image xlink:href="./ObjectReplacements/Object 131" xlink:type="simple" xlink:show="embed" xlink:actuate="onLoad"/><svg:desc>formula</svg:desc></draw:frame><text:span text:style-name="T34">and</text:span><text:span text:style-name="T34"><draw:frame draw:style-name="fr1" draw:name="Object132" text:anchor-type="as-char" svg:y="-0.1854in" svg:width="0.9472in" svg:height="0.2575in" draw:z-index="132"><draw:object xlink:href="./Object 132" xlink:type="simple" xlink:show="embed" xlink:actuate="onLoad"/><draw:image xlink:href="./ObjectReplacements/Object 132" xlink:type="simple" xlink:show="embed" xlink:actuate="onLoad"/><svg:desc>formula</svg:desc></draw:frame></text:span><text:span text:style-name="T34">then</text:span><text:span text:style-name="T34"><draw:frame draw:style-name="fr1" draw:name="Object133" text:anchor-type="as-char" svg:y="-0.2154in" svg:width="1.9909in" svg:height="0.2902in" draw:z-index="133"><draw:object xlink:href="./Object 133" xlink:type="simple" xlink:show="embed" xlink:actuate="onLoad"/><draw:image xlink:href="./ObjectReplacements/Object 133" xlink:type="simple" xlink:show="embed" xlink:actuate="onLoad"/></draw:frame></text:span></text:p>
            </table:table-cell>
            <table:table-cell table:style-name="Table14.A1" office:value-type="string">
              <text:p text:style-name="P35">(<text:sequence text:ref-name="refText13" text:name="Text" text:formula="ooow:Text+1" style:num-format="1">14</text:sequence>)</text:p>
            </table:table-cell>
          </table:table-row>
        </table:table-header-rows>
      </table:table>
      <text:p text:style-name="P32"/>
      <text:p text:style-name="Standard"><text:span text:style-name="T35">If </text:span>you don't just bite the bullet here and you can review the actual language so here's the way this works, if you have a form<draw:frame draw:style-name="fr1" draw:name="Object135" text:anchor-type="as-char" svg:y="-0.0854in" svg:width="0.2138in" svg:height="0.0953in" draw:z-index="135"><draw:object xlink:href="./Object 135" xlink:type="simple" xlink:show="embed" xlink:actuate="onLoad"/><draw:image xlink:href="./ObjectReplacements/Object 135" xlink:type="simple" xlink:show="embed" xlink:actuate="onLoad"/></draw:frame>and<draw:frame draw:style-name="fr1" draw:name="Object136" text:anchor-type="as-char" svg:y="-0.1484in" svg:width="0.5272in" svg:height="0.1839in" draw:z-index="136"><draw:object xlink:href="./Object 136" xlink:type="simple" xlink:show="embed" xlink:actuate="onLoad"/><draw:image xlink:href="./ObjectReplacements/Object 136" xlink:type="simple" xlink:show="embed" xlink:actuate="onLoad"/></draw:frame>then<draw:frame draw:style-name="fr1" draw:name="Object137" text:anchor-type="as-char" svg:y="-0.0854in" svg:width="0.2138in" svg:height="0.0953in" draw:z-index="137"><draw:object xlink:href="./Object 137" xlink:type="simple" xlink:show="embed" xlink:actuate="onLoad"/><draw:image xlink:href="./ObjectReplacements/Object 137" xlink:type="simple" xlink:show="embed" xlink:actuate="onLoad"/></draw:frame>is called closed. <text:span text:style-name="T35">Consider</text:span><draw:frame draw:style-name="fr1" draw:name="Object138" text:anchor-type="as-char" svg:y="-0.1484in" svg:width="0.5618in" svg:height="0.1902in" draw:z-index="138"><draw:object xlink:href="./Object 138" xlink:type="simple" xlink:show="embed" xlink:actuate="onLoad"/><draw:image xlink:href="./ObjectReplacements/Object 138" xlink:type="simple" xlink:show="embed" xlink:actuate="onLoad"/></draw:frame>, if<draw:frame draw:style-name="fr1" draw:name="Object139" text:anchor-type="as-char" svg:y="-0.0866in" svg:width="0.2008in" svg:height="0.1283in" draw:z-index="139"><draw:object xlink:href="./Object 139" xlink:type="simple" xlink:show="embed" xlink:actuate="onLoad"/><draw:image xlink:href="./ObjectReplacements/Object 139" xlink:type="simple" xlink:show="embed" xlink:actuate="onLoad"/></draw:frame>is <text:span text:style-name="T35">a</text:span><text:span text:style-name="T35"><draw:frame draw:style-name="fr1" draw:name="Object140" text:anchor-type="as-char" svg:y="-0.1484in" svg:width="0.1665in" svg:height="0.1839in" draw:z-index="140"><draw:object xlink:href="./Object 140" xlink:type="simple" xlink:show="embed" xlink:actuate="onLoad"/><draw:image xlink:href="./ObjectReplacements/Object 140" xlink:type="simple" xlink:show="embed" xlink:actuate="onLoad"/></draw:frame></text:span><text:span text:style-name="T35">form then</text:span><text:span text:style-name="T35"><draw:frame draw:style-name="fr1" draw:name="Object141" text:anchor-type="as-char" svg:y="-0.0854in" svg:width="0.2138in" svg:height="0.0953in" draw:z-index="141"><draw:object xlink:href="./Object 141" xlink:type="simple" xlink:show="embed" xlink:actuate="onLoad"/><draw:image xlink:href="./ObjectReplacements/Object 141" xlink:type="simple" xlink:show="embed" xlink:actuate="onLoad"/></draw:frame></text:span>has to be a<draw:frame draw:style-name="fr1" draw:name="Object142" text:anchor-type="as-char" svg:y="-0.1484in" svg:width="0.389in" svg:height="0.1839in" draw:z-index="142"><draw:object xlink:href="./Object 142" xlink:type="simple" xlink:show="embed" xlink:actuate="onLoad"/><draw:image xlink:href="./ObjectReplacements/Object 142" xlink:type="simple" xlink:show="embed" xlink:actuate="onLoad"/></draw:frame>form <text:span text:style-name="T35">then</text:span><text:span text:style-name="T35"><draw:frame draw:style-name="fr1" draw:name="Object143" text:anchor-type="as-char" svg:y="-0.0866in" svg:width="0.2008in" svg:height="0.1283in" draw:z-index="143"><draw:object xlink:href="./Object 143" xlink:type="simple" xlink:show="embed" xlink:actuate="onLoad"/><draw:image xlink:href="./ObjectReplacements/Object 143" xlink:type="simple" xlink:show="embed" xlink:actuate="onLoad"/></draw:frame></text:span>is <text:span text:style-name="T35">called exact. </text:span>that's the two words we're using. <text:span text:style-name="T36">T</text:span>he Exterior derivative of any<draw:frame draw:style-name="fr1" draw:name="Object144" text:anchor-type="as-char" svg:y="-0.1484in" svg:width="0.1665in" svg:height="0.1839in" draw:z-index="144"><draw:object xlink:href="./Object 144" xlink:type="simple" xlink:show="embed" xlink:actuate="onLoad"/><draw:image xlink:href="./ObjectReplacements/Object 144" xlink:type="simple" xlink:show="embed" xlink:actuate="onLoad"/></draw:frame>form<draw:frame draw:style-name="fr1" draw:name="Object145" text:anchor-type="as-char" svg:y="-0.0854in" svg:width="0.2138in" svg:height="0.0953in" draw:z-index="145"><draw:object xlink:href="./Object 145" xlink:type="simple" xlink:show="embed" xlink:actuate="onLoad"/><draw:image xlink:href="./ObjectReplacements/Object 145" xlink:type="simple" xlink:show="embed" xlink:actuate="onLoad"/></draw:frame>is closed because the Exterior derivative of the Exterior derivative of <text:span text:style-name="T36">anything</text:span> is zero. <text:span text:style-name="T36">H</text:span>owever if I had written this as<draw:frame draw:style-name="fr1" draw:name="Object146" text:anchor-type="as-char" svg:y="-0.1484in" svg:width="0.5618in" svg:height="0.1902in" draw:z-index="146"><draw:object xlink:href="./Object 146" xlink:type="simple" xlink:show="embed" xlink:actuate="onLoad"/><draw:image xlink:href="./ObjectReplacements/Object 146" xlink:type="simple" xlink:show="embed" xlink:actuate="onLoad"/></draw:frame>and then I wrote<draw:frame draw:style-name="fr1" draw:name="Object147" text:anchor-type="as-char" svg:y="-0.1484in" svg:width="0.5161in" svg:height="0.1902in" draw:z-index="147"><draw:object xlink:href="./Object 147" xlink:type="simple" xlink:show="embed" xlink:actuate="onLoad"/><draw:image xlink:href="./ObjectReplacements/Object 147" xlink:type="simple" xlink:show="embed" xlink:actuate="onLoad"/></draw:frame>, I would say two things about<draw:frame draw:style-name="fr1" draw:name="Object148" text:anchor-type="as-char" svg:y="-0.0866in" svg:width="0.2008in" svg:height="0.1283in" draw:z-index="148"><draw:object xlink:href="./Object 148" xlink:type="simple" xlink:show="embed" xlink:actuate="onLoad"/><draw:image xlink:href="./ObjectReplacements/Object 148" xlink:type="simple" xlink:show="embed" xlink:actuate="onLoad"/></draw:frame>, I would say<draw:frame draw:style-name="fr1" draw:name="Object149" text:anchor-type="as-char" svg:y="-0.0866in" svg:width="0.2008in" svg:height="0.1283in" draw:z-index="149"><draw:object xlink:href="./Object 149" xlink:type="simple" xlink:show="embed" xlink:actuate="onLoad"/><draw:image xlink:href="./ObjectReplacements/Object 149" xlink:type="simple" xlink:show="embed" xlink:actuate="onLoad"/></draw:frame>is closed because its Exterior derivative is zero but<draw:frame draw:style-name="fr1" draw:name="Object150" text:anchor-type="as-char" svg:y="-0.0866in" svg:width="0.2008in" svg:height="0.1283in" draw:z-index="150"><draw:object xlink:href="./Object 150" xlink:type="simple" xlink:show="embed" xlink:actuate="onLoad"/><draw:image xlink:href="./ObjectReplacements/Object 150" xlink:type="simple" xlink:show="embed" xlink:actuate="onLoad"/></draw:frame>is also exact because<draw:frame draw:style-name="fr1" draw:name="Object151" text:anchor-type="as-char" svg:y="-0.0866in" svg:width="0.2008in" svg:height="0.1283in" draw:z-index="151"><draw:object xlink:href="./Object 151" xlink:type="simple" xlink:show="embed" xlink:actuate="onLoad"/><draw:image xlink:href="./ObjectReplacements/Object 151" xlink:type="simple" xlink:show="embed" xlink:actuate="onLoad"/></draw:frame>is the Exterior derivative of a<draw:frame draw:style-name="fr1" draw:name="Object152" text:anchor-type="as-char" svg:y="-0.1484in" svg:width="0.389in" svg:height="0.1839in" draw:z-index="152"><draw:object xlink:href="./Object 152" xlink:type="simple" xlink:show="embed" xlink:actuate="onLoad"/><draw:image xlink:href="./ObjectReplacements/Object 152" xlink:type="simple" xlink:show="embed" xlink:actuate="onLoad"/></draw:frame>form and this basically is saying that all exact forms are closed. <text:span text:style-name="T37">T</text:span>he profundity of this goes way beyond my little daft explanation here, I'm not even explaining things I'm just defining things. <text:span text:style-name="T37">T</text:span>hese little definitions and these words are not trivial this is a very very profound concept in differential geometry but for our purposes we just need to understand that exact forms are closed.</text:p>
      <text:p text:style-name="Standard"/>
      <text:p text:style-name="Standard"><text:span text:style-name="T37">W</text:span>hat am I missing here, this review so far is missing the notion of <text:a xlink:type="simple" xlink:href="https://en.wikipedia.org/wiki/Hodge_star_operator" text:style-name="Internet_20_link" text:visited-style-name="Visited_20_Internet_20_Link"><text:span text:style-name="T37">Hodge </text:span></text:a><text:a xlink:type="simple" xlink:href="https://en.wikipedia.org/wiki/Hodge_star_operator" text:style-name="Internet_20_link" text:visited-style-name="Visited_20_Internet_20_Link">duality</text:a> and that's too big a topic to proceed with now so we will begin our next lecture with a review of <text:span text:style-name="T37">H</text:span>odge duality and then we'll be set up to do everything we need to do Maxwell's equations all right so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2-03T22:40:57.944000000</meta:creation-date>
    <dc:date>2023-12-06T17:57:37.987000000</dc:date>
    <dc:creator>Daniel Volinski</dc:creator>
    <meta:editing-duration>PT10H8M42S</meta:editing-duration>
    <meta:editing-cycles>42</meta:editing-cycles>
    <meta:generator>LibreOffice/6.4.5.2$Windows_X86_64 LibreOffice_project/a726b36747cf2001e06b58ad5db1aa3a9a1872d6</meta:generator>
    <dc:title>Maxwell's Equations via Differential Forms Part 1</dc:title>
    <dc:subject>QED Prerequisites</dc:subject>
    <meta:keyword>XylyXylyX</meta:keyword>
    <meta:document-statistic meta:table-count="14" meta:image-count="0" meta:object-count="152" meta:page-count="6" meta:paragraph-count="68" meta:word-count="3351" meta:character-count="18521" meta:non-whitespace-character-count="15222"/>
  </office:meta>
</office:document-meta>
</file>

<file path=Object 1/content.xml><?xml version="1.0" encoding="utf-8"?>
<math xmlns="http://www.w3.org/1998/Math/MathML" display="block">
  <semantics>
    <mi>V</mi>
    <annotation encoding="StarMath 5.0">V</annotation>
  </semantics>
</math>
</file>

<file path=Object 10/content.xml><?xml version="1.0" encoding="utf-8"?>
<math xmlns="http://www.w3.org/1998/Math/MathML">
  <semantics>
    <mrow>
      <mi mathvariant="normal">d</mi>
      <msup>
        <mi>x</mi>
        <mstyle color="red">
          <mi>μ</mi>
        </mstyle>
      </msup>
    </mrow>
    <annotation encoding="StarMath 5.0">nospace{{func d} x sup {color red %mu}}</annotation>
  </semantics>
</math>
</file>

<file path=Object 100/content.xml><?xml version="1.0" encoding="utf-8"?>
<math xmlns="http://www.w3.org/1998/Math/MathML" display="block">
  <semantics>
    <mi>β</mi>
    <annotation encoding="StarMath 5.0">%beta</annotation>
  </semantics>
</math>
</file>

<file path=Object 101/content.xml><?xml version="1.0" encoding="utf-8"?>
<math xmlns="http://www.w3.org/1998/Math/MathML" display="block">
  <semantics>
    <mi>p</mi>
    <annotation encoding="StarMath 5.0"> p </annotation>
  </semantics>
</math>
</file>

<file path=Object 102/content.xml><?xml version="1.0" encoding="utf-8"?>
<math xmlns="http://www.w3.org/1998/Math/MathML" display="block">
  <semantics>
    <mi>p</mi>
    <annotation encoding="StarMath 5.0"> p </annotation>
  </semantics>
</math>
</file>

<file path=Object 103/content.xml><?xml version="1.0" encoding="utf-8"?>
<math xmlns="http://www.w3.org/1998/Math/MathML">
  <semantics>
    <mrow>
      <mrow>
        <mi>v</mi>
        <mo stretchy="false">=</mo>
        <msup>
          <mi>v</mi>
          <mstyle color="blue">
            <mi>μ</mi>
          </mstyle>
        </msup>
      </mrow>
      <msub>
        <mo stretchy="false">∂</mo>
        <mstyle color="blue">
          <mi>μ</mi>
        </mstyle>
      </msub>
    </mrow>
    <annotation encoding="StarMath 5.0">v = v sup {color blue %mu} partial sub {color blue %mu}</annotation>
  </semantics>
</math>
</file>

<file path=Object 104/content.xml><?xml version="1.0" encoding="utf-8"?>
<math xmlns="http://www.w3.org/1998/Math/MathML" display="block">
  <semantics>
    <mi>k</mi>
    <annotation encoding="StarMath 5.0"> k </annotation>
  </semantics>
</math>
</file>

<file path=Object 105/content.xml><?xml version="1.0" encoding="utf-8"?>
<math xmlns="http://www.w3.org/1998/Math/MathML" display="block">
  <semantics>
    <mrow>
      <mrow>
        <mrow>
          <mi mathvariant="normal">d</mi>
          <mi>α</mi>
        </mrow>
        <mo stretchy="false">=</mo>
        <mrow>
          <munder>
            <mo stretchy="false">∑</mo>
            <mi>I</mi>
          </munder>
          <msub>
            <mo stretchy="false">∂</mo>
            <mstyle color="blue">
              <mi>μ</mi>
            </mstyle>
          </msub>
        </mrow>
      </mrow>
      <msub>
        <mi>α</mi>
        <mstyle color="blue">
          <mi>I</mi>
        </mstyle>
      </msub>
      <mspace width="0.5em"/>
      <mrow>
        <mrow>
          <mi mathvariant="normal">d</mi>
          <msup>
            <mi>x</mi>
            <mstyle color="blue">
              <mi>μ</mi>
            </mstyle>
          </msup>
        </mrow>
        <mo stretchy="false">∧</mo>
        <mrow>
          <mi mathvariant="normal">d</mi>
          <msup>
            <mi>x</mi>
            <mstyle color="blue">
              <mi>I</mi>
            </mstyle>
          </msup>
        </mrow>
      </mrow>
    </mrow>
    <annotation encoding="StarMath 5.0">nospace{{func d} %alpha} = sum from I partial sub {color blue %mu} %alpha sub {color blue I} ` nospace{{func d} x sup {color blue %mu}} and nospace{{func d} x sup {color blue I}}</annotation>
  </semantics>
</math>
</file>

<file path=Object 106/content.xml><?xml version="1.0" encoding="utf-8"?>
<math xmlns="http://www.w3.org/1998/Math/MathML" display="block">
  <semantics>
    <mi>k</mi>
    <annotation encoding="StarMath 5.0"> k</annotation>
  </semantics>
</math>
</file>

<file path=Object 107/content.xml><?xml version="1.0" encoding="utf-8"?>
<math xmlns="http://www.w3.org/1998/Math/MathML" display="block">
  <semantics>
    <mi>N</mi>
    <annotation encoding="StarMath 5.0">N</annotation>
  </semantics>
</math>
</file>

<file path=Object 108/content.xml><?xml version="1.0" encoding="utf-8"?>
<math xmlns="http://www.w3.org/1998/Math/MathML" display="block">
  <semantics>
    <mi>N</mi>
    <annotation encoding="StarMath 5.0">N</annotation>
  </semantics>
</math>
</file>

<file path=Object 109/content.xml><?xml version="1.0" encoding="utf-8"?>
<math xmlns="http://www.w3.org/1998/Math/MathML">
  <semantics>
    <msup>
      <mi>x</mi>
      <mstyle color="red">
        <mi>μ</mi>
      </mstyle>
    </msup>
    <annotation encoding="StarMath 5.0">x sup {color red %mu}</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semantics>
    <mrow>
      <msub>
        <mi>α</mi>
        <mstyle color="red">
          <mi>I</mi>
        </mstyle>
      </msub>
      <mrow>
        <mo fence="true" stretchy="true">(</mo>
        <mrow>
          <mrow>
            <msup>
              <mi>x</mi>
              <mn>0</mn>
            </msup>
            <mi>,</mi>
            <msup>
              <mi>x</mi>
              <mn>1</mn>
            </msup>
            <mi>,</mi>
            <mo stretchy="false">…</mo>
            <mi>,</mi>
            <msup>
              <mi>x</mi>
              <mrow>
                <mi>N</mi>
                <mo stretchy="false">−</mo>
                <mn>1</mn>
              </mrow>
            </msup>
          </mrow>
        </mrow>
        <mo fence="true" stretchy="true">)</mo>
      </mrow>
    </mrow>
    <annotation encoding="StarMath 5.0">%alpha sub {color red I} left ( { x sup 0 , x sup 1 , dotslow , x sup {N-1} } right )</annotation>
  </semantics>
</math>
</file>

<file path=Object 111/content.xml><?xml version="1.0" encoding="utf-8"?>
<math xmlns="http://www.w3.org/1998/Math/MathML" display="block">
  <semantics>
    <mrow>
      <mi mathvariant="normal">d</mi>
      <mi>α</mi>
    </mrow>
    <annotation encoding="StarMath 5.0">nospace{{func d} %alpha}</annotation>
  </semantics>
</math>
</file>

<file path=Object 112/content.xml><?xml version="1.0" encoding="utf-8"?>
<math xmlns="http://www.w3.org/1998/Math/MathML" display="block">
  <semantics>
    <mrow>
      <mrow>
        <mrow>
          <mi mathvariant="normal">d</mi>
          <mi>α</mi>
        </mrow>
        <mo stretchy="false">=</mo>
        <mi mathvariant="normal">d</mi>
      </mrow>
      <mrow>
        <mrow>
          <mo fence="true" stretchy="true">(</mo>
          <mrow>
            <mrow>
              <msub>
                <mi>α</mi>
                <mstyle color="blue">
                  <mi>I</mi>
                </mstyle>
              </msub>
              <mrow>
                <mi mathvariant="normal">d</mi>
                <msup>
                  <mi>x</mi>
                  <mstyle color="blue">
                    <mi>I</mi>
                  </mstyle>
                </msup>
              </mrow>
            </mrow>
          </mrow>
          <mo fence="true" stretchy="true">)</mo>
        </mrow>
        <mo stretchy="false">=</mo>
        <mi mathvariant="normal">d</mi>
      </mrow>
      <mrow>
        <mrow>
          <mo fence="true" stretchy="true">(</mo>
          <mrow>
            <mrow>
              <msub>
                <mi>α</mi>
                <mstyle color="blue">
                  <mi>I</mi>
                </mstyle>
              </msub>
              <mo stretchy="false">∧</mo>
              <mrow>
                <mi mathvariant="normal">d</mi>
                <msup>
                  <mi>x</mi>
                  <mstyle color="blue">
                    <mi>I</mi>
                  </mstyle>
                </msup>
              </mrow>
            </mrow>
          </mrow>
          <mo fence="true" stretchy="true">)</mo>
        </mrow>
        <mo stretchy="false">=</mo>
        <mi mathvariant="normal">d</mi>
      </mrow>
      <mrow>
        <mrow>
          <mrow>
            <mo fence="true" stretchy="false">(</mo>
            <mrow>
              <msub>
                <mi>α</mi>
                <mstyle color="blue">
                  <mi>I</mi>
                </mstyle>
              </msub>
            </mrow>
            <mo fence="true" stretchy="false">)</mo>
          </mrow>
          <mo stretchy="false">∧</mo>
          <mrow>
            <mi mathvariant="normal">d</mi>
            <msup>
              <mi>x</mi>
              <mstyle color="blue">
                <mi>I</mi>
              </mstyle>
            </msup>
          </mrow>
        </mrow>
        <mo stretchy="false">+</mo>
        <msup>
          <mrow>
            <mo fence="true" stretchy="false">(</mo>
            <mrow>
              <mrow>
                <mo stretchy="false">−</mo>
                <mn>1</mn>
              </mrow>
            </mrow>
            <mo fence="true" stretchy="false">)</mo>
          </mrow>
          <mn>0</mn>
        </msup>
      </mrow>
      <mrow>
        <mo fence="true" stretchy="true">[</mo>
        <mrow>
          <mrow>
            <mrow>
              <msub>
                <mi>α</mi>
                <mstyle color="blue">
                  <mi>I</mi>
                </mstyle>
              </msub>
              <mo stretchy="false">∧</mo>
              <mi mathvariant="normal">d</mi>
            </mrow>
            <mrow>
              <mo fence="true" stretchy="false">(</mo>
              <mrow>
                <mrow>
                  <mi mathvariant="normal">d</mi>
                  <msup>
                    <mi>x</mi>
                    <mstyle color="blue">
                      <mi>I</mi>
                    </mstyle>
                  </msup>
                </mrow>
              </mrow>
              <mo fence="true" stretchy="false">)</mo>
            </mrow>
          </mrow>
        </mrow>
        <mo fence="true" stretchy="true">]</mo>
      </mrow>
    </mrow>
    <annotation encoding="StarMath 5.0">nospace{{func d} %alpha} = {func d} left ( { %alpha sub {color blue I} nospace{{func d} x sup {color blue I}} } right ) = {func d} left ( { %alpha sub {color blue I} and nospace{{func d} x sup {color blue I}} } right ) = {func d} ( %alpha sub {color blue I} ) and nospace{{func d} x sup {color blue I}} + (-1)^0 left [ { %alpha sub {color blue I} and {func d} ( nospace{{func d} x sup {color blue I}}) } right ]</annotation>
  </semantics>
</math>
</file>

<file path=Object 113/content.xml><?xml version="1.0" encoding="utf-8"?>
<math xmlns="http://www.w3.org/1998/Math/MathML">
  <semantics>
    <mrow>
      <mi mathvariant="normal">d</mi>
      <msup>
        <mi>x</mi>
        <mstyle color="red">
          <mi>I</mi>
        </mstyle>
      </msup>
    </mrow>
    <annotation encoding="StarMath 5.0">nospace{{func d} x sup {color red I}}</annotation>
  </semantics>
</math>
</file>

<file path=Object 114/content.xml><?xml version="1.0" encoding="utf-8"?>
<math xmlns="http://www.w3.org/1998/Math/MathML" display="block">
  <semantics>
    <mi>k</mi>
    <annotation encoding="StarMath 5.0"> k </annotation>
  </semantics>
</math>
</file>

<file path=Object 115/content.xml><?xml version="1.0" encoding="utf-8"?>
<math xmlns="http://www.w3.org/1998/Math/MathML">
  <semantics>
    <mrow>
      <mi mathvariant="normal">d</mi>
      <mrow>
        <mrow>
          <mo fence="true" stretchy="false">(</mo>
          <mrow>
            <mrow>
              <mi mathvariant="normal">d</mi>
              <msup>
                <mi>x</mi>
                <mstyle color="red">
                  <mi>I</mi>
                </mstyle>
              </msup>
            </mrow>
          </mrow>
          <mo fence="true" stretchy="false">)</mo>
        </mrow>
        <mo stretchy="false">=</mo>
        <mn>0</mn>
      </mrow>
    </mrow>
    <annotation encoding="StarMath 5.0">{func d} ( nospace{{func d} x sup {color red I}} ) = 0</annotation>
  </semantics>
</math>
</file>

<file path=Object 116/content.xml><?xml version="1.0" encoding="utf-8"?>
<math xmlns="http://www.w3.org/1998/Math/MathML" display="block">
  <semantics>
    <mrow>
      <mrow>
        <mrow>
          <mi mathvariant="normal">d</mi>
          <mi>α</mi>
        </mrow>
        <mo stretchy="false">=</mo>
        <msub>
          <mo stretchy="false">∂</mo>
          <mstyle color="blue">
            <mi>η</mi>
          </mstyle>
        </msub>
      </mrow>
      <msub>
        <mi>α</mi>
        <mstyle color="blue">
          <mi>I</mi>
        </mstyle>
      </msub>
      <mrow>
        <mrow>
          <mi mathvariant="normal">d</mi>
          <msup>
            <mi>x</mi>
            <mstyle color="blue">
              <mi>η</mi>
            </mstyle>
          </msup>
        </mrow>
        <mo stretchy="false">∧</mo>
        <mrow>
          <mi mathvariant="normal">d</mi>
          <msup>
            <mi>x</mi>
            <mstyle color="blue">
              <mi>I</mi>
            </mstyle>
          </msup>
        </mrow>
      </mrow>
    </mrow>
    <annotation encoding="StarMath 5.0">nospace{{func d} %alpha} = partial sub {color blue %eta} %alpha sub {color blue I} nospace{{func d} x sup {color blue %eta}} and nospace{{func d} x sup {color blue I}}</annotation>
  </semantics>
</math>
</file>

<file path=Object 117/content.xml><?xml version="1.0" encoding="utf-8"?>
<math xmlns="http://www.w3.org/1998/Math/MathML" display="block">
  <semantics>
    <mi>I</mi>
    <annotation encoding="StarMath 5.0"> I </annotation>
  </semantics>
</math>
</file>

<file path=Object 118/content.xml><?xml version="1.0" encoding="utf-8"?>
<math xmlns="http://www.w3.org/1998/Math/MathML">
  <semantics>
    <mrow>
      <mi mathvariant="normal">d</mi>
      <mi>α</mi>
    </mrow>
    <annotation encoding="StarMath 5.0">nospace{{func d} %alpha}</annotation>
  </semantics>
</math>
</file>

<file path=Object 119/content.xml><?xml version="1.0" encoding="utf-8"?>
<math xmlns="http://www.w3.org/1998/Math/MathML" display="block">
  <semantics>
    <mi>α</mi>
    <annotation encoding="StarMath 5.0"> %alpha </annotation>
  </semantics>
</math>
</file>

<file path=Object 12/content.xml><?xml version="1.0" encoding="utf-8"?>
<math xmlns="http://www.w3.org/1998/Math/MathML">
  <semantics>
    <msup>
      <mi>V</mi>
      <mrow>
        <mrow/>
        <mo stretchy="false">∗</mo>
        <mrow/>
      </mrow>
    </msup>
    <annotation encoding="StarMath 5.0">V sup {{}*{}}</annotation>
  </semantics>
</math>
</file>

<file path=Object 120/content.xml><?xml version="1.0" encoding="utf-8"?>
<math xmlns="http://www.w3.org/1998/Math/MathML" display="block">
  <semantics>
    <mrow>
      <mrow>
        <mi>α</mi>
        <mo stretchy="false">=</mo>
        <mi>a</mi>
      </mrow>
      <mspace width="0.5em"/>
      <mrow>
        <mrow>
          <mrow>
            <mi mathvariant="normal">d</mi>
            <msup>
              <mi>x</mi>
              <mn>0</mn>
            </msup>
          </mrow>
          <mo stretchy="false">∧</mo>
          <mrow>
            <mi mathvariant="normal">d</mi>
            <msup>
              <mi>x</mi>
              <mn>1</mn>
            </msup>
          </mrow>
        </mrow>
        <mo stretchy="false">+</mo>
        <mi>b</mi>
      </mrow>
      <mspace width="0.5em"/>
      <mrow>
        <mrow>
          <mi mathvariant="normal">d</mi>
          <msup>
            <mi>x</mi>
            <mn>2</mn>
          </msup>
        </mrow>
        <mo stretchy="false">∧</mo>
        <mrow>
          <mi mathvariant="normal">d</mi>
          <msup>
            <mi>x</mi>
            <mn>3</mn>
          </msup>
        </mrow>
      </mrow>
    </mrow>
    <annotation encoding="StarMath 5.0">%alpha = a ` nospace{{func d} x sup 0} and nospace{{func d} x sup 1} + b ` nospace{{func d} x sup 2} and nospace{{func d} x sup 3}</annotation>
  </semantics>
</math>
</file>

<file path=Object 121/content.xml><?xml version="1.0" encoding="utf-8"?>
<math xmlns="http://www.w3.org/1998/Math/MathML">
  <semantics>
    <mrow>
      <mi>a</mi>
      <mrow>
        <mo fence="true" stretchy="false">(</mo>
        <mrow>
          <mrow>
            <msup>
              <mi>x</mi>
              <mn>0</mn>
            </msup>
            <mi>,</mi>
            <msup>
              <mi>x</mi>
              <mn>1</mn>
            </msup>
            <mi>,</mi>
            <msup>
              <mi>x</mi>
              <mn>2</mn>
            </msup>
            <mi>,</mi>
            <msup>
              <mi>x</mi>
              <mn>3</mn>
            </msup>
          </mrow>
        </mrow>
        <mo fence="true" stretchy="false">)</mo>
      </mrow>
    </mrow>
    <annotation encoding="StarMath 5.0">a ( x sup 0 , x sup 1 , x sup 2 , x sup 3 )</annotation>
  </semantics>
</math>
</file>

<file path=Object 122/content.xml><?xml version="1.0" encoding="utf-8"?>
<math xmlns="http://www.w3.org/1998/Math/MathML">
  <semantics>
    <mrow>
      <msub>
        <mi>α</mi>
        <mstyle color="blue">
          <mi>I</mi>
        </mstyle>
      </msub>
      <mrow>
        <mi mathvariant="normal">d</mi>
        <msup>
          <mi>x</mi>
          <mstyle color="blue">
            <mi>I</mi>
          </mstyle>
        </msup>
      </mrow>
    </mrow>
    <annotation encoding="StarMath 5.0">%alpha sub {color blue I} nospace{{func d} x sup {color blue I}}</annotation>
  </semantics>
</math>
</file>

<file path=Object 123/content.xml><?xml version="1.0" encoding="utf-8"?>
<math xmlns="http://www.w3.org/1998/Math/MathML">
  <semantics>
    <mrow>
      <mi>b</mi>
      <mrow>
        <mo fence="true" stretchy="false">(</mo>
        <mrow>
          <mrow>
            <msup>
              <mi>x</mi>
              <mn>0</mn>
            </msup>
            <mi>,</mi>
            <msup>
              <mi>x</mi>
              <mn>1</mn>
            </msup>
            <mi>,</mi>
            <msup>
              <mi>x</mi>
              <mn>2</mn>
            </msup>
            <mi>,</mi>
            <msup>
              <mi>x</mi>
              <mn>3</mn>
            </msup>
          </mrow>
        </mrow>
        <mo fence="true" stretchy="false">)</mo>
      </mrow>
    </mrow>
    <annotation encoding="StarMath 5.0">b ( x sup 0 , x sup 1 , x sup 2 , x sup 3 )</annotation>
  </semantics>
</math>
</file>

<file path=Object 124/content.xml><?xml version="1.0" encoding="utf-8"?>
<math xmlns="http://www.w3.org/1998/Math/MathML">
  <semantics>
    <msub>
      <mi>α</mi>
      <mstyle color="red">
        <mi>I</mi>
      </mstyle>
    </msub>
    <annotation encoding="StarMath 5.0">%alpha sub {color red I}</annotation>
  </semantics>
</math>
</file>

<file path=Object 125/content.xml><?xml version="1.0" encoding="utf-8"?>
<math xmlns="http://www.w3.org/1998/Math/MathML" display="block">
  <semantics>
    <mtable>
      <mtr>
        <mtd columnalign="left">
          <mrow>
            <mrow>
              <mrow>
                <mi mathvariant="normal">d</mi>
                <mi>α</mi>
              </mrow>
              <mo stretchy="false">=</mo>
              <mi mathvariant="normal">d</mi>
            </mrow>
            <mrow>
              <mrow>
                <mo fence="true" stretchy="true">[</mo>
                <mrow>
                  <mrow>
                    <mi>a</mi>
                    <mo stretchy="false">∧</mo>
                    <mrow>
                      <mo fence="true" stretchy="true">(</mo>
                      <mrow>
                        <mrow>
                          <mrow>
                            <mi mathvariant="normal">d</mi>
                            <msup>
                              <mi>x</mi>
                              <mn>0</mn>
                            </msup>
                          </mrow>
                          <mo stretchy="false">∧</mo>
                          <mrow>
                            <mi mathvariant="normal">d</mi>
                            <msup>
                              <mi>x</mi>
                              <mn>1</mn>
                            </msup>
                          </mrow>
                        </mrow>
                      </mrow>
                      <mo fence="true" stretchy="true">)</mo>
                    </mrow>
                  </mrow>
                </mrow>
                <mo fence="true" stretchy="true">]</mo>
              </mrow>
              <mo stretchy="false">+</mo>
              <mi mathvariant="normal">d</mi>
            </mrow>
            <mrow>
              <mo fence="true" stretchy="true">[</mo>
              <mrow>
                <mrow>
                  <mi>b</mi>
                  <mo stretchy="false">∧</mo>
                  <mrow>
                    <mo fence="true" stretchy="true">(</mo>
                    <mrow>
                      <mrow>
                        <mrow>
                          <mi mathvariant="normal">d</mi>
                          <msup>
                            <mi>x</mi>
                            <mn>2</mn>
                          </msup>
                        </mrow>
                        <mo stretchy="false">∧</mo>
                        <mrow>
                          <mi mathvariant="normal">d</mi>
                          <msup>
                            <mi>x</mi>
                            <mn>3</mn>
                          </msup>
                        </mrow>
                      </mrow>
                    </mrow>
                    <mo fence="true" stretchy="true">)</mo>
                  </mrow>
                </mrow>
              </mrow>
              <mo fence="true" stretchy="true">]</mo>
            </mrow>
          </mrow>
        </mtd>
      </mtr>
      <mtr>
        <mtd columnalign="left">
          <mrow>
            <mrow>
              <mphantom>
                <mrow>
                  <mi mathvariant="normal">d</mi>
                  <mi>α</mi>
                </mrow>
              </mphantom>
              <mo stretchy="false">=</mo>
              <mrow>
                <mrow>
                  <mrow>
                    <mi mathvariant="normal">d</mi>
                    <mi>a</mi>
                  </mrow>
                  <mo stretchy="false">∧</mo>
                  <mrow>
                    <mo fence="true" stretchy="true">(</mo>
                    <mrow>
                      <mrow>
                        <mrow>
                          <mi mathvariant="normal">d</mi>
                          <msup>
                            <mi>x</mi>
                            <mn>0</mn>
                          </msup>
                        </mrow>
                        <mo stretchy="false">∧</mo>
                        <mrow>
                          <mi mathvariant="normal">d</mi>
                          <msup>
                            <mi>x</mi>
                            <mn>1</mn>
                          </msup>
                        </mrow>
                      </mrow>
                    </mrow>
                    <mo fence="true" stretchy="true">)</mo>
                  </mrow>
                </mrow>
                <mo stretchy="false">+</mo>
                <msup>
                  <mrow>
                    <mo fence="true" stretchy="false">(</mo>
                    <mrow>
                      <mrow>
                        <mo stretchy="false">−</mo>
                        <mn>1</mn>
                      </mrow>
                    </mrow>
                    <mo fence="true" stretchy="false">)</mo>
                  </mrow>
                  <mn>0</mn>
                </msup>
              </mrow>
            </mrow>
            <mrow>
              <mrow>
                <mo fence="true" stretchy="true">[</mo>
                <mrow>
                  <mrow>
                    <mrow>
                      <mi>a</mi>
                      <mo stretchy="false">∧</mo>
                      <mi mathvariant="normal">d</mi>
                    </mrow>
                    <mrow>
                      <mo fence="true" stretchy="true">(</mo>
                      <mrow>
                        <mrow>
                          <mrow>
                            <mi mathvariant="normal">d</mi>
                            <msup>
                              <mi>x</mi>
                              <mn>0</mn>
                            </msup>
                          </mrow>
                          <mo stretchy="false">∧</mo>
                          <mrow>
                            <mi mathvariant="normal">d</mi>
                            <msup>
                              <mi>x</mi>
                              <mn>1</mn>
                            </msup>
                          </mrow>
                        </mrow>
                      </mrow>
                      <mo fence="true" stretchy="true">)</mo>
                    </mrow>
                  </mrow>
                </mrow>
                <mo fence="true" stretchy="true">]</mo>
              </mrow>
              <mo stretchy="false">+</mo>
              <mo stretchy="false">⋯</mo>
            </mrow>
          </mrow>
        </mtd>
      </mtr>
      <mtr>
        <mtd columnalign="left">
          <mrow>
            <mphantom>
              <mrow>
                <mi mathvariant="normal">d</mi>
                <mi>α</mi>
              </mrow>
            </mphantom>
            <mo stretchy="false">=</mo>
            <mrow>
              <mrow>
                <mrow>
                  <mo fence="true" stretchy="true">[</mo>
                  <mrow>
                    <mrow>
                      <mfrac>
                        <mrow>
                          <mo stretchy="false">∂</mo>
                          <mi>a</mi>
                        </mrow>
                        <mrow>
                          <mo stretchy="false">∂</mo>
                          <msup>
                            <mi>x</mi>
                            <mn>0</mn>
                          </msup>
                        </mrow>
                      </mfrac>
                      <mrow>
                        <mrow>
                          <mi mathvariant="normal">d</mi>
                          <msup>
                            <mi>x</mi>
                            <mn>0</mn>
                          </msup>
                        </mrow>
                        <mo stretchy="false">+</mo>
                        <mfrac>
                          <mrow>
                            <mo stretchy="false">∂</mo>
                            <mi>a</mi>
                          </mrow>
                          <mrow>
                            <mo stretchy="false">∂</mo>
                            <msup>
                              <mi>x</mi>
                              <mn>1</mn>
                            </msup>
                          </mrow>
                        </mfrac>
                      </mrow>
                      <mrow>
                        <mrow>
                          <mi mathvariant="normal">d</mi>
                          <msup>
                            <mi>x</mi>
                            <mn>1</mn>
                          </msup>
                        </mrow>
                        <mo stretchy="false">+</mo>
                        <mfrac>
                          <mrow>
                            <mo stretchy="false">∂</mo>
                            <mi>a</mi>
                          </mrow>
                          <mrow>
                            <mo stretchy="false">∂</mo>
                            <msup>
                              <mi>x</mi>
                              <mn>2</mn>
                            </msup>
                          </mrow>
                        </mfrac>
                      </mrow>
                      <mrow>
                        <mrow>
                          <mi mathvariant="normal">d</mi>
                          <msup>
                            <mi>x</mi>
                            <mn>2</mn>
                          </msup>
                        </mrow>
                        <mo stretchy="false">+</mo>
                        <mfrac>
                          <mrow>
                            <mo stretchy="false">∂</mo>
                            <mi>a</mi>
                          </mrow>
                          <mrow>
                            <mo stretchy="false">∂</mo>
                            <msup>
                              <mi>x</mi>
                              <mn>3</mn>
                            </msup>
                          </mrow>
                        </mfrac>
                      </mrow>
                      <mrow>
                        <mi mathvariant="normal">d</mi>
                        <msup>
                          <mi>x</mi>
                          <mn>3</mn>
                        </msup>
                      </mrow>
                    </mrow>
                  </mrow>
                  <mo fence="true" stretchy="true">]</mo>
                </mrow>
                <mo stretchy="false">∧</mo>
                <mrow>
                  <mo fence="true" stretchy="true">(</mo>
                  <mrow>
                    <mrow>
                      <mrow>
                        <mi mathvariant="normal">d</mi>
                        <msup>
                          <mi>x</mi>
                          <mn>0</mn>
                        </msup>
                      </mrow>
                      <mo stretchy="false">∧</mo>
                      <mrow>
                        <mi mathvariant="normal">d</mi>
                        <msup>
                          <mi>x</mi>
                          <mn>1</mn>
                        </msup>
                      </mrow>
                    </mrow>
                  </mrow>
                  <mo fence="true" stretchy="true">)</mo>
                </mrow>
              </mrow>
              <mo stretchy="false">+</mo>
              <mo stretchy="false">⋯</mo>
            </mrow>
          </mrow>
        </mtd>
      </mtr>
    </mtable>
    <annotation encoding="StarMath 5.0">alignl nospace{{func d} %alpha} = {func d} left [ { a and left ( { nospace{{func d} x sup 0} and nospace{{func d} x sup 1}} right ) } right ] + {func d} left [ { b and left ( { nospace{{func d} x sup 2} and nospace{{func d} x sup 3}} right ) } right ] newline
alignl phantom{nospace{{func d} %alpha}} = nospace{{func d} a} and left ( { nospace{{func d} x sup 0} and nospace{{func d} x sup 1}} right ) + (-1)^0 left [ { a and {func d} left ( { nospace{{func d} x sup 0} and nospace{{func d} x sup 1}} right ) } right ] + dotsaxis newline
alignl phantom{nospace{{func d} %alpha}} = left [ { { {partial a} over {partial x sup 0} } nospace{{func d} x sup 0} + { {partial a} over {partial x sup 1} } nospace{{func d} x sup 1} + { {partial a} over {partial x sup 2} } nospace{{func d} x sup 2} + { {partial a} over {partial x sup 3} } nospace{{func d} x sup 3}} right ] and left ( { nospace{{func d} x sup 0} and nospace{{func d} x sup 1}} right ) + dotsaxis</annotation>
  </semantics>
</math>
</file>

<file path=Object 126/content.xml><?xml version="1.0" encoding="utf-8"?>
<math xmlns="http://www.w3.org/1998/Math/MathML" display="block">
  <semantics>
    <mrow>
      <mrow>
        <mrow>
          <mi mathvariant="normal">d</mi>
          <mi>α</mi>
        </mrow>
        <mo stretchy="false">=</mo>
        <mfrac>
          <mrow>
            <mo stretchy="false">∂</mo>
            <mi>a</mi>
          </mrow>
          <mrow>
            <mo stretchy="false">∂</mo>
            <msup>
              <mi>x</mi>
              <mn>2</mn>
            </msup>
          </mrow>
        </mfrac>
      </mrow>
      <mspace width="0.5em"/>
      <mrow>
        <mrow>
          <mrow>
            <mi mathvariant="normal">d</mi>
            <msup>
              <mi>x</mi>
              <mn>2</mn>
            </msup>
          </mrow>
          <mo stretchy="false">∧</mo>
          <mrow>
            <mi mathvariant="normal">d</mi>
            <msup>
              <mi>x</mi>
              <mn>0</mn>
            </msup>
          </mrow>
          <mo stretchy="false">∧</mo>
          <mrow>
            <mi mathvariant="normal">d</mi>
            <msup>
              <mi>x</mi>
              <mn>1</mn>
            </msup>
          </mrow>
        </mrow>
        <mo stretchy="false">+</mo>
        <mfrac>
          <mrow>
            <mo stretchy="false">∂</mo>
            <mi>a</mi>
          </mrow>
          <mrow>
            <mo stretchy="false">∂</mo>
            <msup>
              <mi>x</mi>
              <mn>3</mn>
            </msup>
          </mrow>
        </mfrac>
      </mrow>
      <mspace width="0.5em"/>
      <mrow>
        <mrow>
          <mrow>
            <mi mathvariant="normal">d</mi>
            <msup>
              <mi>x</mi>
              <mn>3</mn>
            </msup>
          </mrow>
          <mo stretchy="false">∧</mo>
          <mrow>
            <mi mathvariant="normal">d</mi>
            <msup>
              <mi>x</mi>
              <mn>0</mn>
            </msup>
          </mrow>
          <mo stretchy="false">∧</mo>
          <mrow>
            <mi mathvariant="normal">d</mi>
            <msup>
              <mi>x</mi>
              <mn>1</mn>
            </msup>
          </mrow>
        </mrow>
        <mo stretchy="false">+</mo>
        <mo stretchy="false">⋯</mo>
      </mrow>
    </mrow>
    <annotation encoding="StarMath 5.0">nospace{{func d} %alpha} = { {partial a} over {partial x sup 2} } ` nospace{{func d} x sup 2} and nospace{{func d} x sup 0} and nospace{{func d} x sup 1} + { {partial a} over {partial x sup 3} } ` nospace{{func d} x sup 3} and nospace{{func d} x sup 0} and nospace{{func d} x sup 1} + dotsaxis</annotation>
  </semantics>
</math>
</file>

<file path=Object 127/content.xml><?xml version="1.0" encoding="utf-8"?>
<math xmlns="http://www.w3.org/1998/Math/MathML" display="block">
  <semantics>
    <mrow>
      <mrow>
        <mrow>
          <mi mathvariant="normal">d</mi>
          <mi>α</mi>
        </mrow>
        <mo stretchy="false">=</mo>
        <mfrac>
          <mrow>
            <mo stretchy="false">∂</mo>
            <mi>a</mi>
          </mrow>
          <mrow>
            <mo stretchy="false">∂</mo>
            <msup>
              <mi>x</mi>
              <mn>2</mn>
            </msup>
          </mrow>
        </mfrac>
      </mrow>
      <mspace width="0.5em"/>
      <mrow>
        <mrow>
          <mrow>
            <mi mathvariant="normal">d</mi>
            <msup>
              <mi>x</mi>
              <mn>0</mn>
            </msup>
          </mrow>
          <mo stretchy="false">∧</mo>
          <mrow>
            <mi mathvariant="normal">d</mi>
            <msup>
              <mi>x</mi>
              <mn>1</mn>
            </msup>
          </mrow>
          <mo stretchy="false">∧</mo>
          <mrow>
            <mi mathvariant="normal">d</mi>
            <msup>
              <mi>x</mi>
              <mn>2</mn>
            </msup>
          </mrow>
        </mrow>
        <mo stretchy="false">+</mo>
        <mfrac>
          <mrow>
            <mo stretchy="false">∂</mo>
            <mi>a</mi>
          </mrow>
          <mrow>
            <mo stretchy="false">∂</mo>
            <msup>
              <mi>x</mi>
              <mn>3</mn>
            </msup>
          </mrow>
        </mfrac>
      </mrow>
      <mspace width="0.5em"/>
      <mrow>
        <mrow>
          <mrow>
            <mi mathvariant="normal">d</mi>
            <msup>
              <mi>x</mi>
              <mn>0</mn>
            </msup>
          </mrow>
          <mo stretchy="false">∧</mo>
          <mrow>
            <mi mathvariant="normal">d</mi>
            <msup>
              <mi>x</mi>
              <mn>1</mn>
            </msup>
          </mrow>
          <mo stretchy="false">∧</mo>
          <mrow>
            <mi mathvariant="normal">d</mi>
            <msup>
              <mi>x</mi>
              <mn>3</mn>
            </msup>
          </mrow>
        </mrow>
        <mo stretchy="false">+</mo>
        <mo stretchy="false">⋯</mo>
      </mrow>
    </mrow>
    <annotation encoding="StarMath 5.0">nospace{{func d} %alpha} = { {partial a} over {partial x sup 2} } ` nospace{{func d} x sup 0} and nospace{{func d} x sup 1} and nospace{{func d} x sup 2} + { {partial a} over {partial x sup 3} } ` nospace{{func d} x sup 0} and nospace{{func d} x sup 1} and nospace{{func d} x sup 3} + dotsaxis</annotation>
  </semantics>
</math>
</file>

<file path=Object 128/content.xml><?xml version="1.0" encoding="utf-8"?>
<math xmlns="http://www.w3.org/1998/Math/MathML" display="block">
  <semantics>
    <mi>α</mi>
    <annotation encoding="StarMath 5.0"> %alpha </annotation>
  </semantics>
</math>
</file>

<file path=Object 129/content.xml><?xml version="1.0" encoding="utf-8"?>
<math xmlns="http://www.w3.org/1998/Math/MathML" display="block">
  <semantics>
    <mi>α</mi>
    <annotation encoding="StarMath 5.0"> %alpha </annotation>
  </semantics>
</math>
</file>

<file path=Object 13/content.xml><?xml version="1.0" encoding="utf-8"?>
<math xmlns="http://www.w3.org/1998/Math/MathML">
  <semantics>
    <mrow>
      <mi>v</mi>
      <mo stretchy="false">∈</mo>
      <mi>V</mi>
    </mrow>
    <annotation encoding="StarMath 5.0">v in V</annotation>
  </semantics>
</math>
</file>

<file path=Object 130/content.xml><?xml version="1.0" encoding="utf-8"?>
<math xmlns="http://www.w3.org/1998/Math/MathML" display="block">
  <semantics>
    <mi>k</mi>
    <annotation encoding="StarMath 5.0"> k </annotation>
  </semantics>
</math>
</file>

<file path=Object 131/content.xml><?xml version="1.0" encoding="utf-8"?>
<math xmlns="http://www.w3.org/1998/Math/MathML" display="block">
  <semantics>
    <mrow>
      <mrow>
        <mi>ω</mi>
        <mo stretchy="false">=</mo>
        <msub>
          <mi>ω</mi>
          <mstyle color="blue">
            <mi>I</mi>
          </mstyle>
        </msub>
      </mrow>
      <mrow>
        <mi mathvariant="normal">d</mi>
        <msup>
          <mi>x</mi>
          <mstyle color="blue">
            <mi>I</mi>
          </mstyle>
        </msup>
      </mrow>
    </mrow>
    <annotation encoding="StarMath 5.0">%omega = %omega sub {color blue I} nospace{{func d} x sup {color blue I}}</annotation>
  </semantics>
</math>
</file>

<file path=Object 132/content.xml><?xml version="1.0" encoding="utf-8"?>
<math xmlns="http://www.w3.org/1998/Math/MathML" display="block">
  <semantics>
    <mrow>
      <mrow>
        <mi>λ</mi>
        <mo stretchy="false">=</mo>
        <msub>
          <mi>λ</mi>
          <mstyle color="blue">
            <mi>μ</mi>
          </mstyle>
        </msub>
      </mrow>
      <mrow>
        <mi mathvariant="normal">d</mi>
        <msup>
          <mi>x</mi>
          <mstyle color="blue">
            <mi>μ</mi>
          </mstyle>
        </msup>
      </mrow>
    </mrow>
    <annotation encoding="StarMath 5.0">%lambda = %lambda sub {color blue %mu} nospace{{func d} x sup {color blue %mu}}</annotation>
  </semantics>
</math>
</file>

<file path=Object 133/content.xml><?xml version="1.0" encoding="utf-8"?>
<math xmlns="http://www.w3.org/1998/Math/MathML" display="block">
  <semantics>
    <mrow>
      <mrow>
        <mrow>
          <mi>ω</mi>
          <mo stretchy="false">∧</mo>
          <mi>λ</mi>
        </mrow>
        <mo stretchy="false">=</mo>
        <msub>
          <mi>ω</mi>
          <mstyle color="blue">
            <mi>I</mi>
          </mstyle>
        </msub>
      </mrow>
      <msub>
        <mi>λ</mi>
        <mstyle color="blue">
          <mi>μ</mi>
        </mstyle>
      </msub>
      <mrow>
        <mrow>
          <mi mathvariant="normal">d</mi>
          <msup>
            <mi>x</mi>
            <mstyle color="blue">
              <mi>I</mi>
            </mstyle>
          </msup>
        </mrow>
        <mo stretchy="false">∧</mo>
        <mrow>
          <mi mathvariant="normal">d</mi>
          <msup>
            <mi>x</mi>
            <mstyle color="blue">
              <mi>μ</mi>
            </mstyle>
          </msup>
        </mrow>
      </mrow>
    </mrow>
    <annotation encoding="StarMath 5.0">%omega and %lambda = %omega sub {color blue I} %lambda sub {color blue %mu} nospace{{func d} x sup {color blue I}} and nospace{{func d} x sup {color blue %mu}}</annotation>
  </semantics>
</math>
</file>

<file path=Object 134/content.xml><?xml version="1.0" encoding="utf-8"?>
<math xmlns="http://www.w3.org/1998/Math/MathML" display="block">
  <semantics>
    <mi>ω</mi>
    <annotation encoding="StarMath 5.0"> %omega </annotation>
  </semantics>
</math>
</file>

<file path=Object 135/content.xml><?xml version="1.0" encoding="utf-8"?>
<math xmlns="http://www.w3.org/1998/Math/MathML" display="block">
  <semantics>
    <mi>ω</mi>
    <annotation encoding="StarMath 5.0"> %omega </annotation>
  </semantics>
</math>
</file>

<file path=Object 136/content.xml><?xml version="1.0" encoding="utf-8"?>
<math xmlns="http://www.w3.org/1998/Math/MathML">
  <semantics>
    <mrow>
      <mi mathvariant="normal">d</mi>
      <mrow>
        <mi>ω</mi>
        <mo stretchy="false">=</mo>
        <mn>0</mn>
      </mrow>
    </mrow>
    <annotation encoding="StarMath 5.0">nospace{{func d} %omega = 0}</annotation>
  </semantics>
</math>
</file>

<file path=Object 137/content.xml><?xml version="1.0" encoding="utf-8"?>
<math xmlns="http://www.w3.org/1998/Math/MathML" display="block">
  <semantics>
    <mi>ω</mi>
    <annotation encoding="StarMath 5.0"> %omega </annotation>
  </semantics>
</math>
</file>

<file path=Object 138/content.xml><?xml version="1.0" encoding="utf-8"?>
<math xmlns="http://www.w3.org/1998/Math/MathML" display="block">
  <semantics>
    <mrow>
      <mi>γ</mi>
      <mo stretchy="false">=</mo>
      <mrow>
        <mi mathvariant="normal">d</mi>
        <mi>ω</mi>
      </mrow>
    </mrow>
    <annotation encoding="StarMath 5.0">%gamma  = nospace{{func d} %omega}</annotation>
  </semantics>
</math>
</file>

<file path=Object 139/content.xml><?xml version="1.0" encoding="utf-8"?>
<math xmlns="http://www.w3.org/1998/Math/MathML" display="block">
  <semantics>
    <mi>γ</mi>
    <annotation encoding="StarMath 5.0"> %gamma </annotation>
  </semantics>
</math>
</file>

<file path=Object 14/content.xml><?xml version="1.0" encoding="utf-8"?>
<math xmlns="http://www.w3.org/1998/Math/MathML">
  <semantics>
    <mrow>
      <mrow>
        <mi>v</mi>
        <mo stretchy="false">=</mo>
        <msup>
          <mi>v</mi>
          <mstyle color="blue">
            <mi>μ</mi>
          </mstyle>
        </msup>
      </mrow>
      <msub>
        <mo stretchy="false">∂</mo>
        <mstyle color="blue">
          <mi>μ</mi>
        </mstyle>
      </msub>
    </mrow>
    <annotation encoding="StarMath 5.0">v = v sup {color blue %mu} partial sub {color blue %mu}</annotation>
  </semantics>
</math>
</file>

<file path=Object 140/content.xml><?xml version="1.0" encoding="utf-8"?>
<math xmlns="http://www.w3.org/1998/Math/MathML" display="block">
  <semantics>
    <mi>k</mi>
    <annotation encoding="StarMath 5.0"> k </annotation>
  </semantics>
</math>
</file>

<file path=Object 141/content.xml><?xml version="1.0" encoding="utf-8"?>
<math xmlns="http://www.w3.org/1998/Math/MathML" display="block">
  <semantics>
    <mi>ω</mi>
    <annotation encoding="StarMath 5.0"> %omega </annotation>
  </semantics>
</math>
</file>

<file path=Object 142/content.xml><?xml version="1.0" encoding="utf-8"?>
<math xmlns="http://www.w3.org/1998/Math/MathML" display="block">
  <semantics>
    <mrow>
      <mi>k</mi>
      <mo stretchy="false">−</mo>
      <mn>1</mn>
    </mrow>
    <annotation encoding="StarMath 5.0">k - 1 </annotation>
  </semantics>
</math>
</file>

<file path=Object 143/content.xml><?xml version="1.0" encoding="utf-8"?>
<math xmlns="http://www.w3.org/1998/Math/MathML" display="block">
  <semantics>
    <mi>γ</mi>
    <annotation encoding="StarMath 5.0">%gamma</annotation>
  </semantics>
</math>
</file>

<file path=Object 144/content.xml><?xml version="1.0" encoding="utf-8"?>
<math xmlns="http://www.w3.org/1998/Math/MathML" display="block">
  <semantics>
    <mi>k</mi>
    <annotation encoding="StarMath 5.0"> k </annotation>
  </semantics>
</math>
</file>

<file path=Object 145/content.xml><?xml version="1.0" encoding="utf-8"?>
<math xmlns="http://www.w3.org/1998/Math/MathML" display="block">
  <semantics>
    <mi>ω</mi>
    <annotation encoding="StarMath 5.0"> %omega </annotation>
  </semantics>
</math>
</file>

<file path=Object 146/content.xml><?xml version="1.0" encoding="utf-8"?>
<math xmlns="http://www.w3.org/1998/Math/MathML">
  <semantics>
    <mrow>
      <mi>γ</mi>
      <mo stretchy="false">=</mo>
      <mrow>
        <mi mathvariant="normal">d</mi>
        <mi>ω</mi>
      </mrow>
    </mrow>
    <annotation encoding="StarMath 5.0">%gamma = nospace{{func d} %omega}</annotation>
  </semantics>
</math>
</file>

<file path=Object 147/content.xml><?xml version="1.0" encoding="utf-8"?>
<math xmlns="http://www.w3.org/1998/Math/MathML" display="block">
  <semantics>
    <mrow>
      <mrow>
        <mi mathvariant="normal">d</mi>
        <mi>γ</mi>
      </mrow>
      <mo stretchy="false">=</mo>
      <mn>0</mn>
    </mrow>
    <annotation encoding="StarMath 5.0">nospace{{func d} %gamma} = 0</annotation>
  </semantics>
</math>
</file>

<file path=Object 148/content.xml><?xml version="1.0" encoding="utf-8"?>
<math xmlns="http://www.w3.org/1998/Math/MathML" display="block">
  <semantics>
    <mi>γ</mi>
    <annotation encoding="StarMath 5.0"> %gamma </annotation>
  </semantics>
</math>
</file>

<file path=Object 149/content.xml><?xml version="1.0" encoding="utf-8"?>
<math xmlns="http://www.w3.org/1998/Math/MathML" display="block">
  <semantics>
    <mi>γ</mi>
    <annotation encoding="StarMath 5.0"> %gamma </annotation>
  </semantics>
</math>
</file>

<file path=Object 15/content.xml><?xml version="1.0" encoding="utf-8"?>
<math xmlns="http://www.w3.org/1998/Math/MathML">
  <semantics>
    <mrow>
      <mi>ω</mi>
      <mo stretchy="false">∈</mo>
      <msup>
        <mi>V</mi>
        <mrow>
          <mrow/>
          <mo stretchy="false">∗</mo>
          <mrow/>
        </mrow>
      </msup>
    </mrow>
    <annotation encoding="StarMath 5.0"> %omega in V sup {{}*{}}</annotation>
  </semantics>
</math>
</file>

<file path=Object 150/content.xml><?xml version="1.0" encoding="utf-8"?>
<math xmlns="http://www.w3.org/1998/Math/MathML" display="block">
  <semantics>
    <mi>γ</mi>
    <annotation encoding="StarMath 5.0"> %gamma </annotation>
  </semantics>
</math>
</file>

<file path=Object 151/content.xml><?xml version="1.0" encoding="utf-8"?>
<math xmlns="http://www.w3.org/1998/Math/MathML" display="block">
  <semantics>
    <mi>γ</mi>
    <annotation encoding="StarMath 5.0"> %gamma </annotation>
  </semantics>
</math>
</file>

<file path=Object 152/content.xml><?xml version="1.0" encoding="utf-8"?>
<math xmlns="http://www.w3.org/1998/Math/MathML" display="block">
  <semantics>
    <mrow>
      <mi>k</mi>
      <mo stretchy="false">−</mo>
      <mn>1</mn>
    </mrow>
    <annotation encoding="StarMath 5.0"> k - 1</annotation>
  </semantics>
</math>
</file>

<file path=Object 16/content.xml><?xml version="1.0" encoding="utf-8"?>
<math xmlns="http://www.w3.org/1998/Math/MathML">
  <semantics>
    <mrow>
      <mrow>
        <mi>ω</mi>
        <mo stretchy="false">=</mo>
        <msub>
          <mi>ω</mi>
          <mstyle color="blue">
            <mi>ν</mi>
          </mstyle>
        </msub>
      </mrow>
      <mrow>
        <mi mathvariant="normal">d</mi>
        <msup>
          <mi>x</mi>
          <mstyle color="blue">
            <mi>ν</mi>
          </mstyle>
        </msup>
      </mrow>
    </mrow>
    <annotation encoding="StarMath 5.0">%omega = %omega sub {color blue %nu} nospace{{func d} x sup {color blue %nu}}</annotation>
  </semantics>
</math>
</file>

<file path=Object 17/content.xml><?xml version="1.0" encoding="utf-8"?>
<math xmlns="http://www.w3.org/1998/Math/MathML" display="block">
  <semantics>
    <mi>V</mi>
    <annotation encoding="StarMath 5.0">V</annotation>
  </semantics>
</math>
</file>

<file path=Object 18/content.xml><?xml version="1.0" encoding="utf-8"?>
<math xmlns="http://www.w3.org/1998/Math/MathML">
  <semantics>
    <msup>
      <mi>V</mi>
      <mrow>
        <mrow/>
        <mo stretchy="false">∗</mo>
        <mrow/>
      </mrow>
    </msup>
    <annotation encoding="StarMath 5.0">V sup {{}*{}}</annotation>
  </semantics>
</math>
</file>

<file path=Object 19/content.xml><?xml version="1.0" encoding="utf-8"?>
<math xmlns="http://www.w3.org/1998/Math/MathML">
  <semantics>
    <mrow>
      <mo fence="true" stretchy="false">(</mo>
      <mrow>
        <mrow>
          <mn>0</mn>
          <mi>,</mi>
          <mn>2</mn>
        </mrow>
      </mrow>
      <mo fence="true" stretchy="false">)</mo>
    </mrow>
    <annotation encoding="StarMath 5.0">( 0 , 2 )</annotation>
  </semantics>
</math>
</file>

<file path=Object 2/content.xml><?xml version="1.0" encoding="utf-8"?>
<math xmlns="http://www.w3.org/1998/Math/MathML">
  <semantics>
    <msub>
      <mo stretchy="false">∂</mo>
      <mstyle color="red">
        <mi>μ</mi>
      </mstyle>
    </msub>
    <annotation encoding="StarMath 5.0">partial sub {color red %mu}</annotation>
  </semantics>
</math>
</file>

<file path=Object 20/content.xml><?xml version="1.0" encoding="utf-8"?>
<math xmlns="http://www.w3.org/1998/Math/MathML">
  <semantics>
    <mrow>
      <mi mathvariant="normal">g</mi>
      <mrow>
        <mrow>
          <mo fence="true" stretchy="false">(</mo>
          <mrow>
            <mrow>
              <mi>v</mi>
              <mi>,</mi>
              <mi>w</mi>
            </mrow>
          </mrow>
          <mo fence="true" stretchy="false">)</mo>
        </mrow>
        <mo stretchy="false">∈</mo>
        <mi mathvariant="normal">ℝ</mi>
      </mrow>
    </mrow>
    <annotation encoding="StarMath 5.0">{func g} ( v , w ) in setR</annotation>
  </semantics>
</math>
</file>

<file path=Object 21/content.xml><?xml version="1.0" encoding="utf-8"?>
<math xmlns="http://www.w3.org/1998/Math/MathML" display="block">
  <semantics>
    <mrow>
      <mrow>
        <mi>ω</mi>
        <mo stretchy="false">=</mo>
        <msub>
          <mi>ω</mi>
          <mstyle color="blue">
            <mi>μ</mi>
          </mstyle>
        </msub>
      </mrow>
      <mrow>
        <mi mathvariant="normal">d</mi>
        <msup>
          <mi>x</mi>
          <mstyle color="blue">
            <mi>μ</mi>
          </mstyle>
        </msup>
      </mrow>
    </mrow>
    <annotation encoding="StarMath 5.0">%omega = %omega sub {color blue %mu} nospace{{func d} x sup {color blue %mu}}</annotation>
  </semantics>
</math>
</file>

<file path=Object 22/content.xml><?xml version="1.0" encoding="utf-8"?>
<math xmlns="http://www.w3.org/1998/Math/MathML" display="block">
  <semantics>
    <mrow>
      <mrow>
        <mo fence="true" stretchy="true">⟨</mo>
        <mrow>
          <mrow>
            <mi mathvariant="normal">d</mi>
            <msup>
              <mi>x</mi>
              <mstyle color="red">
                <mi>μ</mi>
              </mstyle>
            </msup>
            <mi>,</mi>
            <msub>
              <mo stretchy="false">∂</mo>
              <mstyle color="red">
                <mi>ν</mi>
              </mstyle>
            </msub>
          </mrow>
        </mrow>
        <mo fence="true" stretchy="true">⟩</mo>
      </mrow>
      <mo stretchy="false">=</mo>
      <msubsup>
        <mi>δ</mi>
        <mstyle color="red">
          <mi>ν</mi>
        </mstyle>
        <mstyle color="red">
          <mi>μ</mi>
        </mstyle>
      </msubsup>
    </mrow>
    <annotation encoding="StarMath 5.0">left langle { {func d} x sup {color red %mu} , partial sub {color red %nu} } right rangle = %delta sub {color red %nu} sup {color red %mu}</annotation>
  </semantics>
</math>
</file>

<file path=Object 23/content.xml><?xml version="1.0" encoding="utf-8"?>
<math xmlns="http://www.w3.org/1998/Math/MathML" display="block">
  <semantics>
    <mrow>
      <mrow>
        <mi>α</mi>
        <mo stretchy="false">=</mo>
        <mrow>
          <munder>
            <mo stretchy="false">∑</mo>
            <mi>I</mi>
          </munder>
          <msub>
            <mi>α</mi>
            <mstyle color="blue">
              <mi>I</mi>
            </mstyle>
          </msub>
        </mrow>
      </mrow>
      <mi mathvariant="normal">d</mi>
      <msup>
        <mi>x</mi>
        <mstyle color="blue">
          <mi>I</mi>
        </mstyle>
      </msup>
    </mrow>
    <annotation encoding="StarMath 5.0">%alpha = sum from I %alpha sub {color blue I} {func d} x sup {color blue I}</annotation>
  </semantics>
</math>
</file>

<file path=Object 24/content.xml><?xml version="1.0" encoding="utf-8"?>
<math xmlns="http://www.w3.org/1998/Math/MathML" display="block">
  <semantics>
    <mi>k</mi>
    <annotation encoding="StarMath 5.0"> k </annotation>
  </semantics>
</math>
</file>

<file path=Object 25/content.xml><?xml version="1.0" encoding="utf-8"?>
<math xmlns="http://www.w3.org/1998/Math/MathML" display="block">
  <semantics>
    <mi>k</mi>
    <annotation encoding="StarMath 5.0"> k </annotation>
  </semantics>
</math>
</file>

<file path=Object 26/content.xml><?xml version="1.0" encoding="utf-8"?>
<math xmlns="http://www.w3.org/1998/Math/MathML" display="block">
  <semantics>
    <mi>k</mi>
    <annotation encoding="StarMath 5.0"> k </annotation>
  </semantics>
</math>
</file>

<file path=Object 27/content.xml><?xml version="1.0" encoding="utf-8"?>
<math xmlns="http://www.w3.org/1998/Math/MathML" display="block">
  <semantics>
    <mrow>
      <mi>a</mi>
      <mo stretchy="false">∧</mo>
      <mi>b</mi>
      <mo stretchy="false">∧</mo>
      <mi>c</mi>
      <mo stretchy="false">∧</mo>
      <mi>d</mi>
    </mrow>
    <annotation encoding="StarMath 5.0">a and b and c and d</annotation>
  </semantics>
</math>
</file>

<file path=Object 28/content.xml><?xml version="1.0" encoding="utf-8"?>
<math xmlns="http://www.w3.org/1998/Math/MathML" display="block">
  <semantics>
    <mi>k</mi>
    <annotation encoding="StarMath 5.0"> k </annotation>
  </semantics>
</math>
</file>

<file path=Object 29/content.xml><?xml version="1.0" encoding="utf-8"?>
<math xmlns="http://www.w3.org/1998/Math/MathML" display="block">
  <semantics>
    <mi>I</mi>
    <annotation encoding="StarMath 5.0"> I </annotation>
  </semantics>
</math>
</file>

<file path=Object 3/content.xml><?xml version="1.0" encoding="utf-8"?>
<math xmlns="http://www.w3.org/1998/Math/MathML">
  <semantics>
    <mrow>
      <msup>
        <mi>x</mi>
        <mn>0</mn>
      </msup>
      <mi>,</mi>
      <msup>
        <mi>x</mi>
        <mn>1</mn>
      </msup>
    </mrow>
    <annotation encoding="StarMath 5.0"> x sup 0 , x sup 1 </annotation>
  </semantics>
</math>
</file>

<file path=Object 30/content.xml><?xml version="1.0" encoding="utf-8"?>
<math xmlns="http://www.w3.org/1998/Math/MathML" display="block">
  <semantics>
    <mi>I</mi>
    <annotation encoding="StarMath 5.0"> I</annotation>
  </semantics>
</math>
</file>

<file path=Object 31/content.xml><?xml version="1.0" encoding="utf-8"?>
<math xmlns="http://www.w3.org/1998/Math/MathML" display="block">
  <semantics>
    <mi>k</mi>
    <annotation encoding="StarMath 5.0"> k </annotation>
  </semantics>
</math>
</file>

<file path=Object 32/content.xml><?xml version="1.0" encoding="utf-8"?>
<math xmlns="http://www.w3.org/1998/Math/MathML" display="block">
  <semantics>
    <mi>I</mi>
    <annotation encoding="StarMath 5.0"> I </annotation>
  </semantics>
</math>
</file>

<file path=Object 33/content.xml><?xml version="1.0" encoding="utf-8"?>
<math xmlns="http://www.w3.org/1998/Math/MathML" display="block">
  <semantics>
    <mrow>
      <mi>N</mi>
      <mo stretchy="false">−</mo>
      <mn>1</mn>
    </mrow>
    <annotation encoding="StarMath 5.0">N-1</annotation>
  </semantics>
</math>
</file>

<file path=Object 34/content.xml><?xml version="1.0" encoding="utf-8"?>
<math xmlns="http://www.w3.org/1998/Math/MathML" display="block">
  <semantics>
    <mrow>
      <mi>N</mi>
      <mo stretchy="false">−</mo>
      <mn>1</mn>
    </mrow>
    <annotation encoding="StarMath 5.0">N-1</annotation>
  </semantics>
</math>
</file>

<file path=Object 35/content.xml><?xml version="1.0" encoding="utf-8"?>
<math xmlns="http://www.w3.org/1998/Math/MathML" display="block">
  <semantics>
    <mi>k</mi>
    <annotation encoding="StarMath 5.0"> k </annotation>
  </semantics>
</math>
</file>

<file path=Object 36/content.xml><?xml version="1.0" encoding="utf-8"?>
<math xmlns="http://www.w3.org/1998/Math/MathML" display="block">
  <semantics>
    <mn>0</mn>
    <annotation encoding="StarMath 5.0">0</annotation>
  </semantics>
</math>
</file>

<file path=Object 37/content.xml><?xml version="1.0" encoding="utf-8"?>
<math xmlns="http://www.w3.org/1998/Math/MathML" display="block">
  <semantics>
    <mn>0</mn>
    <annotation encoding="StarMath 5.0">0</annotation>
  </semantics>
</math>
</file>

<file path=Object 38/content.xml><?xml version="1.0" encoding="utf-8"?>
<math xmlns="http://www.w3.org/1998/Math/MathML" display="block">
  <semantics>
    <mrow>
      <mi>N</mi>
      <mo stretchy="false">−</mo>
      <mn>1</mn>
    </mrow>
    <annotation encoding="StarMath 5.0">N-1</annotation>
  </semantics>
</math>
</file>

<file path=Object 39/content.xml><?xml version="1.0" encoding="utf-8"?>
<math xmlns="http://www.w3.org/1998/Math/MathML" display="block">
  <semantics>
    <mi>k</mi>
    <annotation encoding="StarMath 5.0"> k </annotation>
  </semantics>
</math>
</file>

<file path=Object 4/content.xml><?xml version="1.0" encoding="utf-8"?>
<math xmlns="http://www.w3.org/1998/Math/MathML">
  <semantics>
    <msup>
      <mi>x</mi>
      <mrow>
        <mi>N</mi>
        <mo stretchy="false">−</mo>
        <mn>1</mn>
      </mrow>
    </msup>
    <annotation encoding="StarMath 5.0">x sup {N-1}</annotation>
  </semantics>
</math>
</file>

<file path=Object 40/content.xml><?xml version="1.0" encoding="utf-8"?>
<math xmlns="http://www.w3.org/1998/Math/MathML" display="block">
  <semantics>
    <mi>k</mi>
    <annotation encoding="StarMath 5.0"> k </annotation>
  </semantics>
</math>
</file>

<file path=Object 41/content.xml><?xml version="1.0" encoding="utf-8"?>
<math xmlns="http://www.w3.org/1998/Math/MathML">
  <semantics>
    <mrow>
      <msub>
        <mi>i</mi>
        <mn>1</mn>
      </msub>
      <mi>,</mi>
      <msub>
        <mi>i</mi>
        <mn>2</mn>
      </msub>
      <mi>,</mi>
      <msub>
        <mi>i</mi>
        <mn>3</mn>
      </msub>
      <mi>,</mi>
      <mo stretchy="false">…</mo>
      <mi>,</mi>
      <msub>
        <mi>i</mi>
        <mi>k</mi>
      </msub>
    </mrow>
    <annotation encoding="StarMath 5.0">i_1 , i_2 , i_3 , dotslow , i_k</annotation>
  </semantics>
</math>
</file>

<file path=Object 42/content.xml><?xml version="1.0" encoding="utf-8"?>
<math xmlns="http://www.w3.org/1998/Math/MathML" display="block">
  <semantics>
    <mi>k</mi>
    <annotation encoding="StarMath 5.0"> k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i>I</mi>
    <annotation encoding="StarMath 5.0"> I</annotation>
  </semantics>
</math>
</file>

<file path=Object 45/content.xml><?xml version="1.0" encoding="utf-8"?>
<math xmlns="http://www.w3.org/1998/Math/MathML" display="block">
  <semantics>
    <mi>I</mi>
    <annotation encoding="StarMath 5.0"> I </annotation>
  </semantics>
</math>
</file>

<file path=Object 46/content.xml><?xml version="1.0" encoding="utf-8"?>
<math xmlns="http://www.w3.org/1998/Math/MathML" display="block">
  <semantics>
    <mi>k</mi>
    <annotation encoding="StarMath 5.0"> k </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semantics>
    <mrow>
      <mrow>
        <mi mathvariant="normal">d</mi>
        <msup>
          <mi>x</mi>
          <mn>0</mn>
        </msup>
      </mrow>
      <mo stretchy="false">∧</mo>
      <mrow>
        <mi mathvariant="normal">d</mi>
        <msup>
          <mi>x</mi>
          <mn>1</mn>
        </msup>
      </mrow>
      <mo stretchy="false">∧</mo>
      <mrow>
        <mi mathvariant="normal">d</mi>
        <msup>
          <mi>x</mi>
          <mn>2</mn>
        </msup>
      </mrow>
      <mo stretchy="false">∧</mo>
      <mrow>
        <mi mathvariant="normal">d</mi>
        <msup>
          <mi>x</mi>
          <mn>3</mn>
        </msup>
      </mrow>
    </mrow>
    <annotation encoding="StarMath 5.0">nospace{{func d} x sup 0} and nospace{{func d} x sup 1} and nospace{{func d} x sup 2} and nospace{{func d} x sup 3}</annotation>
  </semantics>
</math>
</file>

<file path=Object 49/content.xml><?xml version="1.0" encoding="utf-8"?>
<math xmlns="http://www.w3.org/1998/Math/MathML">
  <semantics>
    <mrow>
      <mrow>
        <mi mathvariant="normal">d</mi>
        <msup>
          <mi>x</mi>
          <mn>0</mn>
        </msup>
      </mrow>
      <mo stretchy="false">∧</mo>
      <mrow>
        <mi mathvariant="normal">d</mi>
        <msup>
          <mi>x</mi>
          <mn>2</mn>
        </msup>
      </mrow>
      <mo stretchy="false">∧</mo>
      <mrow>
        <mi mathvariant="normal">d</mi>
        <msup>
          <mi>x</mi>
          <mn>3</mn>
        </msup>
      </mrow>
      <mo stretchy="false">∧</mo>
      <mrow>
        <mi mathvariant="normal">d</mi>
        <msup>
          <mi>x</mi>
          <mn>4</mn>
        </msup>
      </mrow>
    </mrow>
    <annotation encoding="StarMath 5.0">nospace{{func d} x sup 0} and nospace{{func d} x sup 2} and nospace{{func d} x sup 3} and nospace{{func d} x sup 4}</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n>0</mn>
      <mi>,</mi>
      <mn>2</mn>
      <mi>,</mi>
      <mn>3</mn>
      <mi>,</mi>
      <mn>4</mn>
    </mrow>
    <annotation encoding="StarMath 5.0">0 , 2 , 3 , 4</annotation>
  </semantics>
</math>
</file>

<file path=Object 51/content.xml><?xml version="1.0" encoding="utf-8"?>
<math xmlns="http://www.w3.org/1998/Math/MathML" display="block">
  <semantics>
    <mi mathvariant="normal">d</mi>
    <annotation encoding="StarMath 5.0">{func d}</annotation>
  </semantics>
</math>
</file>

<file path=Object 52/content.xml><?xml version="1.0" encoding="utf-8"?>
<math xmlns="http://www.w3.org/1998/Math/MathML" display="block">
  <semantics>
    <mi mathvariant="normal">d</mi>
    <annotation encoding="StarMath 5.0">{func d}</annotation>
  </semantics>
</math>
</file>

<file path=Object 53/content.xml><?xml version="1.0" encoding="utf-8"?>
<math xmlns="http://www.w3.org/1998/Math/MathML" display="block">
  <semantics>
    <mi>k</mi>
    <annotation encoding="StarMath 5.0"> k </annotation>
  </semantics>
</math>
</file>

<file path=Object 54/content.xml><?xml version="1.0" encoding="utf-8"?>
<math xmlns="http://www.w3.org/1998/Math/MathML" display="block">
  <semantics>
    <mrow>
      <mi mathvariant="normal">d</mi>
      <mrow>
        <mi mathvariant="normal">f</mi>
        <mo stretchy="false">=</mo>
        <msub>
          <mo stretchy="false">∂</mo>
          <mi>η</mi>
        </msub>
      </mrow>
      <mi mathvariant="normal">f</mi>
      <mrow>
        <mi mathvariant="normal">d</mi>
        <msup>
          <mi>x</mi>
          <mi>η</mi>
        </msup>
      </mrow>
    </mrow>
    <annotation encoding="StarMath 5.0">{func d} {func f} = partial sub %eta {func f} nospace{{func d} x sup %eta}</annotation>
  </semantics>
</math>
</file>

<file path=Object 55/content.xml><?xml version="1.0" encoding="utf-8"?>
<math xmlns="http://www.w3.org/1998/Math/MathML">
  <semantics>
    <msup>
      <mi>x</mi>
      <mstyle color="red">
        <mi>μ</mi>
      </mstyle>
    </msup>
    <annotation encoding="StarMath 5.0">x sup {color red %mu}</annotation>
  </semantics>
</math>
</file>

<file path=Object 56/content.xml><?xml version="1.0" encoding="utf-8"?>
<math xmlns="http://www.w3.org/1998/Math/MathML" display="block">
  <semantics>
    <mi>x</mi>
    <annotation encoding="StarMath 5.0"> x</annotation>
  </semantics>
</math>
</file>

<file path=Object 57/content.xml><?xml version="1.0" encoding="utf-8"?>
<math xmlns="http://www.w3.org/1998/Math/MathML" display="block">
  <semantics>
    <mi>x</mi>
    <annotation encoding="StarMath 5.0"> x </annotation>
  </semantics>
</math>
</file>

<file path=Object 58/content.xml><?xml version="1.0" encoding="utf-8"?>
<math xmlns="http://www.w3.org/1998/Math/MathML">
  <semantics>
    <mrow>
      <mi mathvariant="normal">f</mi>
      <mrow>
        <mo fence="true" stretchy="false">(</mo>
        <mrow>
          <mrow>
            <msup>
              <mi>x</mi>
              <mn>0</mn>
            </msup>
            <mi>,</mi>
            <msup>
              <mi>x</mi>
              <mn>1</mn>
            </msup>
            <mi>,</mi>
            <mo stretchy="false">…</mo>
            <mi>,</mi>
            <msup>
              <mi>x</mi>
              <mrow>
                <mi>N</mi>
                <mo stretchy="false">−</mo>
                <mn>1</mn>
              </mrow>
            </msup>
          </mrow>
        </mrow>
        <mo fence="true" stretchy="false">)</mo>
      </mrow>
    </mrow>
    <annotation encoding="StarMath 5.0">{func f} ( x sup 0 , x sup 1 , dotslow , x sup {N-1} )</annotation>
  </semantics>
</math>
</file>

<file path=Object 59/content.xml><?xml version="1.0" encoding="utf-8"?>
<math xmlns="http://www.w3.org/1998/Math/MathML">
  <semantics>
    <mrow>
      <mi mathvariant="normal">f</mi>
      <mrow>
        <mo fence="true" stretchy="false">(</mo>
        <mrow>
          <msup>
            <mi>x</mi>
            <mi>μ</mi>
          </msup>
        </mrow>
        <mo fence="true" stretchy="false">)</mo>
      </mrow>
    </mrow>
    <annotation encoding="StarMath 5.0">{func f} ( x sup %mu )</annotation>
  </semantics>
</math>
</file>

<file path=Object 6/content.xml><?xml version="1.0" encoding="utf-8"?>
<math xmlns="http://www.w3.org/1998/Math/MathML" display="block">
  <semantics>
    <mi>N</mi>
    <annotation encoding="StarMath 5.0">N</annotation>
  </semantics>
</math>
</file>

<file path=Object 60/content.xml><?xml version="1.0" encoding="utf-8"?>
<math xmlns="http://www.w3.org/1998/Math/MathML">
  <semantics>
    <mi mathvariant="normal">f</mi>
    <annotation encoding="StarMath 5.0">{func f}</annotation>
  </semantics>
</math>
</file>

<file path=Object 61/content.xml><?xml version="1.0" encoding="utf-8"?>
<math xmlns="http://www.w3.org/1998/Math/MathML" display="block">
  <semantics>
    <mi>μ</mi>
    <annotation encoding="StarMath 5.0">%mu</annotation>
  </semantics>
</math>
</file>

<file path=Object 62/content.xml><?xml version="1.0" encoding="utf-8"?>
<math xmlns="http://www.w3.org/1998/Math/MathML">
  <semantics>
    <mrow>
      <mi mathvariant="normal">f</mi>
      <mrow>
        <mo fence="true" stretchy="false">(</mo>
        <mrow>
          <mi>x</mi>
        </mrow>
        <mo fence="true" stretchy="false">)</mo>
      </mrow>
    </mrow>
    <annotation encoding="StarMath 5.0">{func f} (x)</annotation>
  </semantics>
</math>
</file>

<file path=Object 63/content.xml><?xml version="1.0" encoding="utf-8"?>
<math xmlns="http://www.w3.org/1998/Math/MathML" display="block">
  <semantics>
    <mi mathvariant="normal">f</mi>
    <annotation encoding="StarMath 5.0">{func f}</annotation>
  </semantics>
</math>
</file>

<file path=Object 64/content.xml><?xml version="1.0" encoding="utf-8"?>
<math xmlns="http://www.w3.org/1998/Math/MathML">
  <semantics>
    <mrow>
      <mi mathvariant="normal">f</mi>
      <mrow>
        <mo fence="true" stretchy="false">(</mo>
        <mrow>
          <mi>x</mi>
        </mrow>
        <mo fence="true" stretchy="false">)</mo>
      </mrow>
    </mrow>
    <annotation encoding="StarMath 5.0">{func f} ( x )</annotation>
  </semantics>
</math>
</file>

<file path=Object 65/content.xml><?xml version="1.0" encoding="utf-8"?>
<math xmlns="http://www.w3.org/1998/Math/MathML" display="block">
  <semantics>
    <mrow>
      <mi mathvariant="normal">d</mi>
      <mrow>
        <mi mathvariant="normal">f</mi>
        <mo stretchy="false">=</mo>
        <mfrac>
          <mrow>
            <mo stretchy="false">∂</mo>
            <mi mathvariant="normal">f</mi>
          </mrow>
          <mrow>
            <mo stretchy="false">∂</mo>
            <msup>
              <mi>x</mi>
              <mn>0</mn>
            </msup>
          </mrow>
        </mfrac>
      </mrow>
      <mspace width="0.5em"/>
      <mrow>
        <mrow>
          <mi mathvariant="normal">d</mi>
          <msup>
            <mi>x</mi>
            <mn>0</mn>
          </msup>
        </mrow>
        <mo stretchy="false">+</mo>
        <mfrac>
          <mrow>
            <mo stretchy="false">∂</mo>
            <mi mathvariant="normal">f</mi>
          </mrow>
          <mrow>
            <mo stretchy="false">∂</mo>
            <msup>
              <mi>x</mi>
              <mn>1</mn>
            </msup>
          </mrow>
        </mfrac>
      </mrow>
      <mspace width="0.5em"/>
      <mrow>
        <mrow>
          <mi mathvariant="normal">d</mi>
          <msup>
            <mi>x</mi>
            <mn>1</mn>
          </msup>
        </mrow>
        <mo stretchy="false">+</mo>
        <mo stretchy="false">…</mo>
        <mo stretchy="false">+</mo>
        <mfrac>
          <mrow>
            <mo stretchy="false">∂</mo>
            <mi mathvariant="normal">f</mi>
          </mrow>
          <mrow>
            <mo stretchy="false">∂</mo>
            <msup>
              <mi>x</mi>
              <mrow>
                <mi>N</mi>
                <mo stretchy="false">−</mo>
                <mn>1</mn>
              </mrow>
            </msup>
          </mrow>
        </mfrac>
      </mrow>
      <mspace width="0.5em"/>
      <mrow>
        <mi mathvariant="normal">d</mi>
        <msup>
          <mi>x</mi>
          <mrow>
            <mi>N</mi>
            <mo stretchy="false">−</mo>
            <mn>1</mn>
          </mrow>
        </msup>
      </mrow>
    </mrow>
    <annotation encoding="StarMath 5.0">{func d} {func f} = { {partial {func f}} over {partial x sup 0} } ` nospace{{func d} x sup 0} + { {partial {func f}} over {partial x sup 1} } ` nospace{{func d} x sup 1} + dotslow + { {partial {func f}} over {partial x sup {N-1}} } ` nospace{{func d} x sup {N-1}}</annotation>
  </semantics>
</math>
</file>

<file path=Object 66/content.xml><?xml version="1.0" encoding="utf-8"?>
<math xmlns="http://www.w3.org/1998/Math/MathML" display="block">
  <semantics>
    <mi mathvariant="normal">f</mi>
    <annotation encoding="StarMath 5.0">{func f} </annotation>
  </semantics>
</math>
</file>

<file path=Object 67/content.xml><?xml version="1.0" encoding="utf-8"?>
<math xmlns="http://www.w3.org/1998/Math/MathML" display="block">
  <semantics>
    <mi mathvariant="normal">f</mi>
    <annotation encoding="StarMath 5.0">{func f} </annotation>
  </semantics>
</math>
</file>

<file path=Object 68/content.xml><?xml version="1.0" encoding="utf-8"?>
<math xmlns="http://www.w3.org/1998/Math/MathML">
  <semantics>
    <mrow>
      <msub>
        <mi>α</mi>
        <mstyle color="blue">
          <mi>μ</mi>
        </mstyle>
      </msub>
      <mrow>
        <mi mathvariant="normal">d</mi>
        <msup>
          <mi>x</mi>
          <mstyle color="blue">
            <mi>μ</mi>
          </mstyle>
        </msup>
      </mrow>
    </mrow>
    <annotation encoding="StarMath 5.0">%alpha sub {color blue %mu} nospace{{func d} x sup {color blue %mu}}</annotation>
  </semantics>
</math>
</file>

<file path=Object 69/content.xml><?xml version="1.0" encoding="utf-8"?>
<math xmlns="http://www.w3.org/1998/Math/MathML">
  <semantics>
    <mrow>
      <msub>
        <mi>α</mi>
        <mstyle color="blue">
          <mi>μ</mi>
        </mstyle>
      </msub>
      <mrow>
        <mi mathvariant="normal">d</mi>
        <msup>
          <mi>x</mi>
          <mstyle color="blue">
            <mi>μ</mi>
          </mstyle>
        </msup>
      </mrow>
    </mrow>
    <annotation encoding="StarMath 5.0">%alpha sub {color blue %mu} nospace{{func d} x sup {color blue %mu}}</annotation>
  </semantics>
</math>
</file>

<file path=Object 7/content.xml><?xml version="1.0" encoding="utf-8"?>
<math xmlns="http://www.w3.org/1998/Math/MathML" display="block">
  <semantics>
    <mi>N</mi>
    <annotation encoding="StarMath 5.0">N</annotation>
  </semantics>
</math>
</file>

<file path=Object 70/content.xml><?xml version="1.0" encoding="utf-8"?>
<math xmlns="http://www.w3.org/1998/Math/MathML" display="block">
  <semantics>
    <mi>α</mi>
    <annotation encoding="StarMath 5.0">%alpha</annotation>
  </semantics>
</math>
</file>

<file path=Object 71/content.xml><?xml version="1.0" encoding="utf-8"?>
<math xmlns="http://www.w3.org/1998/Math/MathML" display="block">
  <semantics>
    <mi mathvariant="normal">f</mi>
    <annotation encoding="StarMath 5.0">{func f} </annotation>
  </semantics>
</math>
</file>

<file path=Object 72/content.xml><?xml version="1.0" encoding="utf-8"?>
<math xmlns="http://www.w3.org/1998/Math/MathML" display="block">
  <semantics>
    <mrow>
      <mi mathvariant="normal">d</mi>
      <mrow>
        <mi>ω</mi>
        <mo stretchy="false">=</mo>
        <msub>
          <mo stretchy="false">∂</mo>
          <mstyle color="blue">
            <mi>η</mi>
          </mstyle>
        </msub>
      </mrow>
      <msub>
        <mi>ω</mi>
        <mstyle color="blue">
          <mi>μ</mi>
        </mstyle>
      </msub>
      <mrow>
        <mo fence="true" stretchy="true">(</mo>
        <mrow>
          <mrow>
            <mi mathvariant="normal">d</mi>
            <mrow>
              <msup>
                <mi>x</mi>
                <mstyle color="blue">
                  <mi>η</mi>
                </mstyle>
              </msup>
              <mo stretchy="false">∧</mo>
              <mi mathvariant="normal">d</mi>
            </mrow>
            <msup>
              <mi>x</mi>
              <mstyle color="blue">
                <mi>μ</mi>
              </mstyle>
            </msup>
          </mrow>
        </mrow>
        <mo fence="true" stretchy="true">)</mo>
      </mrow>
    </mrow>
    <annotation encoding="StarMath 5.0">{func d} %omega = partial sub {color blue %eta} %omega sub {color blue %mu} left ( { {func d} x sup {color blue %eta} and {func d} x sup {color blue %mu} } right )</annotation>
  </semantics>
</math>
</file>

<file path=Object 73/content.xml><?xml version="1.0" encoding="utf-8"?>
<math xmlns="http://www.w3.org/1998/Math/MathML">
  <semantics>
    <mrow>
      <mi mathvariant="normal">d</mi>
      <mi mathvariant="normal">f</mi>
    </mrow>
    <annotation encoding="StarMath 5.0">{func d} {func f}</annotation>
  </semantics>
</math>
</file>

<file path=Object 74/content.xml><?xml version="1.0" encoding="utf-8"?>
<math xmlns="http://www.w3.org/1998/Math/MathML" display="block">
  <semantics>
    <mi mathvariant="normal">f</mi>
    <annotation encoding="StarMath 5.0">{func f}</annotation>
  </semantics>
</math>
</file>

<file path=Object 75/content.xml><?xml version="1.0" encoding="utf-8"?>
<math xmlns="http://www.w3.org/1998/Math/MathML">
  <semantics>
    <mi mathvariant="normal">f</mi>
    <annotation encoding="StarMath 5.0">{func f}</annotation>
  </semantics>
</math>
</file>

<file path=Object 76/content.xml><?xml version="1.0" encoding="utf-8"?>
<math xmlns="http://www.w3.org/1998/Math/MathML" display="block">
  <semantics>
    <mi mathvariant="normal">ℝ</mi>
    <annotation encoding="StarMath 5.0">setR</annotation>
  </semantics>
</math>
</file>

<file path=Object 77/content.xml><?xml version="1.0" encoding="utf-8"?>
<math xmlns="http://www.w3.org/1998/Math/MathML" display="block">
  <semantics>
    <mi>k</mi>
    <annotation encoding="StarMath 5.0"> k</annotation>
  </semantics>
</math>
</file>

<file path=Object 78/content.xml><?xml version="1.0" encoding="utf-8"?>
<math xmlns="http://www.w3.org/1998/Math/MathML" display="block">
  <semantics>
    <mrow>
      <mo fence="true" stretchy="false">(</mo>
      <mrow>
        <mrow>
          <mi>k</mi>
          <mo stretchy="false">+</mo>
          <mn>1</mn>
        </mrow>
      </mrow>
      <mo fence="true" stretchy="false">)</mo>
    </mrow>
    <annotation encoding="StarMath 5.0"> (k + 1)</annotation>
  </semantics>
</math>
</file>

<file path=Object 79/content.xml><?xml version="1.0" encoding="utf-8"?>
<math xmlns="http://www.w3.org/1998/Math/MathML" display="block">
  <semantics>
    <mrow>
      <mi mathvariant="normal">d</mi>
      <mi mathvariant="normal">f</mi>
    </mrow>
    <annotation encoding="StarMath 5.0">{func d} {func f}</annotation>
  </semantics>
</math>
</file>

<file path=Object 8/content.xml><?xml version="1.0" encoding="utf-8"?>
<math xmlns="http://www.w3.org/1998/Math/MathML" display="block">
  <semantics>
    <mi mathvariant="normal">ℝ</mi>
    <annotation encoding="StarMath 5.0">setR</annotation>
  </semantics>
</math>
</file>

<file path=Object 80/content.xml><?xml version="1.0" encoding="utf-8"?>
<math xmlns="http://www.w3.org/1998/Math/MathML" display="block">
  <semantics>
    <mi mathvariant="normal">f</mi>
    <annotation encoding="StarMath 5.0">{func f}</annotation>
  </semantics>
</math>
</file>

<file path=Object 81/content.xml><?xml version="1.0" encoding="utf-8"?>
<math xmlns="http://www.w3.org/1998/Math/MathML" display="block">
  <semantics>
    <mi mathvariant="normal">f</mi>
    <annotation encoding="StarMath 5.0">{func f}</annotation>
  </semantics>
</math>
</file>

<file path=Object 82/content.xml><?xml version="1.0" encoding="utf-8"?>
<math xmlns="http://www.w3.org/1998/Math/MathML" display="block">
  <semantics>
    <mrow>
      <mi mathvariant="normal">d</mi>
      <mrow>
        <mrow>
          <mo fence="true" stretchy="false">(</mo>
          <mrow>
            <mrow>
              <mi mathvariant="normal">d</mi>
              <mi mathvariant="normal">f</mi>
            </mrow>
          </mrow>
          <mo fence="true" stretchy="false">)</mo>
        </mrow>
        <mo stretchy="false">=</mo>
        <mn>0</mn>
      </mrow>
    </mrow>
    <annotation encoding="StarMath 5.0">{func d} ( {func d} {func f} ) = 0</annotation>
  </semantics>
</math>
</file>

<file path=Object 83/content.xml><?xml version="1.0" encoding="utf-8"?>
<math xmlns="http://www.w3.org/1998/Math/MathML" display="block">
  <semantics>
    <mi mathvariant="normal">f</mi>
    <annotation encoding="StarMath 5.0">{func f}</annotation>
  </semantics>
</math>
</file>

<file path=Object 84/content.xml><?xml version="1.0" encoding="utf-8"?>
<math xmlns="http://www.w3.org/1998/Math/MathML" display="block">
  <semantics>
    <mrow>
      <mi mathvariant="normal">d</mi>
      <mrow>
        <mrow>
          <mo fence="true" stretchy="false">(</mo>
          <mrow>
            <mrow>
              <mi>α</mi>
              <mo stretchy="false">∧</mo>
              <mi>β</mi>
            </mrow>
          </mrow>
          <mo fence="true" stretchy="false">)</mo>
        </mrow>
        <mo stretchy="false">=</mo>
        <mrow>
          <mrow>
            <mrow>
              <mi mathvariant="normal">d</mi>
              <mi>α</mi>
            </mrow>
            <mo stretchy="false">∧</mo>
            <mi>β</mi>
          </mrow>
          <mo stretchy="false">+</mo>
          <msup>
            <mrow>
              <mo fence="true" stretchy="false">(</mo>
              <mrow>
                <mrow>
                  <mo stretchy="false">−</mo>
                  <mn>1</mn>
                </mrow>
              </mrow>
              <mo fence="true" stretchy="false">)</mo>
            </mrow>
            <mi>p</mi>
          </msup>
        </mrow>
      </mrow>
      <mrow>
        <mo fence="true" stretchy="false">(</mo>
        <mrow>
          <mrow>
            <mi>α</mi>
            <mo stretchy="false">∧</mo>
            <mrow>
              <mi mathvariant="normal">d</mi>
              <mi>β</mi>
            </mrow>
          </mrow>
        </mrow>
        <mo fence="true" stretchy="false">)</mo>
      </mrow>
    </mrow>
    <annotation encoding="StarMath 5.0">{func d} ( %alpha and %beta ) = nospace{{func d} %alpha} and %beta + (-1) sup p ( %alpha and nospace{{func d} %beta} )</annotation>
  </semantics>
</math>
</file>

<file path=Object 85/content.xml><?xml version="1.0" encoding="utf-8"?>
<math xmlns="http://www.w3.org/1998/Math/MathML" display="block">
  <semantics>
    <mi>α</mi>
    <annotation encoding="StarMath 5.0">%alpha</annotation>
  </semantics>
</math>
</file>

<file path=Object 86/content.xml><?xml version="1.0" encoding="utf-8"?>
<math xmlns="http://www.w3.org/1998/Math/MathML" display="block">
  <semantics>
    <mi>p</mi>
    <annotation encoding="StarMath 5.0"> p</annotation>
  </semantics>
</math>
</file>

<file path=Object 87/content.xml><?xml version="1.0" encoding="utf-8"?>
<math xmlns="http://www.w3.org/1998/Math/MathML" display="block">
  <semantics>
    <mi mathvariant="normal">d</mi>
    <annotation encoding="StarMath 5.0">{func d}</annotation>
  </semantics>
</math>
</file>

<file path=Object 88/content.xml><?xml version="1.0" encoding="utf-8"?>
<math xmlns="http://www.w3.org/1998/Math/MathML" display="block">
  <semantics>
    <mn>1</mn>
    <annotation encoding="StarMath 5.0"> 1 </annotation>
  </semantics>
</math>
</file>

<file path=Object 89/content.xml><?xml version="1.0" encoding="utf-8"?>
<math xmlns="http://www.w3.org/1998/Math/MathML" display="block">
  <semantics>
    <mn>0</mn>
    <annotation encoding="StarMath 5.0"> 0</annotation>
  </semantics>
</math>
</file>

<file path=Object 9/content.xml><?xml version="1.0" encoding="utf-8"?>
<math xmlns="http://www.w3.org/1998/Math/MathML">
  <semantics>
    <mrow>
      <mo fence="true" stretchy="false">(</mo>
      <mrow>
        <mrow>
          <mi>v</mi>
          <mi>,</mi>
          <mi>w</mi>
        </mrow>
      </mrow>
      <mo fence="true" stretchy="false">)</mo>
    </mrow>
    <annotation encoding="StarMath 5.0">( v , w )</annotation>
  </semantics>
</math>
</file>

<file path=Object 90/content.xml><?xml version="1.0" encoding="utf-8"?>
<math xmlns="http://www.w3.org/1998/Math/MathML" display="block">
  <semantics>
    <mn>0</mn>
    <annotation encoding="StarMath 5.0"> 0</annotation>
  </semantics>
</math>
</file>

<file path=Object 91/content.xml><?xml version="1.0" encoding="utf-8"?>
<math xmlns="http://www.w3.org/1998/Math/MathML">
  <semantics>
    <mrow>
      <msub>
        <mi>ω</mi>
        <mstyle color="blue">
          <mi>μ</mi>
        </mstyle>
      </msub>
      <mrow>
        <mi mathvariant="normal">d</mi>
        <msup>
          <mi>x</mi>
          <mstyle color="blue">
            <mi>μ</mi>
          </mstyle>
        </msup>
      </mrow>
    </mrow>
    <annotation encoding="StarMath 5.0">%omega sub {color blue %mu} nospace{{func d} x sup {color blue %mu}}</annotation>
  </semantics>
</math>
</file>

<file path=Object 92/content.xml><?xml version="1.0" encoding="utf-8"?>
<math xmlns="http://www.w3.org/1998/Math/MathML">
  <semantics>
    <mrow>
      <msub>
        <mi>ω</mi>
        <mstyle color="blue">
          <mi>μ</mi>
        </mstyle>
      </msub>
      <mrow>
        <mrow>
          <mo fence="true" stretchy="false">(</mo>
          <mrow>
            <mi>x</mi>
          </mrow>
          <mo fence="true" stretchy="false">)</mo>
        </mrow>
        <mo stretchy="false">∧</mo>
        <mrow>
          <mi mathvariant="normal">d</mi>
          <msup>
            <mi>x</mi>
            <mstyle color="blue">
              <mi>μ</mi>
            </mstyle>
          </msup>
        </mrow>
      </mrow>
    </mrow>
    <annotation encoding="StarMath 5.0">%omega sub {color blue %mu} (x) and nospace{{func d} x sup {color blue %mu}}</annotation>
  </semantics>
</math>
</file>

<file path=Object 93/content.xml><?xml version="1.0" encoding="utf-8"?>
<math xmlns="http://www.w3.org/1998/Math/MathML" display="block">
  <semantics>
    <mi>x</mi>
    <annotation encoding="StarMath 5.0"> x </annotation>
  </semantics>
</math>
</file>

<file path=Object 94/content.xml><?xml version="1.0" encoding="utf-8"?>
<math xmlns="http://www.w3.org/1998/Math/MathML">
  <semantics>
    <mrow>
      <msub>
        <mi>ω</mi>
        <mstyle color="blue">
          <mi>μ</mi>
        </mstyle>
      </msub>
      <mrow>
        <mrow>
          <mo fence="true" stretchy="false">(</mo>
          <mrow>
            <mi>x</mi>
          </mrow>
          <mo fence="true" stretchy="false">)</mo>
        </mrow>
        <mo stretchy="false">∧</mo>
        <mrow>
          <mi mathvariant="normal">d</mi>
          <msup>
            <mi>x</mi>
            <mstyle color="blue">
              <mi>μ</mi>
            </mstyle>
          </msup>
        </mrow>
      </mrow>
    </mrow>
    <annotation encoding="StarMath 5.0">%omega sub {color blue %mu} (x) and nospace{{func d} x sup {color blue %mu}}</annotation>
  </semantics>
</math>
</file>

<file path=Object 95/content.xml><?xml version="1.0" encoding="utf-8"?>
<math xmlns="http://www.w3.org/1998/Math/MathML">
  <semantics>
    <mrow>
      <mrow>
        <mi>α</mi>
        <mo stretchy="false">=</mo>
        <msub>
          <mi>ω</mi>
          <mstyle color="red">
            <mi>μ</mi>
          </mstyle>
        </msub>
      </mrow>
      <mrow>
        <mo fence="true" stretchy="false">(</mo>
        <mrow>
          <mi>x</mi>
        </mrow>
        <mo fence="true" stretchy="false">)</mo>
      </mrow>
    </mrow>
    <annotation encoding="StarMath 5.0">%alpha = %omega sub {color red %mu} (x)</annotation>
  </semantics>
</math>
</file>

<file path=Object 96/content.xml><?xml version="1.0" encoding="utf-8"?>
<math xmlns="http://www.w3.org/1998/Math/MathML" display="block">
  <semantics>
    <mrow>
      <mi>β</mi>
      <mo stretchy="false">=</mo>
      <mrow>
        <mi mathvariant="normal">d</mi>
        <msup>
          <mi>x</mi>
          <mstyle color="red">
            <mi>μ</mi>
          </mstyle>
        </msup>
      </mrow>
    </mrow>
    <annotation encoding="StarMath 5.0">%beta = nospace{{func d} x sup {color red %mu}}</annotation>
  </semantics>
</math>
</file>

<file path=Object 97/content.xml><?xml version="1.0" encoding="utf-8"?>
<math xmlns="http://www.w3.org/1998/Math/MathML" display="block">
  <semantics>
    <mi>β</mi>
    <annotation encoding="StarMath 5.0"> %beta</annotation>
  </semantics>
</math>
</file>

<file path=Object 98/content.xml><?xml version="1.0" encoding="utf-8"?>
<math xmlns="http://www.w3.org/1998/Math/MathML" display="block">
  <semantics>
    <mi>α</mi>
    <annotation encoding="StarMath 5.0"> %alpha </annotation>
  </semantics>
</math>
</file>

<file path=Object 99/content.xml><?xml version="1.0" encoding="utf-8"?>
<math xmlns="http://www.w3.org/1998/Math/MathML" display="block">
  <semantics>
    <mi>α</mi>
    <annotation encoding="StarMath 5.0">%alpha</annotation>
  </semantics>
</math>
</file>